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5cm"/>
    </style:style>
    <style:style style:name="co2" style:family="table-column">
      <style:table-column-properties fo:break-before="auto" style:column-width="4.325cm"/>
    </style:style>
    <style:style style:name="co3" style:family="table-column">
      <style:table-column-properties fo:break-before="auto" style:column-width="3.06cm"/>
    </style:style>
    <style:style style:name="co4" style:family="table-column">
      <style:table-column-properties fo:break-before="auto" style:column-width="4.61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 M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deded" style:text-align-source="fix" style:repeat-content="false" fo:border="0.002cm solid #333333"/>
      <style:paragraph-properties fo:text-align="end"/>
      <style:text-properties style:use-window-font-color="true" style:text-outline="false" style:text-line-through-style="none" style:font-name="Arial1" fo:font-size="7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cccccc" style:text-align-source="fix" style:repeat-content="false" fo:border-left="0.002cm solid #cccccc" fo:border-right="0.002cm solid #cccccc" fo:border-top="0.002cm solid #333333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cccccc"/>
      <style:paragraph-properties fo:text-align="end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cccccc"/>
      <style:text-properties style:use-window-font-color="true" style:text-outline="false" style:text-line-through-style="none" fo:font-size="7pt" fo:language="es" fo:country="E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deded" style:text-align-source="fix" style:repeat-content="false" fo:border="0.002cm solid #333333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fo:font-size="7pt" fo:language="es" fo:country="ES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weight-asian="normal" style:font-size-complex="6.80000019073486pt" style:language-complex="en" style:country-complex="US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cccccc"/>
      <style:paragraph-properties fo:text-align="end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1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2cm solid #cccccc" style:text-align-source="fix" style:repeat-content="false" fo:border-left="0.002cm solid #cccccc" fo:border-right="0.002cm solid #cccccc" fo:border-top="0.002cm solid #333333"/>
      <style:paragraph-properties fo:text-align="center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F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1" fo:font-size="7pt" fo:language="es" fo:country="E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2cm solid #cccccc"/>
      <style:paragraph-properties fo:text-align="center"/>
      <style:text-properties style:use-window-font-color="true" style:text-outline="false" style:text-line-through-style="none" style:font-name="Arial M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cccccc"/>
      <style:text-properties style:use-window-font-color="true" style:text-outline="false" style:text-line-through-style="none" style:font-name="Arial M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cccccc"/>
      <style:text-properties style:use-window-font-color="true" style:text-outline="false" style:text-line-through-style="none" fo:font-size="7pt" fo:language="es" fo:country="E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F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style:font-name="Arial MT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deded" fo:border="0.002cm solid #333333"/>
      <style:text-properties style:use-window-font-color="true" style:text-outline="false" style:text-line-through-style="none" style:font-name="Arial1" fo:font-size="7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02cm solid #cccccc" fo:border-left="0.002cm solid #cccccc" fo:border-right="0.002cm solid #cccccc" fo:border-top="0.002cm solid #333333"/>
      <style:text-properties style:use-window-font-color="true" style:text-outline="false" style:text-line-through-style="none" style:font-name="Arial MT" fo:font-size="7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7pt" fo:language="es" fo:country="ES" fo:font-weight="bold" style:font-name-asian="Arial MT1" style:language-asian="en" style:country-asian="US" style:font-weight-asian="bold" style:font-name-complex="Arial MT1" style:font-weight-complex="bold" style:text-scale="85%"/>
    </style:style>
    <style:style style:name="T2" style:family="text">
      <style:text-properties style:font-name="Arial1" fo:font-size="7pt" fo:language="es" fo:country="ES" fo:font-weight="bold" style:font-name-asian="Arial MT1" style:language-asian="en" style:country-asian="US" style:font-weight-asian="bold" style:font-name-complex="Arial MT1" style:font-weight-complex="bold"/>
    </style:style>
    <style:style style:name="T3" style:family="text">
      <style:text-properties style:font-name="Arial1" fo:font-size="7pt" fo:letter-spacing="-0.004cm" fo:language="es" fo:country="ES" fo:font-weight="bold" style:font-name-asian="Arial MT1" style:language-asian="en" style:country-asian="US" style:font-weight-asian="bold" style:font-name-complex="Arial MT1" style:font-weight-complex="bold" style:text-scale="95%"/>
    </style:style>
    <style:style style:name="T4" style:family="text">
      <style:text-properties style:font-name="Arial1" fo:font-size="7pt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5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6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90%"/>
    </style:style>
    <style:style style:name="T7" style:family="text">
      <style:text-properties style:font-name="Arial1" fo:font-size="7pt" fo:letter-spacing="0.002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8" style:family="text">
      <style:text-properties style:font-name="Arial1" fo:font-size="7pt" fo:letter-spacing="0.007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9" style:family="text">
      <style:text-properties style:font-name="Arial MT" fo:font-size="7pt" fo:language="es" fo:country="ES" style:font-name-asian="Arial MT1" style:language-asian="en" style:country-asian="US" style:font-name-complex="Arial MT1" style:text-scale="85%"/>
    </style:style>
    <style:style style:name="T10" style:family="text">
      <style:text-properties style:font-name="Arial MT" fo:font-size="7pt" fo:letter-spacing="0.007cm" fo:language="es" fo:country="ES" style:font-name-asian="Arial MT1" style:language-asian="en" style:country-asian="US" style:font-name-complex="Arial MT1"/>
    </style:style>
    <style:style style:name="T11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12" style:family="text">
      <style:text-properties style:font-name="Arial1" fo:font-size="7pt" fo:letter-spacing="0.019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3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14" style:family="text">
      <style:text-properties style:font-name="Arial1" fo:font-size="7pt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5" style:family="text">
      <style:text-properties style:font-name="Arial MT" fo:font-size="7pt" fo:letter-spacing="normal" fo:language="es" fo:country="ES" style:font-name-asian="Arial MT1" style:language-asian="en" style:country-asian="US" style:font-name-complex="Arial MT1"/>
    </style:style>
    <style:style style:name="T16" style:family="text">
      <style:text-properties style:font-name="Arial MT" fo:font-size="7pt" fo:language="es" fo:country="ES" style:font-name-asian="Arial MT1" style:language-asian="en" style:country-asian="US" style:font-name-complex="Arial MT1"/>
    </style:style>
    <style:style style:name="T17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 style:text-scale="85%"/>
    </style:style>
    <style:style style:name="T18" style:family="text">
      <style:text-properties style:font-name="Arial1" fo:font-size="7pt" fo:letter-spacing="-0.004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19" style:family="text">
      <style:text-properties style:font-name="Arial1" fo:font-size="7pt" fo:letter-spacing="0.012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0" style:family="text">
      <style:text-properties style:font-name="Arial1" fo:font-size="7pt" fo:letter-spacing="0.004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1" style:family="text">
      <style:text-properties style:font-name="Arial MT" fo:font-size="7pt" fo:letter-spacing="0.004cm" fo:language="es" fo:country="ES" style:font-name-asian="Arial MT1" style:language-asian="en" style:country-asian="US" style:font-name-complex="Arial MT1"/>
    </style:style>
    <style:style style:name="T22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 style:text-scale="85%"/>
    </style:style>
    <style:style style:name="T23" style:family="text">
      <style:text-properties style:text-position="59% 100%" style:font-name="Arial1" fo:font-size="4pt" fo:letter-spacing="-0.004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24" style:family="text">
      <style:text-properties style:font-name="Arial1" fo:font-size="7pt" fo:letter-spacing="0.00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5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26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27" style:family="text">
      <style:text-properties style:font-name="Arial1" fo:font-size="7pt" fo:letter-spacing="0.016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28" style:family="text">
      <style:text-properties style:font-name="Arial MT" fo:font-size="7pt" fo:letter-spacing="0.005cm" fo:language="es" fo:country="ES" style:font-name-asian="Arial MT1" style:language-asian="en" style:country-asian="US" style:font-name-complex="Arial MT1"/>
    </style:style>
    <style:style style:name="T29" style:family="text">
      <style:text-properties style:font-name="Arial1" fo:font-size="7pt" fo:letter-spacing="0.026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0" style:family="text">
      <style:text-properties style:font-name="Arial1" fo:font-size="7pt" fo:letter-spacing="0.018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1" style:family="text">
      <style:text-properties style:font-name="Arial1" fo:font-size="7pt" fo:letter-spacing="0.009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2" style:family="text">
      <style:text-properties style:font-name="Arial1" fo:font-size="7pt" fo:letter-spacing="-0.00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3" style:family="text">
      <style:text-properties style:font-name="Arial1" fo:font-size="7pt" fo:letter-spacing="0.011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4" style:family="text">
      <style:text-properties style:font-name="Arial1" fo:font-size="7pt" fo:letter-spacing="-0.009cm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35" style:family="text">
      <style:text-properties style:font-name="Arial1" fo:font-size="7pt" fo:letter-spacing="0.014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36" style:family="text">
      <style:text-properties style:font-name="Arial MT" fo:font-size="7pt" fo:letter-spacing="-0.005cm" fo:language="es" fo:country="ES" style:font-name-asian="Arial MT1" style:language-asian="en" style:country-asian="US" style:font-name-complex="Arial MT1" style:text-scale="95%"/>
    </style:style>
    <style:style style:name="T37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 style:text-scale="95%"/>
    </style:style>
    <style:style style:name="T38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/>
    </style:style>
    <style:style style:name="T39" style:family="text">
      <style:text-properties style:font-name="Arial MT" fo:font-size="7pt" fo:letter-spacing="-0.005cm" fo:language="es" fo:country="ES" style:font-name-asian="Arial MT1" style:language-asian="en" style:country-asian="US" style:font-name-complex="Arial MT1"/>
    </style:style>
    <style:style style:name="T40" style:family="text">
      <style:text-properties style:font-name="Arial1" fo:font-size="7pt" fo:letter-spacing="0.025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41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42" style:family="text">
      <style:text-properties style:font-name="Arial MT" fo:font-size="7pt" fo:letter-spacing="0.002cm" fo:language="es" fo:country="ES" style:font-name-asian="Arial MT1" style:language-asian="en" style:country-asian="US" style:font-name-complex="Arial MT1"/>
    </style:style>
    <style:style style:name="T43" style:family="text">
      <style:text-properties style:font-name="Arial MT" fo:font-size="7pt" fo:letter-spacing="-0.009cm" fo:language="es" fo:country="ES" style:font-name-asian="Arial MT1" style:language-asian="en" style:country-asian="US" style:font-name-complex="Arial MT1" style:text-scale="85%"/>
    </style:style>
    <style:style style:name="T44" style:family="text">
      <style:text-properties style:text-position="59% 100%" fo:font-size="4.5pt" fo:language="en" fo:country="US" style:font-size-asian="12pt" style:font-size-complex="6.80000019073486pt"/>
    </style:style>
    <style:style style:name="T45" style:family="text">
      <style:text-properties style:text-position="59% 100%" fo:font-size="4.5pt" fo:letter-spacing="0.071cm" fo:language="en" fo:country="US" style:font-size-asian="12pt" style:font-size-complex="6.80000019073486pt"/>
    </style:style>
    <style:style style:name="T46" style:family="text">
      <style:text-properties fo:font-size="8pt" fo:language="en" fo:country="US" style:font-size-asian="12pt" style:font-size-complex="6.80000019073486pt"/>
    </style:style>
    <style:style style:name="T47" style:family="text">
      <style:text-properties fo:font-size="8pt" fo:letter-spacing="0.035cm" fo:language="en" fo:country="US" style:font-size-asian="12pt" style:font-size-complex="6.80000019073486pt"/>
    </style:style>
    <style:style style:name="T48" style:family="text">
      <style:text-properties fo:font-size="8pt" fo:letter-spacing="-0.009cm" fo:language="en" fo:country="US" style:font-size-asian="12pt" style:font-size-complex="6.80000019073486pt"/>
    </style:style>
    <style:style style:name="T49" style:family="text">
      <style:text-properties fo:font-size="8pt" fo:letter-spacing="-0.004cm" fo:language="en" fo:country="US" style:font-size-asian="12pt" style:font-size-complex="6.80000019073486pt"/>
    </style:style>
    <style:style style:name="T50" style:family="text">
      <style:text-properties fo:font-size="8pt" fo:letter-spacing="-0.005cm" fo:language="en" fo:country="US" style:font-size-asian="12pt" style:font-size-complex="6.80000019073486pt"/>
    </style:style>
    <style:style style:name="T51" style:family="text">
      <style:text-properties style:font-name="Arial1" fo:font-size="8pt" fo:language="en" fo:country="US" fo:font-style="italic" style:font-size-asian="12pt" style:font-style-asian="italic" style:font-size-complex="6.80000019073486pt" style:font-style-complex="italic"/>
    </style:style>
    <style:style style:name="T52" style:family="text">
      <style:text-properties style:font-name="Arial1" fo:font-size="8pt" fo:letter-spacing="-0.004cm" fo:language="en" fo:country="US" fo:font-style="italic" style:font-size-asian="12pt" style:font-style-asian="italic" style:font-size-complex="6.80000019073486pt" style:font-style-complex="italic"/>
    </style:style>
    <style:style style:name="T53" style:family="text">
      <style:text-properties style:text-position="59% 100%" style:font-name="Arial MT" fo:font-size="4pt" fo:letter-spacing="-0.004cm" fo:language="es" fo:country="ES" style:font-name-asian="Arial MT1" style:language-asian="en" style:country-asian="US" style:font-name-complex="Arial MT1" style:text-scale="95%"/>
    </style:style>
    <style:style style:name="T54" style:family="text">
      <style:text-properties style:font-name="Arial MT" fo:font-size="7pt" fo:letter-spacing="0.009cm" fo:language="es" fo:country="ES" style:font-name-asian="Arial MT1" style:language-asian="en" style:country-asian="US" style:font-name-complex="Arial MT1"/>
    </style:style>
    <style:style style:name="T55" style:family="text">
      <style:text-properties style:font-name="Arial1" fo:font-size="7pt" fo:letter-spacing="0.021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56" style:family="text">
      <style:text-properties style:font-name="Arial MT" fo:font-size="7pt" fo:letter-spacing="0.011cm" fo:language="es" fo:country="ES" style:font-name-asian="Arial MT1" style:language-asian="en" style:country-asian="US" style:font-name-complex="Arial MT1"/>
    </style:style>
    <style:style style:name="T57" style:family="text">
      <style:text-properties style:font-name="Arial MT" fo:font-size="7pt" fo:letter-spacing="0.012cm" fo:language="es" fo:country="ES" style:font-name-asian="Arial MT1" style:language-asian="en" style:country-asian="US" style:font-name-complex="Arial MT1"/>
    </style:style>
    <style:style style:name="T58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 style:text-scale="95%"/>
    </style:style>
    <style:style style:name="T59" style:family="text">
      <style:text-properties style:font-name="Arial1" fo:font-size="7pt" fo:letter-spacing="normal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60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 style:text-scale="85%"/>
    </style:style>
    <style:style style:name="T61" style:family="text">
      <style:text-properties style:font-name="Arial1" fo:font-size="7pt" fo:letter-spacing="-0.007cm" fo:language="es" fo:country="ES" fo:font-style="italic" style:font-name-asian="Arial MT1" style:language-asian="en" style:country-asian="US" style:font-style-asian="italic" style:font-name-complex="Arial MT1" style:font-style-complex="italic" style:text-scale="90%"/>
    </style:style>
    <style:style style:name="T62" style:family="text">
      <style:text-properties style:font-name="Arial1" fo:font-size="7pt" fo:letter-spacing="-0.009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63" style:family="text">
      <style:text-properties style:font-name="Arial1" fo:font-size="7pt" fo:letter-spacing="0.023cm" fo:language="es" fo:country="ES" fo:font-style="italic" style:font-name-asian="Arial MT1" style:language-asian="en" style:country-asian="US" style:font-style-asian="italic" style:font-name-complex="Arial MT1" style:font-style-complex="italic"/>
    </style:style>
    <style:style style:name="T64" style:family="text">
      <style:text-properties style:font-name="Arial1" fo:font-size="7pt" fo:letter-spacing="-0.005cm" fo:language="es" fo:country="ES" fo:font-style="italic" style:font-name-asian="Arial MT1" style:language-asian="en" style:country-asian="US" style:font-style-asian="italic" style:font-name-complex="Arial MT1" style:font-style-complex="italic" style:text-scale="95%"/>
    </style:style>
    <style:style style:name="T65" style:family="text">
      <style:text-properties style:font-name="Arial1" fo:font-size="7pt" fo:letter-spacing="-0.004cm" fo:language="es" fo:country="ES" fo:font-weight="bold" style:font-name-asian="Arial MT1" style:language-asian="en" style:country-asian="US" style:font-weight-asian="bold" style:font-name-complex="Arial MT1" style:font-weight-complex="bold" style:text-scale="90%"/>
    </style:style>
    <style:style style:name="T66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/>
    </style:style>
    <style:style style:name="T67" style:family="text">
      <style:text-properties style:font-name="Arial MT" fo:font-size="7pt" fo:letter-spacing="-0.004cm" fo:language="es" fo:country="ES" style:font-name-asian="Arial MT1" style:language-asian="en" style:country-asian="US" style:font-name-complex="Arial MT1" style:text-scale="90%"/>
    </style:style>
    <style:style style:name="T68" style:family="text">
      <style:text-properties style:font-name="Arial MT" fo:font-size="7pt" fo:letter-spacing="normal" fo:language="es" fo:country="ES" style:font-name-asian="Arial MT1" style:language-asian="en" style:country-asian="US" style:font-name-complex="Arial MT1" style:text-scale="95%"/>
    </style:style>
    <style:style style:name="T69" style:family="text">
      <style:text-properties style:font-name="Arial MT" fo:font-size="7pt" fo:letter-spacing="-0.011cm" fo:language="es" fo:country="ES" style:font-name-asian="Arial MT1" style:language-asian="en" style:country-asian="US" style:font-name-complex="Arial MT1"/>
    </style:style>
    <style:style style:name="T70" style:family="text">
      <style:text-properties style:font-name="Arial MT" fo:font-size="7pt" fo:letter-spacing="-0.009cm" fo:language="es" fo:country="ES" style:font-name-asian="Arial MT1" style:language-asian="en" style:country-asian="US" style:font-name-complex="Arial MT1"/>
    </style:style>
    <style:style style:name="T71" style:family="text">
      <style:text-properties style:font-name="Arial MT" fo:font-size="7pt" fo:letter-spacing="-0.005cm" fo:language="es" fo:country="ES" style:font-name-asian="Arial MT1" style:language-asian="en" style:country-asian="US" style:font-name-complex="Arial MT1" style:text-scale="85%"/>
    </style:style>
    <style:style style:name="T72" style:family="text">
      <style:text-properties style:font-name="Arial MT" fo:font-size="7pt" fo:letter-spacing="-0.007cm" fo:language="es" fo:country="ES" style:font-name-asian="Arial MT1" style:language-asian="en" style:country-asian="US" style:font-name-complex="Arial MT1" style:text-scale="90%"/>
    </style:style>
    <style:style style:name="T73" style:family="text">
      <style:text-properties style:font-name="Arial MT" fo:font-size="7pt" fo:letter-spacing="0.014cm" fo:language="es" fo:country="ES" style:font-name-asian="Arial MT1" style:language-asian="en" style:country-asian="US" style:font-name-complex="Arial MT1"/>
    </style:style>
    <style:style style:name="T74" style:family="text">
      <style:text-properties style:font-name="Arial MT" fo:font-size="7pt" fo:letter-spacing="0.018cm" fo:language="es" fo:country="ES" style:font-name-asian="Arial MT1" style:language-asian="en" style:country-asian="US" style:font-name-complex="Arial MT1"/>
    </style:style>
    <style:style style:name="T75" style:family="text">
      <style:text-properties style:font-name="Arial MT" fo:font-size="7pt" fo:letter-spacing="0.019cm" fo:language="es" fo:country="ES" style:font-name-asian="Arial MT1" style:language-asian="en" style:country-asian="US" style:font-name-complex="Arial MT1"/>
    </style:style>
    <style:style style:name="T76" style:family="text">
      <style:text-properties style:font-name="Arial MT" fo:font-size="7pt" fo:letter-spacing="normal" fo:language="es" fo:country="ES" style:font-name-asian="Arial MT1" style:language-asian="en" style:country-asian="US" style:font-name-complex="Arial MT1" style:text-scale="85%"/>
    </style:style>
    <style:style style:name="T77" style:family="text">
      <style:text-properties style:font-name="Arial MT" fo:font-size="7pt" fo:letter-spacing="normal" fo:language="es" fo:country="ES" style:font-name-asian="Arial MT1" style:language-asian="en" style:country-asian="US" style:font-name-complex="Arial MT1" style:text-scale="90%"/>
    </style:style>
    <style:style style:name="T78" style:family="text">
      <style:text-properties style:font-name="Arial1" fo:font-size="7pt" fo:letter-spacing="0.014cm" fo:language="es" fo:country="ES" fo:font-weight="bold" style:font-name-asian="Arial MT1" style:language-asian="en" style:country-asian="US" style:font-weight-asian="bold" style:font-name-complex="Arial MT1" style:font-weight-complex="bold"/>
    </style:style>
    <style:style style:name="T79" style:family="text">
      <style:text-properties style:font-name="Arial MT" fo:font-size="7pt" fo:language="es" fo:country="ES" style:font-name-asian="Arial MT1" style:language-asian="en" style:country-asian="US" style:font-name-complex="Arial MT1" style:text-scale="90%"/>
    </style:style>
    <style:style style:name="T80" style:family="text">
      <style:text-properties style:font-name="Arial MT" fo:font-size="7pt" fo:letter-spacing="-0.018cm" fo:language="es" fo:country="ES" style:font-name-asian="Arial MT1" style:language-asian="en" style:country-asian="US" style:font-name-complex="Arial MT1" style:text-scale="85%"/>
    </style:style>
    <style:style style:name="T81" style:family="text">
      <style:text-properties style:font-name="Arial1" fo:font-size="7pt" fo:letter-spacing="normal" fo:language="es" fo:country="ES" fo:font-weight="bold" style:font-name-asian="Arial MT1" style:language-asian="en" style:country-asian="US" style:font-weight-asian="bold" style:font-name-complex="Arial MT1" style:font-weight-complex="bold"/>
    </style:style>
    <style:style style:name="T82" style:family="text">
      <style:text-properties style:font-name="Arial1" fo:font-size="7pt" fo:letter-spacing="-0.004cm" fo:language="es" fo:country="ES" fo:font-weight="bold" style:font-name-asian="Arial MT1" style:language-asian="en" style:country-asian="US" style:font-weight-asian="bold" style:font-name-complex="Arial MT1" style:font-weight-complex="bold" style:text-scale="85%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6"/>
        <table:table-column table:style-name="co3" table:default-cell-style-name="ce20"/>
        <table:table-column table:style-name="co4" table:default-cell-style-name="ce20"/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table:style-name="ce2" office:value-type="string">
            <text:p><text:span text:style-name="T1">Nombre</text:span><text:span text:style-name="T2"> </text:span><text:span text:style-name="T3">científico</text:span></text:p>
          </table:table-cell>
          <table:table-cell table:style-name="ce8" office:value-type="string">
            <text:p><text:span text:style-name="T1">Nombre</text:span><text:span text:style-name="T2"> </text:span><text:span text:style-name="T65">común</text:span></text:p>
          </table:table-cell>
          <table:table-cell table:style-name="ce8" office:value-type="string">
            <text:p><text:span text:style-name="T1">Población</text:span><text:span text:style-name="T78"> </text:span><text:span text:style-name="T3">referida</text:span></text:p>
          </table:table-cell>
          <table:table-cell table:style-name="ce24" office:value-type="string">
            <text:p><text:span text:style-name="T1">Categoría</text:span><text:span text:style-name="T81"> </text:span><text:span text:style-name="T1">del</text:span><text:span text:style-name="T81"> </text:span><text:span text:style-name="T82">Catálogo</text:span></text:p>
          </table:table-cell>
        </table:table-row>
        <table:table-row table:style-name="ro2">
          <table:table-cell table:style-name="ce3"/>
          <table:table-cell table:style-name="ce23" table:number-columns-repeated="3"/>
        </table:table-row>
        <table:table-row table:style-name="ro2" table:number-rows-repeated="2">
          <table:table-cell table:style-name="ce4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"/>
          <table:table-cell table:style-name="ce15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6"/>
          <table:table-cell table:style-name="ce1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24"/>
        </table:table-row>
        <table:table-row table:style-name="ro2">
          <table:table-cell table:style-name="ce9"/>
          <table:table-cell table:style-name="ce25"/>
          <table:table-cell table:style-name="ce23"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4"/>
          <table:table-cell/>
          <table:table-cell table:style-name="ce15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4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7"/>
          <table:table-cell table:style-name="ce20"/>
          <table:table-cell/>
          <table:table-cell table:style-name="ce15"/>
        </table:table-row>
        <table:table-row table:style-name="ro2">
          <table:table-cell table:style-name="ce7"/>
          <table:table-cell table:style-name="ce15"/>
          <table:table-cell/>
          <table:table-cell table:style-name="ce15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7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4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7"/>
          <table:table-cell table:style-name="ce4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15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4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3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4"/>
          <table:table-cell/>
          <table:table-cell table:style-name="ce15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1">
          <table:table-cell table:number-columns-repeated="2"/>
          <table:table-cell table:style-name="ce6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 table:number-rows-repeated="3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 table:style-name="ce7"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/>
          <table:table-cell table:style-name="ce24"/>
          <table:table-cell table:style-name="ce8"/>
          <table:table-cell table:style-name="ce24"/>
        </table:table-row>
        <table:table-row table:style-name="ro2">
          <table:table-cell table:style-name="ce11"/>
          <table:table-cell table:style-name="ce23" table:number-columns-repeated="2"/>
          <table:table-cell table:style-name="ce2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1">
          <table:table-cell/>
          <table:table-cell table:style-name="ce15"/>
          <table:table-cell table:style-name="ce6"/>
          <table:table-cell table:style-name="ce15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 table:number-rows-repeated="3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3">
          <table:table-cell/>
          <table:table-cell table:style-name="ce15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7"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 table:number-rows-repeated="3">
          <table:table-cell/>
          <table:table-cell table:style-name="ce15"/>
          <table:table-cell table:number-columns-repeated="2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 table:number-rows-repeated="2">
          <table:table-cell/>
          <table:table-cell table:style-name="ce15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7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7"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15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2"/>
          <table:table-cell table:style-name="ce8"/>
          <table:table-cell table:style-name="ce24" table:number-columns-repeated="2"/>
        </table:table-row>
        <table:table-row table:style-name="ro2">
          <table:table-cell table:style-name="ce11"/>
          <table:table-cell table:style-name="ce23" table:number-columns-repeated="3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12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ce15"/>
        </table:table-row>
        <table:table-row table:style-name="ro2">
          <table:table-cell table:number-columns-repeated="4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2"/>
          <table:table-cell table:style-name="ce8" table:number-columns-repeated="2"/>
          <table:table-cell table:style-name="ce24"/>
        </table:table-row>
        <table:table-row table:style-name="ro2">
          <table:table-cell table:style-name="ce11" office:value-type="string">
            <text:p><text:span text:style-name="T4">Paeonia</text:span><text:span text:style-name="T5"> </text:span><text:span text:style-name="T6">cambessedesi</text:span></text:p>
          </table:table-cell>
          <table:table-cell table:style-name="ce23" table:number-columns-repeated="3"/>
        </table:table-row>
        <table:table-row table:style-name="ro2">
          <table:table-cell table:style-name="ce6" office:value-type="string">
            <text:p>Papaver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Rupicapnos</text:span><text:span text:style-name="T7"> </text:span><text:span text:style-name="T4">africana</text:span><text:span text:style-name="T8"> </text:span><text:span text:style-name="T9">subsp.</text:span><text:span text:style-name="T10"> </text:span><text:span text:style-name="T11">Decipiens</text:span></text:p>
          </table:table-cell>
          <table:table-cell office:value-type="string">
            <text:p>Conejitos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7" office:value-type="string">
            <text:p><text:span text:style-name="T4">Sarcocapnos</text:span><text:span text:style-name="T8"> </text:span><text:span text:style-name="T4">baetica</text:span><text:span text:style-name="T8"> </text:span><text:span text:style-name="T9">subsp.</text:span><text:span text:style-name="T10"> </text:span><text:span text:style-name="T11">Baetica</text:span></text:p>
          </table:table-cell>
          <table:table-cell office:value-type="string">
            <text:p><text:span text:style-name="T9">Zapaticos</text:span><text:span text:style-name="T16"> </text:span><text:span text:style-name="T9">de</text:span><text:span text:style-name="T16"> </text:span><text:span text:style-name="T9">la</text:span><text:span text:style-name="T16"> </text:span><text:span text:style-name="T22">Virge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Sarcocapnos</text:span><text:span text:style-name="T8"> </text:span><text:span text:style-name="T4">baetica</text:span><text:span text:style-name="T8"> </text:span><text:span text:style-name="T9">subsp.</text:span><text:span text:style-name="T10"> </text:span><text:span text:style-name="T11">Integriflor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arcocapnos</text:span><text:span text:style-name="T12"> </text:span><text:span text:style-name="T13">speciosa</text:span></text:p>
          </table:table-cell>
          <table:table-cell office:value-type="string">
            <text:p><text:span text:style-name="T9">Hierba</text:span><text:span text:style-name="T39"> </text:span><text:span text:style-name="T9">de</text:span><text:span text:style-name="T39"> </text:span><text:span text:style-name="T9">la</text:span><text:span text:style-name="T39"> </text:span><text:span text:style-name="T22">Lucí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Plantagin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adoria</text:span><text:span text:style-name="T5"> </text:span><text:span text:style-name="T4">falukei</text:span><text:span text:style-name="T14"> </text:span><text:span text:style-name="T9">Güemes</text:span><text:span text:style-name="T15"> </text:span><text:span text:style-name="T9">y</text:span><text:span text:style-name="T16"> </text:span><text:span text:style-name="T17">Mota</text:span></text:p>
          </table:table-cell>
          <table:table-cell office:value-type="string">
            <text:p><text:span text:style-name="T9">Dragoncito</text:span><text:span text:style-name="T39"> </text:span><text:span text:style-name="T9">de</text:span><text:span text:style-name="T39"> </text:span><text:span text:style-name="T9">la</text:span><text:span text:style-name="T38"> </text:span><text:span text:style-name="T9">Sierra</text:span><text:span text:style-name="T39"> </text:span><text:span text:style-name="T9">de</text:span><text:span text:style-name="T38"> </text:span><text:span text:style-name="T22">Gádor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lantago</text:span><text:span text:style-name="T5"> </text:span><text:span text:style-name="T13">algarbi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lantago</text:span><text:span text:style-name="T5"> </text:span><text:span text:style-name="T13">cornuti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lantago</text:span><text:span text:style-name="T5"> </text:span><text:span text:style-name="T13">famarae</text:span></text:p>
          </table:table-cell>
          <table:table-cell office:value-type="string">
            <text:p><text:span text:style-name="T9">Pinillo</text:span><text:span text:style-name="T66"> </text:span><text:span text:style-name="T9">de</text:span><text:span text:style-name="T39"> </text:span><text:span text:style-name="T22">Fama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lumbagi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rmeria</text:span><text:span text:style-name="T18"> </text:span><text:span text:style-name="T13">euscadi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rmeria</text:span><text:span text:style-name="T18"> </text:span><text:span text:style-name="T13">velutin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arborescens</text:span></text:p>
          </table:table-cell>
          <table:table-cell office:value-type="string">
            <text:p><text:span text:style-name="T9">Siempreviva</text:span><text:span text:style-name="T16"> </text:span><text:span text:style-name="T37">arbóre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6">dendroides</text:span></text:p>
          </table:table-cell>
          <table:table-cell office:value-type="string">
            <text:p><text:span text:style-name="T9">Siempreviva</text:span><text:span text:style-name="T16"> </text:span><text:span text:style-name="T37">gigant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dodart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6">fruticans</text:span></text:p>
          </table:table-cell>
          <table:table-cell office:value-type="string">
            <text:p><text:span text:style-name="T9">Siempreviva</text:span><text:span text:style-name="T38"> </text:span><text:span text:style-name="T9">de</text:span><text:span text:style-name="T38"> </text:span><text:span text:style-name="T9">El</text:span><text:span text:style-name="T38"> </text:span><text:span text:style-name="T22">Frail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geronense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magallufianum</text:span></text:p>
          </table:table-cell>
          <table:table-cell office:value-type="string">
            <text:p>Saladin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majoricum</text:span></text:p>
          </table:table-cell>
          <table:table-cell office:value-type="string">
            <text:p>Siempreviv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malacitanum</text:span></text:p>
          </table:table-cell>
          <table:table-cell office:value-type="string">
            <text:p><text:span text:style-name="T9">Siempreviva</text:span><text:span text:style-name="T16"> </text:span><text:span text:style-name="T37">malagueñ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ovalifolium</text:span></text:p>
          </table:table-cell>
          <table:table-cell office:value-type="string">
            <text:p><text:span text:style-name="T9">Acelga</text:span><text:span text:style-name="T38"> </text:span><text:span text:style-name="T37">salvaj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perezi</text:span></text:p>
          </table:table-cell>
          <table:table-cell office:value-type="string">
            <text:p><text:span text:style-name="T9">Siempreviva</text:span><text:span text:style-name="T38"> </text:span><text:span text:style-name="T9">de</text:span><text:span text:style-name="T15"> </text:span><text:span text:style-name="T22">Masca</text:span></text:p>
          </table:table-cell>
          <table:table-cell table:number-columns-repeated="2"/>
        </table:table-row>
        <table:table-row table:style-name="ro3">
          <table:table-cell table:style-name="ce7" office:value-type="string">
            <text:p><text:span text:style-name="T4">Limonium</text:span><text:span text:style-name="T20"> </text:span><text:span text:style-name="T4">perplexum</text:span><text:span text:style-name="T20"> </text:span><text:span text:style-name="T9">L.</text:span><text:span text:style-name="T21"> </text:span><text:span text:style-name="T9">Sáez</text:span><text:span text:style-name="T21"> </text:span><text:span text:style-name="T9">y</text:span><text:span text:style-name="T21"> </text:span><text:span text:style-name="T22">Rosselló</text:span></text:p>
          </table:table-cell>
          <table:table-cell office:value-type="string">
            <text:p><text:span text:style-name="T9">Saladilla</text:span><text:span text:style-name="T39"> </text:span><text:span text:style-name="T9">de</text:span><text:span text:style-name="T39"> </text:span><text:span text:style-name="T22">Peñíscola,</text:span></text:p>
            <text:p><text:span text:style-name="T9">Ensopeguera</text:span><text:span text:style-name="T42"> </text:span><text:span text:style-name="T37">d’Irt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pseudodictyocladum</text:span></text:p>
          </table:table-cell>
          <table:table-cell office:value-type="string">
            <text:p>Saladina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preauxii</text:span></text:p>
          </table:table-cell>
          <table:table-cell office:value-type="string">
            <text:p><text:span text:style-name="T9">Siempreviva</text:span><text:span text:style-name="T16"> </text:span><text:span text:style-name="T37">lu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spectabile</text:span></text:p>
          </table:table-cell>
          <table:table-cell office:value-type="string">
            <text:p><text:span text:style-name="T9">Siempreviva</text:span><text:span text:style-name="T38"> </text:span><text:span text:style-name="T9">de</text:span><text:span text:style-name="T15"> </text:span><text:span text:style-name="T22">Guelgu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sventenii</text:span></text:p>
          </table:table-cell>
          <table:table-cell office:value-type="string">
            <text:p><text:span text:style-name="T9">Siempreviva</text:span><text:span text:style-name="T16"> </text:span><text:span text:style-name="T58">azu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monium</text:span><text:span text:style-name="T19"> </text:span><text:span text:style-name="T13">vigoi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Posidoni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3" office:value-type="string">
            <text:p><text:span text:style-name="T4">Posidonia</text:span><text:span text:style-name="T5"> </text:span><text:span text:style-name="T13">oceanica</text:span><text:span text:style-name="T23">1</text:span></text:p>
          </table:table-cell>
          <table:table-cell office:value-type="string">
            <text:p><text:span text:style-name="T9">Posidonia</text:span><text:span text:style-name="T15"> </text:span><text:span text:style-name="T37">oceánic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Poliga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olygala</text:span><text:span text:style-name="T18"> </text:span><text:span text:style-name="T13">vayredae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olygon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umex</text:span><text:span text:style-name="T24"> </text:span><text:span text:style-name="T13">rupestris</text:span></text:p>
          </table:table-cell>
          <table:table-cell office:value-type="string">
            <text:p><text:span text:style-name="T9">Labaça</text:span><text:span text:style-name="T38"> </text:span><text:span text:style-name="T9">de</text:span><text:span text:style-name="T38"> </text:span><text:span text:style-name="T22">ribeir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rim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drosace</text:span><text:span text:style-name="T14"> </text:span><text:span text:style-name="T13">cylindric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drosace</text:span><text:span text:style-name="T14"> </text:span><text:span text:style-name="T13">pyrenaic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7" office:value-type="string">
            <text:p><text:span text:style-name="T4">Androsace</text:span><text:span text:style-name="T7"> </text:span><text:span text:style-name="T4">rioxana,</text:span><text:span text:style-name="T20"> </text:span><text:span text:style-name="T9">A.</text:span><text:span text:style-name="T21"> </text:span><text:span text:style-name="T9">Segura,</text:span><text:span text:style-name="T21"> </text:span><text:span text:style-name="T17">1973</text:span></text:p>
          </table:table-cell>
          <table:table-cell office:value-type="string">
            <text:p><text:span text:style-name="T9">Androsela</text:span><text:span text:style-name="T15"> </text:span><text:span text:style-name="T37">riojan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ysimachia</text:span><text:span text:style-name="T25"> </text:span><text:span text:style-name="T13">minoricensis</text:span></text:p>
          </table:table-cell>
          <table:table-cell office:value-type="string">
            <text:p><text:span text:style-name="T9">Lisimaquia</text:span><text:span text:style-name="T15"> </text:span><text:span text:style-name="T67">menorquin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Soldanela</text:span><text:span text:style-name="T5"> </text:span><text:span text:style-name="T13">villos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Ranuncu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quilegia</text:span><text:span text:style-name="T18"> </text:span><text:span text:style-name="T26">paui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7" office:value-type="string">
            <text:p><text:span text:style-name="T4">Aquilegia</text:span><text:span text:style-name="T18"> </text:span><text:span text:style-name="T4">pyrenaica</text:span><text:span text:style-name="T5"> </text:span><text:span text:style-name="T22">subsp.</text:span><text:span text:style-name="T11">cazorlensis</text:span></text:p>
          </table:table-cell>
          <table:table-cell office:value-type="string">
            <text:p><text:span text:style-name="T9">Aguileña</text:span><text:span text:style-name="T38"> </text:span><text:span text:style-name="T9">de</text:span><text:span text:style-name="T38"> </text:span><text:span text:style-name="T22">Cazorl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Delphinium</text:span><text:span text:style-name="T27"> </text:span><text:span text:style-name="T13">bolosi</text:span></text:p>
          </table:table-cell>
          <table:table-cell office:value-type="string">
            <text:p><text:span text:style-name="T9">Esperó</text:span><text:span text:style-name="T38"> </text:span><text:span text:style-name="T9">de</text:span><text:span text:style-name="T39"> </text:span><text:span text:style-name="T22">Bolós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Delphinium</text:span><text:span text:style-name="T27"> </text:span><text:span text:style-name="T13">montanum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anunculus</text:span><text:span text:style-name="T27"> </text:span><text:span text:style-name="T13">parnassifoli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anunculus</text:span><text:span text:style-name="T27"> </text:span><text:span text:style-name="T13">weylerii</text:span></text:p>
          </table:table-cell>
          <table:table-cell office:value-type="string">
            <text:p><text:span text:style-name="T9">Botó</text:span><text:span text:style-name="T68"> </text:span><text:span text:style-name="T58">d’or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Resed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Reseda</text:span><text:span text:style-name="T20"> </text:span><text:span text:style-name="T4">jacquinii,</text:span><text:span text:style-name="T24"> </text:span><text:span text:style-name="T9">subsp.</text:span><text:span text:style-name="T28"> </text:span><text:span text:style-name="T11">litigios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Ros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encomia</text:span><text:span text:style-name="T14"> </text:span><text:span text:style-name="T13">brachystachya</text:span></text:p>
          </table:table-cell>
          <table:table-cell office:value-type="string">
            <text:p><text:span text:style-name="T9">Bencomia</text:span><text:span text:style-name="T38"> </text:span><text:span text:style-name="T9">de</text:span><text:span text:style-name="T15"> </text:span><text:span text:style-name="T22">Tirajan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Bencomia</text:span><text:span text:style-name="T14"> </text:span><text:span text:style-name="T13">exstipulata</text:span></text:p>
          </table:table-cell>
          <table:table-cell office:value-type="string">
            <text:p><text:span text:style-name="T9">Bencomia</text:span><text:span text:style-name="T38"> </text:span><text:span text:style-name="T9">de</text:span><text:span text:style-name="T15"> </text:span><text:span text:style-name="T22">cumbr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Bencomia</text:span><text:span text:style-name="T14"> </text:span><text:span text:style-name="T13">sphaerocarpa</text:span></text:p>
          </table:table-cell>
          <table:table-cell office:value-type="string">
            <text:p><text:span text:style-name="T9">Bencomia</text:span><text:span text:style-name="T16"> </text:span><text:span text:style-name="T37">herreñ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Dendriopoterium</text:span><text:span text:style-name="T29"> </text:span><text:span text:style-name="T13">pulidoi</text:span></text:p>
          </table:table-cell>
          <table:table-cell office:value-type="string">
            <text:p><text:span text:style-name="T9">Algafitón</text:span><text:span text:style-name="T39"> </text:span><text:span text:style-name="T9">de</text:span><text:span text:style-name="T39"> </text:span><text:span text:style-name="T9">La</text:span><text:span text:style-name="T38"> </text:span><text:span text:style-name="T22">Alde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ub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alium</text:span><text:span text:style-name="T24"> </text:span><text:span text:style-name="T13">viridiflorum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Ru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uta</text:span><text:span text:style-name="T25"> </text:span><text:span text:style-name="T13">microcarpa</text:span></text:p>
          </table:table-cell>
          <table:table-cell office:value-type="string">
            <text:p><text:span text:style-name="T9">Ruda</text:span><text:span text:style-name="T38"> </text:span><text:span text:style-name="T37">gomer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Santal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Kunkeliella</text:span><text:span text:style-name="T18"> </text:span><text:span text:style-name="T13">canariensis</text:span></text:p>
          </table:table-cell>
          <table:table-cell office:value-type="string">
            <text:p><text:span text:style-name="T9">Escobilla</text:span><text:span text:style-name="T39"> </text:span><text:span text:style-name="T9">de</text:span><text:span text:style-name="T38"> </text:span><text:span text:style-name="T22">Guayadequ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Kunkeliella</text:span><text:span text:style-name="T18"> </text:span><text:span text:style-name="T6">psilotoclada</text:span></text:p>
          </table:table-cell>
          <table:table-cell office:value-type="string">
            <text:p>Escobilla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Kunkeliella</text:span><text:span text:style-name="T18"> </text:span><text:span text:style-name="T13">subsucculenta</text:span></text:p>
          </table:table-cell>
          <table:table-cell office:value-type="string">
            <text:p><text:span text:style-name="T9">Escobilla</text:span><text:span text:style-name="T38"> </text:span><text:span text:style-name="T37">carnos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Saxifrag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xifraga</text:span><text:span text:style-name="T18"> </text:span><text:span text:style-name="T13">vayredan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Sapot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ideroxylon</text:span><text:span text:style-name="T5"> </text:span><text:span text:style-name="T13">marmulano</text:span></text:p>
          </table:table-cell>
          <table:table-cell office:value-type="string">
            <text:p>Marmolán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crophulari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tirrhinum</text:span><text:span text:style-name="T27"> </text:span><text:span text:style-name="T13">charidem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thirrhinum</text:span><text:span text:style-name="T30"> </text:span><text:span text:style-name="T6">lopesian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Isoplexis</text:span><text:span text:style-name="T31"> </text:span><text:span text:style-name="T13">chalcantha</text:span></text:p>
          </table:table-cell>
          <table:table-cell office:value-type="string">
            <text:p><text:span text:style-name="T9">Crestagallo</text:span><text:span text:style-name="T38"> </text:span><text:span text:style-name="T9">de</text:span><text:span text:style-name="T38"> </text:span><text:span text:style-name="T22">Doramas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Isoplexis</text:span><text:span text:style-name="T31"> </text:span><text:span text:style-name="T13">isabelliana</text:span></text:p>
          </table:table-cell>
          <table:table-cell office:value-type="string">
            <text:p><text:span text:style-name="T9">Crestagallo</text:span><text:span text:style-name="T38"> </text:span><text:span text:style-name="T9">de</text:span><text:span text:style-name="T38"> </text:span><text:span text:style-name="T22">pinar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inaria</text:span><text:span text:style-name="T32"> </text:span><text:span text:style-name="T6">tursica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indernia</text:span><text:span text:style-name="T18"> </text:span><text:span text:style-name="T13">procumben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dontites</text:span><text:span text:style-name="T33"> </text:span><text:span text:style-name="T6">granatensi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Veronica</text:span><text:span text:style-name="T6"> micrantha</text:span>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4" office:value-type="string">
            <text:p>Solanaceae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Atropa</text:span><text:span text:style-name="T18"> </text:span><text:span text:style-name="T13">baetica</text:span></text:p>
          </table:table-cell>
          <table:table-cell office:value-type="string">
            <text:p><text:span text:style-name="T22">Tabaco</text:span><text:span text:style-name="T38"> </text:span><text:span text:style-name="T37">gord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Normania</text:span><text:span text:style-name="T14"> </text:span><text:span text:style-name="T26">nava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Solanum</text:span><text:span text:style-name="T33"> </text:span><text:span text:style-name="T26">lidi</text:span></text:p>
          </table:table-cell>
          <table:table-cell office:value-type="string">
            <text:p><text:span text:style-name="T9">Pimentero</text:span><text:span text:style-name="T38"> </text:span><text:span text:style-name="T9">de</text:span><text:span text:style-name="T38"> </text:span><text:span text:style-name="T22">Temisas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7" office:value-type="string">
            <text:p><text:span text:style-name="T4">Solanum</text:span><text:span text:style-name="T20"> </text:span><text:span text:style-name="T4">vespertilio</text:span><text:span text:style-name="T20"> </text:span><text:span text:style-name="T9">subsp.</text:span><text:span text:style-name="T21"> </text:span><text:span text:style-name="T11">doramae</text:span></text:p>
          </table:table-cell>
          <table:table-cell office:value-type="string">
            <text:p><text:span text:style-name="T9">Rejalgadera</text:span><text:span text:style-name="T38"> </text:span><text:span text:style-name="T9">de</text:span><text:span text:style-name="T15"> </text:span><text:span text:style-name="T22">Doramas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Thymelae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aphne</text:span><text:span text:style-name="T5"> </text:span><text:span text:style-name="T13">alpina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Daphne</text:span><text:span text:style-name="T5"> </text:span><text:span text:style-name="T6">rodriguezi</text:span></text:p>
          </table:table-cell>
          <table:table-cell office:value-type="string">
            <text:p><text:span text:style-name="T9">Dafne</text:span><text:span text:style-name="T38"> </text:span><text:span text:style-name="T37">menorquí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hymelaea</text:span><text:span text:style-name="T14"> </text:span><text:span text:style-name="T6">broteriana</text:span></text:p>
          </table:table-cell>
          <table:table-cell office:value-type="string">
            <text:p><text:span text:style-name="T9">Pajarera</text:span><text:span text:style-name="T38"> </text:span><text:span text:style-name="T37">portugues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hymelaea</text:span><text:span text:style-name="T14"> </text:span><text:span text:style-name="T6">lythroide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10" office:value-type="string">
            <text:p>Typhace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parganium</text:span><text:span text:style-name="T33"> </text:span><text:span text:style-name="T4">natans</text:span><text:span text:style-name="T19"> </text:span><text:span text:style-name="T34">L.</text:span></text:p>
          </table:table-cell>
          <table:table-cell office:value-type="string">
            <text:p><text:span text:style-name="T9">Esparganio</text:span><text:span text:style-name="T16"> </text:span><text:span text:style-name="T9">acuático,</text:span><text:span text:style-name="T42"> </text:span><text:span text:style-name="T9">Platanaria</text:span><text:span text:style-name="T16"> </text:span><text:span text:style-name="T9">de</text:span><text:span text:style-name="T42"> </text:span><text:span text:style-name="T17">agu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Umbellifer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ium</text:span><text:span text:style-name="T20"> </text:span><text:span text:style-name="T13">repen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ium</text:span><text:span text:style-name="T20"> </text:span><text:span text:style-name="T13">bermejoi</text:span></text:p>
          </table:table-cell>
          <table:table-cell office:value-type="string">
            <text:p><text:span text:style-name="T9">Api</text:span><text:span text:style-name="T39"> </text:span><text:span text:style-name="T9">d’En</text:span><text:span text:style-name="T39"> </text:span><text:span text:style-name="T22">Bermej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Bupleurum</text:span><text:span text:style-name="T35"> </text:span><text:span text:style-name="T13">handiense</text:span></text:p>
          </table:table-cell>
          <table:table-cell office:value-type="string">
            <text:p><text:span text:style-name="T9">Anís</text:span><text:span text:style-name="T38"> </text:span><text:span text:style-name="T9">de</text:span><text:span text:style-name="T15"> </text:span><text:span text:style-name="T22">Jandí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ryngium</text:span><text:span text:style-name="T33"> </text:span><text:span text:style-name="T13">viviparum</text:span></text:p>
          </table:table-cell>
          <table:table-cell office:value-type="string">
            <text:p><text:span text:style-name="T9">Cardillo</text:span><text:span text:style-name="T38"> </text:span><text:span text:style-name="T9">de</text:span><text:span text:style-name="T15"> </text:span><text:span text:style-name="T9">laguna,</text:span><text:span text:style-name="T15"> </text:span><text:span text:style-name="T9">cardillo</text:span><text:span text:style-name="T15"> </text:span><text:span text:style-name="T22">vivípar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Ferula</text:span><text:span text:style-name="T25"> </text:span><text:span text:style-name="T13">latipinna</text:span></text:p>
          </table:table-cell>
          <table:table-cell office:value-type="string">
            <text:p><text:span text:style-name="T9">Cañaheja</text:span><text:span text:style-name="T15"> </text:span><text:span text:style-name="T37">herr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serpitium</text:span><text:span text:style-name="T27"> </text:span><text:span text:style-name="T13">longiradium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Naufraga</text:span><text:span text:style-name="T5"> </text:span><text:span text:style-name="T13">balearica</text:span></text:p>
          </table:table-cell>
          <table:table-cell office:value-type="string">
            <text:p>Naufraga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eucedanum</text:span><text:span text:style-name="T12"> </text:span><text:span text:style-name="T13">schottii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Seseli</text:span><text:span text:style-name="T25"> </text:span><text:span text:style-name="T13">farrenyii</text:span></text:p>
          </table:table-cell>
          <table:table-cell table:style-name="ce20"/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Seseli</text:span><text:span text:style-name="T25"> </text:span><text:span text:style-name="T13">intricatum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horella</text:span><text:span text:style-name="T18"> </text:span><text:span text:style-name="T13">verticillatinundat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Viol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5" office:value-type="string">
            <text:p><text:span text:style-name="T9">Viola</text:span><text:span text:style-name="T36"> </text:span><text:span text:style-name="T37">cazorlensis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Viola</text:span><text:span text:style-name="T18"> </text:span><text:span text:style-name="T4">cheiranthifolia</text:span><text:span text:style-name="T18"> </text:span><text:span text:style-name="T9">Humb.</text:span><text:span text:style-name="T15"> </text:span><text:span text:style-name="T9">&amp;</text:span><text:span text:style-name="T38"> </text:span><text:span text:style-name="T22">Bonpl.</text:span></text:p>
          </table:table-cell>
          <table:table-cell office:value-type="string">
            <text:p><text:span text:style-name="T9">Violeta</text:span><text:span text:style-name="T66"> </text:span><text:span text:style-name="T9">del</text:span><text:span text:style-name="T66"> </text:span><text:span text:style-name="T22">Teide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<text:span text:style-name="T9">Viola</text:span><text:span text:style-name="T36"> </text:span><text:span text:style-name="T37">jaubertiana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Zannichelliaceae</text:p>
          </table:table-cell>
          <table:table-cell table:style-name="ce20"/>
          <table:table-cell table:number-columns-repeated="2"/>
        </table:table-row>
        <table:table-row table:style-name="ro3">
          <table:table-cell office:value-type="string">
            <text:p><text:span text:style-name="T4">Cymodocea</text:span><text:span text:style-name="T7"> </text:span><text:span text:style-name="T13">nodosa</text:span></text:p>
          </table:table-cell>
          <table:table-cell office:value-type="string">
            <text:p>Seba</text:p>
          </table:table-cell>
          <table:table-cell table:style-name="ce6" office:value-type="string">
            <text:p><text:span text:style-name="T9">Mediterráneo</text:span><text:span text:style-name="T39"> </text:span><text:span text:style-name="T9">y</text:span><text:span text:style-name="T38"> </text:span><text:span text:style-name="T9">Atlántico</text:span><text:span text:style-name="T38"> </text:span><text:span text:style-name="T9">de</text:span><text:span text:style-name="T38"> </text:span><text:span text:style-name="T43">la</text:span></text:p>
            <text:p><text:span text:style-name="T9">península</text:span><text:span text:style-name="T15"> </text:span><text:span text:style-name="T37">Ibérica</text:span></text:p>
          </table:table-cell>
          <table:table-cell/>
        </table:table-row>
        <table:table-row table:style-name="ro1">
          <table:table-cell office:value-type="string">
            <text:p><text:span text:style-name="T4">Cymodocea</text:span><text:span text:style-name="T7"> </text:span><text:span text:style-name="T13">nodosa</text:span></text:p>
          </table:table-cell>
          <table:table-cell office:value-type="string">
            <text:p>Seba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Zosterace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5" office:value-type="string">
            <text:p><text:span text:style-name="T9">Zostera</text:span><text:span text:style-name="T38"> </text:span><text:span text:style-name="T37">marina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1">
          <table:table-cell office:value-type="string">
            <text:p><text:span text:style-name="T4">Nanozostera</text:span><text:span text:style-name="T14"> </text:span><text:span text:style-name="T13">noltii</text:span></text:p>
          </table:table-cell>
          <table:table-cell office:value-type="string">
            <text:p><text:span text:style-name="T9">Seba</text:span><text:span text:style-name="T16"> </text:span><text:span text:style-name="T9">de</text:span><text:span text:style-name="T16"> </text:span><text:span text:style-name="T9">mar</text:span><text:span text:style-name="T16"> </text:span><text:span text:style-name="T9">estrecha,</text:span><text:span text:style-name="T16"> </text:span><text:span text:style-name="T9">Seba</text:span><text:span text:style-name="T16"> </text:span><text:span text:style-name="T17">fina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3">
          <table:table-cell office:value-type="string">
            <text:p><text:span text:style-name="T4">Nanozostera</text:span><text:span text:style-name="T14"> </text:span><text:span text:style-name="T13">noltii</text:span></text:p>
          </table:table-cell>
          <table:table-cell office:value-type="string">
            <text:p><text:span text:style-name="T9">Seba</text:span><text:span text:style-name="T16"> </text:span><text:span text:style-name="T9">de</text:span><text:span text:style-name="T16"> </text:span><text:span text:style-name="T9">mar</text:span><text:span text:style-name="T16"> </text:span><text:span text:style-name="T9">estrecha,</text:span><text:span text:style-name="T16"> </text:span><text:span text:style-name="T9">Seba</text:span><text:span text:style-name="T16"> </text:span><text:span text:style-name="T17">fina</text:span></text:p>
          </table:table-cell>
          <table:table-cell table:style-name="ce6" office:value-type="string">
            <text:p><text:span text:style-name="T9">Mediterráneo</text:span><text:span text:style-name="T39"> </text:span><text:span text:style-name="T9">y</text:span><text:span text:style-name="T38"> </text:span><text:span text:style-name="T9">Atlántico</text:span><text:span text:style-name="T38"> </text:span><text:span text:style-name="T9">de</text:span><text:span text:style-name="T38"> </text:span><text:span text:style-name="T43">la</text:span></text:p>
            <text:p><text:span text:style-name="T9">península</text:span><text:span text:style-name="T15"> </text:span><text:span text:style-name="T37">Ibérica</text:span></text:p>
          </table:table-cell>
          <table:table-cell/>
        </table:table-row>
        <table:table-row table:style-name="ro2">
          <table:table-cell table:style-name="ce6" office:value-type="string">
            <text:p>BRYOPHYTA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ruchia</text:span><text:span text:style-name="T18"> </text:span><text:span text:style-name="T13">vogesiac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xbaumia</text:span><text:span text:style-name="T7"> </text:span><text:span text:style-name="T13">viridis</text:span></text:p>
          </table:table-cell>
          <table:table-cell table:style-name="ce20"/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chinodium</text:span><text:span text:style-name="T27"> </text:span><text:span text:style-name="T13">spinosum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amatocaulis</text:span><text:span text:style-name="T12"> </text:span><text:span text:style-name="T13">vernicosus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Jungermannia</text:span><text:span text:style-name="T7"> </text:span><text:span text:style-name="T6">handel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arsupella</text:span><text:span text:style-name="T5"> </text:span><text:span text:style-name="T13">profund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rthotrichum</text:span><text:span text:style-name="T12"> </text:span><text:span text:style-name="T13">roger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talophylum</text:span><text:span text:style-name="T12"> </text:span><text:span text:style-name="T13">ralfsii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iela</text:span><text:span text:style-name="T25"> </text:span><text:span text:style-name="T13">helicophylla</text:span>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phagnum</text:span><text:span text:style-name="T35"> </text:span><text:span text:style-name="T13">pylaisii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LOROPHYTA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ulerpa</text:span><text:span text:style-name="T5"> </text:span><text:span text:style-name="T13">ollivier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RHODOPHY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elidium</text:span><text:span text:style-name="T24"> </text:span><text:span text:style-name="T4">arbusculum</text:span><text:span text:style-name="T8"> </text:span><text:span text:style-name="T9">Bory</text:span><text:span text:style-name="T10"> </text:span><text:span text:style-name="T9">de</text:span><text:span text:style-name="T10"> </text:span><text:span text:style-name="T9">Saint-Vincent</text:span><text:span text:style-name="T10"> </text:span><text:span text:style-name="T9">ex</text:span><text:span text:style-name="T10"> </text:span><text:span text:style-name="T9">Borgesen,</text:span><text:span text:style-name="T10"> </text:span><text:span text:style-name="T22">1927.</text:span></text:p>
          </table:table-cell>
          <table:table-cell office:value-type="string">
            <text:p><text:span text:style-name="T9">Gelidio</text:span><text:span text:style-name="T38"> </text:span><text:span text:style-name="T9">rojo,</text:span><text:span text:style-name="T15"> </text:span><text:span text:style-name="T9">Mujo</text:span><text:span text:style-name="T15"> </text:span><text:span text:style-name="T17">rojo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3">
          <table:table-cell table:style-name="ce7" office:value-type="string">
            <text:p><text:span text:style-name="T4">Gelidium</text:span><text:span text:style-name="T20"> </text:span><text:span text:style-name="T4">canariense</text:span><text:span text:style-name="T24"> </text:span><text:span text:style-name="T9">(Grunow)</text:span><text:span text:style-name="T28"> </text:span><text:span text:style-name="T9">Seoane</text:span><text:span text:style-name="T28"> </text:span><text:span text:style-name="T9">Camba</text:span><text:span text:style-name="T21"> </text:span><text:span text:style-name="T9">ex</text:span><text:span text:style-name="T28"> </text:span><text:span text:style-name="T9">Haroun,</text:span><text:span text:style-name="T28"> </text:span><text:span text:style-name="T9">Gil-</text:span><text:span text:style-name="T22">Rodríguez,</text:span></text:p>
            <text:p><text:span text:style-name="T9">Díaz</text:span><text:span text:style-name="T39"> </text:span><text:span text:style-name="T9">de</text:span><text:span text:style-name="T15"> </text:span><text:span text:style-name="T9">Castro</text:span><text:span text:style-name="T15"> </text:span><text:span text:style-name="T9">y</text:span><text:span text:style-name="T16"> </text:span><text:span text:style-name="T9">Prud’homme</text:span><text:span text:style-name="T15"> </text:span><text:span text:style-name="T9">van</text:span><text:span text:style-name="T15"> </text:span><text:span text:style-name="T9">Reine,</text:span><text:span text:style-name="T16"> </text:span><text:span text:style-name="T22">2002.</text:span></text:p>
          </table:table-cell>
          <table:table-cell office:value-type="string">
            <text:p><text:span text:style-name="T9">Gelidio</text:span><text:span text:style-name="T15"> </text:span><text:span text:style-name="T9">negro,</text:span><text:span text:style-name="T16"> </text:span><text:span text:style-name="T9">Mujo</text:span><text:span text:style-name="T15"> </text:span><text:span text:style-name="T22">negro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ymnogongrus</text:span><text:span text:style-name="T40"> </text:span><text:span text:style-name="T13">crenulatus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Kalymenia</text:span><text:span text:style-name="T14"> </text:span><text:span text:style-name="T13">spathulata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Lythophyllum</text:span><text:span text:style-name="T35"> </text:span><text:span text:style-name="T13">byssoides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Ptilophora</text:span><text:span text:style-name="T18"> </text:span><text:span text:style-name="T13">mediterranea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chimmelmannia</text:span><text:span text:style-name="T24"> </text:span><text:span text:style-name="T13">schousboe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phaerococcus</text:span><text:span text:style-name="T40"> </text:span><text:span text:style-name="T13">rhizophylloides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Tenarea</text:span><text:span text:style-name="T41"> </text:span><text:span text:style-name="T4">tortuosa</text:span><text:span text:style-name="T32"> </text:span><text:span text:style-name="T9">(Esper)</text:span><text:span text:style-name="T39"> </text:span><text:span text:style-name="T22">Lemoine.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Titanoderma</text:span><text:span text:style-name="T24"> </text:span><text:span text:style-name="T4">ramosissimum</text:span><text:span text:style-name="T24"> </text:span><text:span text:style-name="T9">(Heydrich)</text:span><text:span text:style-name="T10"> </text:span><text:span text:style-name="T9">Bressan</text:span><text:span text:style-name="T28"> </text:span><text:span text:style-name="T9">&amp;</text:span><text:span text:style-name="T28"> </text:span><text:span text:style-name="T22">Cabioch.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Titanoderma</text:span><text:span text:style-name="T7"> </text:span><text:span text:style-name="T4">trochanter</text:span><text:span text:style-name="T20"> </text:span><text:span text:style-name="T9">(Bory)</text:span><text:span text:style-name="T21"> </text:span><text:span text:style-name="T9">Benhissoune</text:span><text:span text:style-name="T42"> </text:span><text:span text:style-name="T4">et</text:span><text:span text:style-name="T20"> </text:span><text:span text:style-name="T34">al.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HETEROKONTOPHY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ystoseira</text:span><text:span text:style-name="T18"> </text:span><text:span text:style-name="T9">sp.</text:span><text:span text:style-name="T15"> </text:span><text:span text:style-name="T43">(1)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3">
          <table:table-cell table:style-name="ce7" office:value-type="string">
            <text:p><text:span text:style-name="T4">Cystoseira</text:span><text:span text:style-name="T5"> </text:span><text:span text:style-name="T4">abies-marina</text:span><text:span text:style-name="T14"> </text:span><text:span text:style-name="T22">(S.G.Gmelin).</text:span></text:p>
            <text:p><text:span text:style-name="T9">C.</text:span><text:span text:style-name="T42"> </text:span><text:span text:style-name="T9">Agardh,</text:span><text:span text:style-name="T42"> </text:span><text:span text:style-name="T22">1820.</text:span></text:p>
          </table:table-cell>
          <table:table-cell office:value-type="string">
            <text:p><text:span text:style-name="T9">Mujo</text:span><text:span text:style-name="T38"> </text:span><text:span text:style-name="T37">amarill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aminaria</text:span><text:span text:style-name="T5"> </text:span><text:span text:style-name="T13">rodriguez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27"> </text:span><text:span text:style-name="T6">acinarium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27"> </text:span><text:span text:style-name="T13">flavifolium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27"> </text:span><text:span text:style-name="T13">hornschuchii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Sargassum</text:span><text:span text:style-name="T27"> </text:span><text:span text:style-name="T13">trichocarpum</text:span></text:p>
          </table:table-cell>
          <table:table-cell table:style-name="ce20"/>
          <table:table-cell table:style-name="ce6" office:value-type="string">
            <text:p>Mediterráneo</text:p>
          </table:table-cell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16" office:value-type="string">
            <text:p><text:span text:style-name="T44">1</text:span><text:span text:style-name="T45"> </text:span><text:span text:style-name="T46">Las</text:span><text:span text:style-name="T47"> </text:span><text:span text:style-name="T46">comunidades</text:span><text:span text:style-name="T47"> </text:span><text:span text:style-name="T46">autónomas,</text:span><text:span text:style-name="T47"> </text:span><text:span text:style-name="T46">o</text:span><text:span text:style-name="T47"> </text:span><text:span text:style-name="T46">en</text:span><text:span text:style-name="T47"> </text:span><text:span text:style-name="T46">su</text:span><text:span text:style-name="T47"> </text:span><text:span text:style-name="T46">caso,</text:span><text:span text:style-name="T47"> </text:span><text:span text:style-name="T46">la</text:span><text:span text:style-name="T47"> </text:span><text:span text:style-name="T46">Administración</text:span><text:span text:style-name="T47"> </text:span><text:span text:style-name="T46">General</text:span><text:span text:style-name="T47"> </text:span><text:span text:style-name="T46">del</text:span><text:span text:style-name="T47"> </text:span><text:span text:style-name="T46">Estado</text:span><text:span text:style-name="T47"> </text:span><text:span text:style-name="T46">podrán</text:span><text:span text:style-name="T47"> </text:span><text:span text:style-name="T46">reglamentar</text:span><text:span text:style-name="T47"> </text:span><text:span text:style-name="T46">las operaciones de anclaje de embarcaciones u otras similares.</text:span></text:p>
          </table:table-cell>
          <table:table-cell table:style-name="Default" table:number-columns-repeated="3"/>
        </table:table-row>
        <table:table-row table:style-name="ro4">
          <table:table-cell table:style-name="ce17" office:value-type="string">
            <text:p>(1)<text:span text:style-name="T48"> </text:span>Se<text:span text:style-name="T49"> </text:span>incluyen<text:span text:style-name="T49"> </text:span>todas<text:span text:style-name="T50"> </text:span>las<text:span text:style-name="T49"> </text:span>especies<text:span text:style-name="T49"> </text:span>del<text:span text:style-name="T50"> </text:span>género,<text:span text:style-name="T49"> </text:span>salvo<text:span text:style-name="T49"> </text:span><text:span text:style-name="T51">Cystoseira</text:span><text:span text:style-name="T52"> compressa</text:span><text:span text:style-name="T49">.</text:span>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3"/>
          <table:table-cell table:style-name="ce23" table:number-columns-repeated="3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 table:number-rows-repeated="2">
          <table:table-cell table:style-name="ce7"/>
          <table:table-cell table:style-name="ce20"/>
          <table:table-cell table:style-name="ce6"/>
          <table:table-cell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3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 table:style-name="ce7"/>
          <table:table-cell table:number-columns-repeated="3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3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 table:number-rows-repeated="3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/>
          <table:table-cell table:style-name="ce20"/>
          <table:table-cell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/>
          <table:table-cell table:style-name="ce23"/>
          <table:table-cell table:style-name="ce14"/>
          <table:table-cell table:style-name="ce23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>
          <table:table-cell table:style-name="ce15"/>
          <table:table-cell table:number-columns-repeated="2"/>
          <table:table-cell table:style-name="ce15"/>
        </table:table-row>
        <table:table-row table:style-name="ro2" table:number-rows-repeated="2">
          <table:table-cell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15"/>
        </table:table-row>
        <table:table-row table:style-name="ro2" table:number-rows-repeated="2">
          <table:table-cell table:style-name="ce7"/>
          <table:table-cell table:number-columns-repeated="2"/>
          <table:table-cell table:style-name="ce15"/>
        </table:table-row>
        <table:table-row table:style-name="ro2">
          <table:table-cell table:number-columns-repeated="3"/>
          <table:table-cell table:style-name="ce15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2" table:number-rows-repeated="3">
          <table:table-cell table:style-name="ce7"/>
          <table:table-cell/>
          <table:table-cell table:style-name="ce6"/>
          <table:table-cell/>
        </table:table-row>
        <table:table-row table:style-name="ro2">
          <table:table-cell table:style-name="ce7"/>
          <table:table-cell table:number-columns-repeated="3"/>
        </table:table-row>
        <table:table-row table:style-name="ro2" table:number-rows-repeated="5">
          <table:table-cell table:style-name="ce7"/>
          <table:table-cell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 table:number-rows-repeated="5">
          <table:table-cell table:style-name="ce7"/>
          <table:table-cell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2" table:number-rows-repeated="4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2">
          <table:table-cell/>
          <table:table-cell table:style-name="ce20"/>
          <table:table-cell table:style-name="ce6"/>
          <table:table-cell/>
        </table:table-row>
        <table:table-row table:style-name="ro2">
          <table:table-cell table:style-name="ce7"/>
          <table:table-cell/>
          <table:table-cell table:style-name="ce6"/>
          <table:table-cell/>
        </table:table-row>
        <table:table-row table:style-name="ro2">
          <table:table-cell table:style-name="ce7"/>
          <table:table-cell table:style-name="ce20"/>
          <table:table-cell table:style-name="ce6"/>
          <table:table-cell/>
        </table:table-row>
        <table:table-row table:style-name="ro2">
          <table:table-cell table:style-name="ce18"/>
          <table:table-cell table:style-name="ce20"/>
          <table:table-cell table:number-columns-repeated="2"/>
        </table:table-row>
        <table:table-row table:style-name="ro2">
          <table:table-cell table:style-name="ce15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3"/>
          <table:table-cell table:style-name="ce15"/>
        </table:table-row>
        <table:table-row table:style-name="ro1">
          <table:table-cell table:number-columns-repeated="2"/>
          <table:table-cell table:style-name="ce6"/>
          <table:table-cell table:style-name="ce15"/>
        </table:table-row>
        <table:table-row table:style-name="ro2">
          <table:table-cell table:style-name="ce15"/>
          <table:table-cell table:style-name="ce20"/>
          <table:table-cell table:number-columns-repeated="2"/>
        </table:table-row>
        <table:table-row table:style-name="ro2">
          <table:table-cell table:style-name="ce19"/>
          <table:table-cell table:style-name="ce20"/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number-columns-repeated="2"/>
          <table:table-cell table:style-name="ce6"/>
          <table:table-cell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/>
          <table:table-cell/>
          <table:table-cell table:style-name="ce6"/>
          <table:table-cell/>
        </table:table-row>
        <table:table-row table:style-name="ro2" table:number-rows-repeated="3">
          <table:table-cell table:number-columns-repeated="2"/>
          <table:table-cell table:style-name="ce6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4" office:value-type="string">
            <text:p>Cetorhinidae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Cetorhinus</text:span><text:span text:style-name="T35"> </text:span><text:span text:style-name="T13">maximus</text:span></text:p>
          </table:table-cell>
          <table:table-cell office:value-type="string">
            <text:p><text:span text:style-name="T9">Tiburón</text:span><text:span text:style-name="T58"> </text:span><text:span text:style-name="T37">peregrino</text:span></text:p>
          </table:table-cell>
          <table:table-cell table:style-name="ce6" office:value-type="string">
            <text:p><text:span text:style-name="T9">Mediterráneo</text:span><text:span text:style-name="T38"> </text:span><text:span text:style-name="T9">y</text:span><text:span text:style-name="T38"> </text:span><text:span text:style-name="T9">Atlántico</text:span><text:span text:style-name="T38"> </text:span><text:span text:style-name="T22">ibérico</text:span></text:p>
          </table:table-cell>
          <table:table-cell/>
        </table:table-row>
        <table:table-row table:style-name="ro2">
          <table:table-cell table:style-name="ce19" office:value-type="string">
            <text:p><text:span text:style-name="T37">Alopiidae</text:span><text:span text:style-name="T53">2</text:span>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Odontaspidid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Odontaspis</text:span><text:span text:style-name="T8"> </text:span><text:span text:style-name="T4">ferox</text:span><text:span text:style-name="T31"> </text:span><text:span text:style-name="T9">(Risso,</text:span><text:span text:style-name="T54"> </text:span><text:span text:style-name="T22">1810)</text:span></text:p>
          </table:table-cell>
          <table:table-cell office:value-type="string">
            <text:p>Solrayo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RAJ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Raj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Dipturus</text:span><text:span text:style-name="T8"> </text:span><text:span text:style-name="T4">batis</text:span><text:span text:style-name="T31"> </text:span><text:span text:style-name="T9">(Linnaeus,</text:span><text:span text:style-name="T54"> </text:span><text:span text:style-name="T22">1758)</text:span></text:p>
          </table:table-cell>
          <table:table-cell office:value-type="string">
            <text:p>Noriega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Leucoraja</text:span><text:span text:style-name="T5"> </text:span><text:span text:style-name="T13">circularis</text:span></text:p>
          </table:table-cell>
          <table:table-cell office:value-type="string">
            <text:p><text:span text:style-name="T9">Raya</text:span><text:span text:style-name="T39"> </text:span><text:span text:style-name="T9">falsa</text:span><text:span text:style-name="T38"> </text:span><text:span text:style-name="T17">vel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Leucoraja</text:span><text:span text:style-name="T5"> </text:span><text:span text:style-name="T13">melitensis</text:span></text:p>
          </table:table-cell>
          <table:table-cell office:value-type="string">
            <text:p><text:span text:style-name="T9">Raya</text:span><text:span text:style-name="T39"> </text:span><text:span text:style-name="T9">de</text:span><text:span text:style-name="T38"> </text:span><text:span text:style-name="T17">Malt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Rostroraja</text:span><text:span text:style-name="T7"> </text:span><text:span text:style-name="T4">alba</text:span><text:span text:style-name="T20"> </text:span><text:span text:style-name="T9">(Lacépéde,</text:span><text:span text:style-name="T21"> </text:span><text:span text:style-name="T22">1803)</text:span></text:p>
          </table:table-cell>
          <table:table-cell office:value-type="string">
            <text:p><text:span text:style-name="T9">Raya</text:span><text:span text:style-name="T16"> </text:span><text:span text:style-name="T9">blanca,</text:span><text:span text:style-name="T16"> </text:span><text:span text:style-name="T9">Raya</text:span><text:span text:style-name="T42"> </text:span><text:span text:style-name="T22">bramante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10" office:value-type="string">
            <text:p>Rhinob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hinobatos</text:span><text:span text:style-name="T27"> </text:span><text:span text:style-name="T13">cemiculus</text:span></text:p>
          </table:table-cell>
          <table:table-cell office:value-type="string">
            <text:p><text:span text:style-name="T9">Guitarra</text:span><text:span text:style-name="T38"> </text:span><text:span text:style-name="T37">barbanegr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office:value-type="string">
            <text:p><text:span text:style-name="T4">Rhinobatos</text:span><text:span text:style-name="T27"> </text:span><text:span text:style-name="T13">rhinobatos</text:span></text:p>
          </table:table-cell>
          <table:table-cell office:value-type="string">
            <text:p><text:span text:style-name="T9">Guitarra</text:span><text:span text:style-name="T38"> </text:span><text:span text:style-name="T37">común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Gymnur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Gymnura</text:span><text:span text:style-name="T20"> </text:span><text:span text:style-name="T4">altavela</text:span><text:span text:style-name="T20"> </text:span><text:span text:style-name="T9">(Linnaeus,</text:span><text:span text:style-name="T21"> </text:span><text:span text:style-name="T22">1758)</text:span></text:p>
          </table:table-cell>
          <table:table-cell office:value-type="string">
            <text:p><text:span text:style-name="T9">Raya</text:span><text:span text:style-name="T21"> </text:span><text:span text:style-name="T9">mariposa,</text:span><text:span text:style-name="T28"> </text:span><text:span text:style-name="T22">Mantellin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Pris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ristis</text:span><text:span text:style-name="T20"> </text:span><text:span text:style-name="T4">pectinata</text:span><text:span text:style-name="T20"> </text:span><text:span text:style-name="T9">(Latham,</text:span><text:span text:style-name="T28"> </text:span><text:span text:style-name="T22">1794)</text:span></text:p>
          </table:table-cell>
          <table:table-cell office:value-type="string">
            <text:p><text:span text:style-name="T9">Pez</text:span><text:span text:style-name="T15"> </text:span><text:span text:style-name="T37">sierr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Pristis</text:span><text:span text:style-name="T8"> </text:span><text:span text:style-name="T4">pristis</text:span><text:span text:style-name="T8"> </text:span><text:span text:style-name="T9">(Linnaeus,</text:span><text:span text:style-name="T54"> </text:span><text:span text:style-name="T22">1758)</text:span></text:p>
          </table:table-cell>
          <table:table-cell office:value-type="string">
            <text:p><text:span text:style-name="T9">Pez</text:span><text:span text:style-name="T42"> </text:span><text:span text:style-name="T9">sierra,</text:span><text:span text:style-name="T42"> </text:span><text:span text:style-name="T22">Pejesierra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Mobu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bula</text:span><text:span text:style-name="T5"> </text:span><text:span text:style-name="T13">mobular</text:span></text:p>
          </table:table-cell>
          <table:table-cell office:value-type="string">
            <text:p>Manta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SQUAL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Oxyno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Oxynotus</text:span><text:span text:style-name="T8"> </text:span><text:span text:style-name="T4">centrina</text:span><text:span text:style-name="T8"> </text:span><text:span text:style-name="T9">(Linnaeus,</text:span><text:span text:style-name="T10"> </text:span><text:span text:style-name="T22">1758)</text:span></text:p>
          </table:table-cell>
          <table:table-cell office:value-type="string">
            <text:p><text:span text:style-name="T9">Cerdo</text:span><text:span text:style-name="T38"> </text:span><text:span text:style-name="T37">marin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SQUATI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20" table:number-columns-repeated="2"/>
          <table:table-cell table:number-columns-repeated="2"/>
        </table:table-row>
        <table:table-row table:style-name="ro2">
          <table:table-cell table:style-name="ce6" office:value-type="string">
            <text:p>Squatin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Squatina</text:span><text:span text:style-name="T5"> </text:span><text:span text:style-name="T4">aculeata</text:span><text:span text:style-name="T14"> </text:span><text:span text:style-name="T9">(Dumeril,</text:span><text:span text:style-name="T15"> </text:span><text:span text:style-name="T9">en</text:span><text:span text:style-name="T16"> </text:span><text:span text:style-name="T9">Cuvier,</text:span><text:span text:style-name="T15"> </text:span><text:span text:style-name="T22">1817)</text:span></text:p>
          </table:table-cell>
          <table:table-cell office:value-type="string">
            <text:p><text:span text:style-name="T9">Angelote</text:span><text:span text:style-name="T15"> </text:span><text:span text:style-name="T37">espinos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Squatina</text:span><text:span text:style-name="T20"> </text:span><text:span text:style-name="T4">oculata</text:span><text:span text:style-name="T20"> </text:span><text:span text:style-name="T9">(Bonaparte,</text:span><text:span text:style-name="T21"> </text:span><text:span text:style-name="T22">1840)</text:span></text:p>
          </table:table-cell>
          <table:table-cell office:value-type="string">
            <text:p><text:span text:style-name="T9">Angelote</text:span><text:span text:style-name="T15"> </text:span><text:span text:style-name="T37">manchad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Squatina</text:span><text:span text:style-name="T7"> </text:span><text:span text:style-name="T4">squatina</text:span><text:span text:style-name="T20"> </text:span><text:span text:style-name="T9">(Linnaeus,</text:span><text:span text:style-name="T21"> </text:span><text:span text:style-name="T22">1758)</text:span></text:p>
          </table:table-cell>
          <table:table-cell office:value-type="string">
            <text:p>Angelote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1">
          <table:table-cell table:style-name="ce7" office:value-type="string">
            <text:p><text:span text:style-name="T4">Squatina</text:span><text:span text:style-name="T7"> </text:span><text:span text:style-name="T4">squatina</text:span><text:span text:style-name="T20"> </text:span><text:span text:style-name="T9">(Linnaeus,</text:span><text:span text:style-name="T21"> </text:span><text:span text:style-name="T22">1758).</text:span></text:p>
          </table:table-cell>
          <table:table-cell office:value-type="string">
            <text:p>Angelote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1">
          <table:table-cell table:style-name="ce7" office:value-type="string">
            <text:p><text:span text:style-name="T4">Squatina</text:span><text:span text:style-name="T7"> </text:span><text:span text:style-name="T4">oculata</text:span><text:span text:style-name="T20"> </text:span><text:span text:style-name="T9">Bonaparte,</text:span><text:span text:style-name="T21"> </text:span><text:span text:style-name="T22">1840.</text:span></text:p>
          </table:table-cell>
          <table:table-cell office:value-type="string">
            <text:p><text:span text:style-name="T9">Angelote</text:span><text:span text:style-name="T15"> </text:span><text:span text:style-name="T37">manchad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1">
          <table:table-cell table:style-name="ce7" office:value-type="string">
            <text:p><text:span text:style-name="T4">Squatina</text:span><text:span text:style-name="T18"> </text:span><text:span text:style-name="T4">aculeata</text:span><text:span text:style-name="T18"> </text:span><text:span text:style-name="T9">Cuvier,</text:span><text:span text:style-name="T38"> </text:span><text:span text:style-name="T22">1829.</text:span></text:p>
          </table:table-cell>
          <table:table-cell office:value-type="string">
            <text:p><text:span text:style-name="T9">Angelote</text:span><text:span text:style-name="T15"> </text:span><text:span text:style-name="T37">espinos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SYNGNATH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Syngnat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ippocampus</text:span><text:span text:style-name="T33"> </text:span><text:span text:style-name="T4">guttulatus</text:span><text:span text:style-name="T19"> </text:span><text:span text:style-name="T4">(=H.</text:span><text:span text:style-name="T33"> </text:span><text:span text:style-name="T11">ramulosus)</text:span></text:p>
          </table:table-cell>
          <table:table-cell office:value-type="string">
            <text:p><text:span text:style-name="T9">Caballito</text:span><text:span text:style-name="T39"> </text:span><text:span text:style-name="T9">de</text:span><text:span text:style-name="T38"> </text:span><text:span text:style-name="T43">mar</text:span></text:p>
          </table:table-cell>
          <table:table-cell table:style-name="ce6" office:value-type="string">
            <text:p><text:span text:style-name="T9">Mediterráneo</text:span><text:span text:style-name="T38"> </text:span><text:span text:style-name="T9">y</text:span><text:span text:style-name="T38"> </text:span><text:span text:style-name="T9">Atlántico</text:span><text:span text:style-name="T38"> </text:span><text:span text:style-name="T22">ibérico</text:span></text:p>
          </table:table-cell>
          <table:table-cell/>
        </table:table-row>
        <table:table-row table:style-name="ro2">
          <table:table-cell office:value-type="string">
            <text:p><text:span text:style-name="T4">Hippocampus</text:span><text:span text:style-name="T55"> </text:span><text:span text:style-name="T13">hippocampus</text:span></text:p>
          </table:table-cell>
          <table:table-cell office:value-type="string">
            <text:p><text:span text:style-name="T9">Caballito</text:span><text:span text:style-name="T39"> </text:span><text:span text:style-name="T9">de</text:span><text:span text:style-name="T38"> </text:span><text:span text:style-name="T43">mar</text:span></text:p>
          </table:table-cell>
          <table:table-cell table:style-name="ce6" office:value-type="string">
            <text:p><text:span text:style-name="T9">Mediterráneo</text:span><text:span text:style-name="T38"> </text:span><text:span text:style-name="T9">y</text:span><text:span text:style-name="T38"> </text:span><text:span text:style-name="T9">Atlántico</text:span><text:span text:style-name="T38"> </text:span><text:span text:style-name="T22">ibérico</text:span></text:p>
          </table:table-cell>
          <table:table-cell/>
        </table:table-row>
        <table:table-row table:style-name="ro2">
          <table:table-cell table:style-name="ce15" office:value-type="string">
            <text:p>TETRAODONT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Diodon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ilomycterus</text:span><text:span text:style-name="T55"> </text:span><text:span text:style-name="T13">atringa</text:span></text:p>
          </table:table-cell>
          <table:table-cell office:value-type="string">
            <text:p><text:span text:style-name="T22">Tamboril</text:span><text:span text:style-name="T42"> </text:span><text:span text:style-name="T37">espinos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ACIPENSER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cipens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ipenser</text:span><text:span text:style-name="T19"> </text:span><text:span text:style-name="T13">sturio</text:span></text:p>
          </table:table-cell>
          <table:table-cell office:value-type="string">
            <text:p>Esturión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CYPRI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ypr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aecypris</text:span><text:span text:style-name="T35"> </text:span><text:span text:style-name="T13">hispanica</text:span></text:p>
          </table:table-cell>
          <table:table-cell office:value-type="string">
            <text:p>Jarabugo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Chondrostoma</text:span><text:span text:style-name="T20"> </text:span><text:span text:style-name="T13">arcasii</text:span></text:p>
          </table:table-cell>
          <table:table-cell office:value-type="string">
            <text:p>Bermejuel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arachondrostoma</text:span><text:span text:style-name="T8"> </text:span><text:span text:style-name="T4">arrigonis</text:span><text:span text:style-name="T8"> </text:span><text:span text:style-name="T4">(=Chondrostoma</text:span><text:span text:style-name="T8"> </text:span><text:span text:style-name="T11">arrigonis)</text:span></text:p>
          </table:table-cell>
          <table:table-cell office:value-type="string">
            <text:p>Loína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Squalius</text:span><text:span text:style-name="T8"> </text:span><text:span text:style-name="T4">palaciosi</text:span><text:span text:style-name="T31"> </text:span><text:span text:style-name="T4">(=Iberocypris</text:span><text:span text:style-name="T31"> </text:span><text:span text:style-name="T11">palaciosi)</text:span></text:p>
          </table:table-cell>
          <table:table-cell office:value-type="string">
            <text:p>Bogardilla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15" office:value-type="string">
            <text:p>CYPRINIDONT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yprinodon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hanius</text:span><text:span text:style-name="T33"> </text:span><text:span text:style-name="T6">baeticus</text:span></text:p>
          </table:table-cell>
          <table:table-cell office:value-type="string">
            <text:p><text:span text:style-name="T9">Salinete,</text:span><text:span text:style-name="T10"> </text:span><text:span text:style-name="T9">Fartet</text:span><text:span text:style-name="T10"> </text:span><text:span text:style-name="T22">atlántic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Aphanius</text:span><text:span text:style-name="T33"> </text:span><text:span text:style-name="T6">iberus</text:span></text:p>
          </table:table-cell>
          <table:table-cell office:value-type="string">
            <text:p>Fartet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Valenc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Valencia</text:span><text:span text:style-name="T26"> </text:span><text:span text:style-name="T13">hispanica</text:span></text:p>
          </table:table-cell>
          <table:table-cell office:value-type="string">
            <text:p>Samaruc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PERC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Blenn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alaria</text:span><text:span text:style-name="T7"> </text:span><text:span text:style-name="T4">fluviatilis</text:span><text:span text:style-name="T20"> </text:span><text:span text:style-name="T4">(=</text:span><text:span text:style-name="T7"> </text:span><text:span text:style-name="T4">Blennius</text:span><text:span text:style-name="T20"> </text:span><text:span text:style-name="T11">fluviatilis)</text:span></text:p>
          </table:table-cell>
          <table:table-cell office:value-type="string">
            <text:p>Fraile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SCORPAE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ot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ttus</text:span><text:span text:style-name="T18"> </text:span><text:span text:style-name="T4">aturi</text:span><text:span text:style-name="T5"> </text:span><text:span text:style-name="T4">(=</text:span><text:span text:style-name="T5"> </text:span><text:span text:style-name="T4">C.</text:span><text:span text:style-name="T18"> </text:span><text:span text:style-name="T11">gobio)</text:span></text:p>
          </table:table-cell>
          <table:table-cell office:value-type="string">
            <text:p>Burtaina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Cottus</text:span><text:span text:style-name="T20"> </text:span><text:span text:style-name="T4">hispaniolensis</text:span><text:span text:style-name="T24"> </text:span><text:span text:style-name="T4">(=</text:span><text:span text:style-name="T24"> </text:span><text:span text:style-name="T4">C.</text:span><text:span text:style-name="T24"> </text:span><text:span text:style-name="T11">gobio)</text:span></text:p>
          </table:table-cell>
          <table:table-cell office:value-type="string">
            <text:p>Cavilat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CHONDRICHTHY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10" office:value-type="string">
            <text:p>Dasya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Bathytoshia</text:span><text:span text:style-name="T7"> </text:span><text:span text:style-name="T4">lata</text:span><text:span text:style-name="T14"> </text:span><text:span text:style-name="T9">(Garman,</text:span><text:span text:style-name="T42"> </text:span><text:span text:style-name="T22">1880)</text:span></text:p>
          </table:table-cell>
          <table:table-cell office:value-type="string">
            <text:p><text:span text:style-name="T9">Raya</text:span><text:span text:style-name="T38"> </text:span><text:span text:style-name="T67">marrón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7" office:value-type="string">
            <text:p><text:span text:style-name="T4">Dasyatis</text:span><text:span text:style-name="T8"> </text:span><text:span text:style-name="T4">pastinaca</text:span><text:span text:style-name="T8"> </text:span><text:span text:style-name="T9">(Linnaeus,</text:span><text:span text:style-name="T10"> </text:span><text:span text:style-name="T22">1758)</text:span></text:p>
          </table:table-cell>
          <table:table-cell office:value-type="string">
            <text:p><text:span text:style-name="T9">Pastinaca,</text:span><text:span text:style-name="T42"> </text:span><text:span text:style-name="T9">Raya</text:span><text:span text:style-name="T21"> </text:span><text:span text:style-name="T9">látigo</text:span><text:span text:style-name="T21"> </text:span><text:span text:style-name="T9">común,</text:span><text:span text:style-name="T21"> </text:span><text:span text:style-name="T22">Chuch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6" office:value-type="string">
            <text:p>Mylioba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Aetomylaeus</text:span><text:span text:style-name="T31"> </text:span><text:span text:style-name="T4">bovinus</text:span><text:span text:style-name="T33"> </text:span><text:span text:style-name="T9">(É.</text:span><text:span text:style-name="T54"> </text:span><text:span text:style-name="T9">Geoffroy</text:span><text:span text:style-name="T56"> </text:span><text:span text:style-name="T9">Saint-Hilaire,</text:span><text:span text:style-name="T56"> </text:span><text:span text:style-name="T22">1817)</text:span></text:p>
          </table:table-cell>
          <table:table-cell office:value-type="string">
            <text:p><text:span text:style-name="T9">Raya</text:span><text:span text:style-name="T15"> </text:span><text:span text:style-name="T9">toro,</text:span><text:span text:style-name="T16"> </text:span><text:span text:style-name="T9">Pez</text:span><text:span text:style-name="T15"> </text:span><text:span text:style-name="T22">obisp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10" office:value-type="string">
            <text:p>Odontaspid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archarias</text:span><text:span text:style-name="T19"> </text:span><text:span text:style-name="T4">taurus</text:span><text:span text:style-name="T19"> </text:span><text:span text:style-name="T9">Rafinesque,</text:span><text:span text:style-name="T57"> </text:span><text:span text:style-name="T17">1810</text:span></text:p>
          </table:table-cell>
          <table:table-cell office:value-type="string">
            <text:p><text:span text:style-name="T9">Tiburón</text:span><text:span text:style-name="T66"> </text:span><text:span text:style-name="T9">toro,</text:span><text:span text:style-name="T39"> </text:span><text:span text:style-name="T9">Tiburón</text:span><text:span text:style-name="T66"> </text:span><text:span text:style-name="T9">toro</text:span><text:span text:style-name="T39"> </text:span><text:span text:style-name="T22">bacota</text:span></text:p>
          </table:table-cell>
          <table:table-cell table:style-name="ce6" office:value-type="string">
            <text:p>Todas</text:p>
          </table:table-cell>
          <table:table-cell/>
        </table:table-row>
        <table:table-row table:style-name="ro2">
          <table:table-cell table:style-name="ce10" office:value-type="string">
            <text:p>Rhinopter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Rhinoptera</text:span><text:span text:style-name="T32"> </text:span><text:span text:style-name="T4">marginata</text:span><text:span text:style-name="T18"> </text:span><text:span text:style-name="T9">Geoffroy,</text:span><text:span text:style-name="T39"> </text:span><text:span text:style-name="T17">1817</text:span></text:p>
          </table:table-cell>
          <table:table-cell office:value-type="string">
            <text:p><text:span text:style-name="T9">Gavilán</text:span><text:span text:style-name="T42"> </text:span><text:span text:style-name="T9">lusitánico,</text:span><text:span text:style-name="T21"> </text:span><text:span text:style-name="T9">Pez</text:span><text:span text:style-name="T21"> </text:span><text:span text:style-name="T22">arzobispo</text:span></text:p>
          </table:table-cell>
          <table:table-cell table:style-name="ce6" office:value-type="string">
            <text:p>Mediterráneo</text:p>
          </table:table-cell>
          <table:table-cell/>
        </table:table-row>
        <table:table-row table:style-name="ro2">
          <table:table-cell table:style-name="ce18" office:value-type="string">
            <text:p>ANFIBIO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AUDAT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Salamand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ioglossa</text:span><text:span text:style-name="T5"> </text:span><text:span text:style-name="T13">lusitanica</text:span></text:p>
          </table:table-cell>
          <table:table-cell office:value-type="string">
            <text:p><text:span text:style-name="T9">Salamandra</text:span><text:span text:style-name="T42"> </text:span><text:span text:style-name="T67">rabilarg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alotriton</text:span><text:span text:style-name="T32"> </text:span><text:span text:style-name="T6">arnoldi</text:span></text:p>
          </table:table-cell>
          <table:table-cell office:value-type="string">
            <text:p><text:span text:style-name="T9">Tritón</text:span><text:span text:style-name="T69"> </text:span><text:span text:style-name="T9">del</text:span><text:span text:style-name="T70"> </text:span><text:span text:style-name="T22">Montseny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Calotriton</text:span><text:span text:style-name="T24"> </text:span><text:span text:style-name="T4">(Euproctus)</text:span><text:span text:style-name="T8"> </text:span><text:span text:style-name="T11">asper</text:span></text:p>
          </table:table-cell>
          <table:table-cell office:value-type="string">
            <text:p><text:span text:style-name="T9">Tritón</text:span><text:span text:style-name="T71"> </text:span><text:span text:style-name="T37">pirenaico</text:span>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office:value-type="string">
            <text:p><text:span text:style-name="T1">Nombre</text:span><text:span text:style-name="T2"> </text:span><text:span text:style-name="T3">científico</text:span></text:p>
          </table:table-cell>
          <table:table-cell table:style-name="ce8" office:value-type="string">
            <text:p><text:span text:style-name="T1">Nombre</text:span><text:span text:style-name="T2"> </text:span><text:span text:style-name="T65">común</text:span></text:p>
          </table:table-cell>
          <table:table-cell table:style-name="ce8" office:value-type="string">
            <text:p><text:span text:style-name="T1">Población</text:span><text:span text:style-name="T78"> </text:span><text:span text:style-name="T3">referida</text:span></text:p>
          </table:table-cell>
          <table:table-cell table:style-name="ce24" office:value-type="string">
            <text:p><text:span text:style-name="T1">Categoría</text:span><text:span text:style-name="T81"> </text:span><text:span text:style-name="T1">del</text:span><text:span text:style-name="T81"> </text:span><text:span text:style-name="T82">Catálogo</text:span></text:p>
          </table:table-cell>
        </table:table-row>
        <table:table-row table:style-name="ro2">
          <table:table-cell table:style-name="ce11" office:value-type="string">
            <text:p><text:span text:style-name="T4">Lissotriton</text:span><text:span text:style-name="T18"> </text:span><text:span text:style-name="T4">boscai</text:span><text:span text:style-name="T18"> </text:span><text:span text:style-name="T4">(antes</text:span><text:span text:style-name="T18"> </text:span><text:span text:style-name="T4">Triturus</text:span><text:span text:style-name="T5"> </text:span><text:span text:style-name="T11">boscai)</text:span></text:p>
          </table:table-cell>
          <table:table-cell table:style-name="ce14" office:value-type="string">
            <text:p><text:span text:style-name="T9">Tritón</text:span><text:span text:style-name="T71"> </text:span><text:span text:style-name="T37">ibérico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Lissotriton</text:span><text:span text:style-name="T14"> </text:span><text:span text:style-name="T4">helveticus</text:span><text:span text:style-name="T7"> </text:span><text:span text:style-name="T4">(antes</text:span><text:span text:style-name="T14"> </text:span><text:span text:style-name="T4">Triturus</text:span><text:span text:style-name="T7"> </text:span><text:span text:style-name="T11">helveticus)</text:span></text:p>
          </table:table-cell>
          <table:table-cell office:value-type="string">
            <text:p><text:span text:style-name="T9">Tritón</text:span><text:span text:style-name="T71"> </text:span><text:span text:style-name="T67">palme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triton</text:span><text:span text:style-name="T14"> </text:span><text:span text:style-name="T4">alpestris</text:span><text:span text:style-name="T14"> </text:span><text:span text:style-name="T4">(antes</text:span><text:span text:style-name="T7"> </text:span><text:span text:style-name="T4">Triturus</text:span><text:span text:style-name="T14"> </text:span><text:span text:style-name="T11">alpestris)</text:span></text:p>
          </table:table-cell>
          <table:table-cell office:value-type="string">
            <text:p><text:span text:style-name="T9">Tritón</text:span><text:span text:style-name="T71"> </text:span><text:span text:style-name="T67">alpin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leurodeles</text:span><text:span text:style-name="T27"> </text:span><text:span text:style-name="T13">waltl</text:span></text:p>
          </table:table-cell>
          <table:table-cell office:value-type="string">
            <text:p>Gallipat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alamandra</text:span><text:span text:style-name="T7"> </text:span><text:span text:style-name="T13">algira</text:span></text:p>
          </table:table-cell>
          <table:table-cell office:value-type="string">
            <text:p><text:span text:style-name="T9">Salamandra</text:span><text:span text:style-name="T42"> </text:span><text:span text:style-name="T37">norteafrican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Triturus</text:span><text:span text:style-name="T26"> </text:span><text:span text:style-name="T13">marmoratus</text:span></text:p>
          </table:table-cell>
          <table:table-cell office:value-type="string">
            <text:p><text:span text:style-name="T9">Tritón</text:span><text:span text:style-name="T71"> </text:span><text:span text:style-name="T67">jaspe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riturus</text:span><text:span text:style-name="T26"> </text:span><text:span text:style-name="T13">pygmaeus</text:span></text:p>
          </table:table-cell>
          <table:table-cell office:value-type="string">
            <text:p><text:span text:style-name="T9">Tritón</text:span><text:span text:style-name="T71"> </text:span><text:span text:style-name="T67">pigme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NUR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y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ytes</text:span><text:span text:style-name="T20"> </text:span><text:span text:style-name="T13">cisternasi</text:span></text:p>
          </table:table-cell>
          <table:table-cell office:value-type="string">
            <text:p><text:span text:style-name="T9">Sapo</text:span><text:span text:style-name="T38"> </text:span><text:span text:style-name="T9">partero</text:span><text:span text:style-name="T38"> </text:span><text:span text:style-name="T22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lytes</text:span><text:span text:style-name="T20"> </text:span><text:span text:style-name="T13">dickhileni</text:span></text:p>
          </table:table-cell>
          <table:table-cell office:value-type="string">
            <text:p><text:span text:style-name="T9">Sapo</text:span><text:span text:style-name="T38"> </text:span><text:span text:style-name="T9">partero</text:span><text:span text:style-name="T38"> </text:span><text:span text:style-name="T22">bétic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lytes</text:span><text:span text:style-name="T20"> </text:span><text:span text:style-name="T13">muletensis</text:span></text:p>
          </table:table-cell>
          <table:table-cell office:value-type="string">
            <text:p>Ferreret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Alytes</text:span><text:span text:style-name="T20"> </text:span><text:span text:style-name="T13">obstetricans</text:span></text:p>
          </table:table-cell>
          <table:table-cell office:value-type="string">
            <text:p><text:span text:style-name="T9">Sapo</text:span><text:span text:style-name="T38"> </text:span><text:span text:style-name="T9">partero</text:span><text:span text:style-name="T38"> </text:span><text:span text:style-name="T22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iscoglossus</text:span><text:span text:style-name="T12"> </text:span><text:span text:style-name="T13">galganoi</text:span></text:p>
          </table:table-cell>
          <table:table-cell office:value-type="string">
            <text:p><text:span text:style-name="T9">Sapillo</text:span><text:span text:style-name="T39"> </text:span><text:span text:style-name="T9">pintojo</text:span><text:span text:style-name="T39"> </text:span><text:span text:style-name="T22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iscoglossus</text:span><text:span text:style-name="T12"> </text:span><text:span text:style-name="T6">jeanneae</text:span></text:p>
          </table:table-cell>
          <table:table-cell office:value-type="string">
            <text:p><text:span text:style-name="T9">Sapillo</text:span><text:span text:style-name="T39"> </text:span><text:span text:style-name="T9">pintojo</text:span><text:span text:style-name="T39"> </text:span><text:span text:style-name="T22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iscoglossus</text:span><text:span text:style-name="T12"> </text:span><text:span text:style-name="T13">pictus</text:span></text:p>
          </table:table-cell>
          <table:table-cell office:value-type="string">
            <text:p><text:span text:style-name="T9">Sapillo</text:span><text:span text:style-name="T39"> </text:span><text:span text:style-name="T9">pintojo</text:span><text:span text:style-name="T39"> </text:span><text:span text:style-name="T22">mediterráne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a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ana</text:span><text:span text:style-name="T18"> </text:span><text:span text:style-name="T13">dalmatina</text:span></text:p>
          </table:table-cell>
          <table:table-cell office:value-type="string">
            <text:p><text:span text:style-name="T9">Rana</text:span><text:span text:style-name="T38"> </text:span><text:span text:style-name="T58">ági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ana</text:span><text:span text:style-name="T18"> </text:span><text:span text:style-name="T6">iberica</text:span></text:p>
          </table:table-cell>
          <table:table-cell office:value-type="string">
            <text:p><text:span text:style-name="T9">Rana</text:span><text:span text:style-name="T38"> </text:span><text:span text:style-name="T67">patilar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ana</text:span><text:span text:style-name="T18"> </text:span><text:span text:style-name="T6">pyrenaica</text:span></text:p>
          </table:table-cell>
          <table:table-cell office:value-type="string">
            <text:p><text:span text:style-name="T9">Rana</text:span><text:span text:style-name="T38"> </text:span><text:span text:style-name="T67">pirenaic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ana</text:span><text:span text:style-name="T18"> </text:span><text:span text:style-name="T13">temporaria</text:span></text:p>
          </table:table-cell>
          <table:table-cell office:value-type="string">
            <text:p><text:span text:style-name="T9">Rana</text:span><text:span text:style-name="T38"> </text:span><text:span text:style-name="T67">bermej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elob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lobates</text:span><text:span text:style-name="T19"> </text:span><text:span text:style-name="T6">cultripes</text:span></text:p>
          </table:table-cell>
          <table:table-cell office:value-type="string">
            <text:p><text:span text:style-name="T9">Sapo</text:span><text:span text:style-name="T39"> </text:span><text:span text:style-name="T9">de</text:span><text:span text:style-name="T38"> </text:span><text:span text:style-name="T22">espuelas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elody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lodytes</text:span><text:span text:style-name="T5"> </text:span><text:span text:style-name="T4">ibericus</text:span><text:span text:style-name="T5"> </text:span><text:span text:style-name="T4">(antes</text:span><text:span text:style-name="T5"> </text:span><text:span text:style-name="T4">P.</text:span><text:span text:style-name="T5"> </text:span><text:span text:style-name="T11">punctatus)</text:span></text:p>
          </table:table-cell>
          <table:table-cell office:value-type="string">
            <text:p><text:span text:style-name="T9">Sapillo</text:span><text:span text:style-name="T38"> </text:span><text:span text:style-name="T9">moteado</text:span><text:span text:style-name="T15"> </text:span><text:span text:style-name="T22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elodytes</text:span><text:span text:style-name="T19"> </text:span><text:span text:style-name="T6">punctatus</text:span></text:p>
          </table:table-cell>
          <table:table-cell office:value-type="string">
            <text:p><text:span text:style-name="T9">Sapillo</text:span><text:span text:style-name="T38"> </text:span><text:span text:style-name="T9">moteado</text:span><text:span text:style-name="T15"> </text:span><text:span text:style-name="T22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Hy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la</text:span><text:span text:style-name="T32"> </text:span><text:span text:style-name="T6">arborea</text:span></text:p>
          </table:table-cell>
          <table:table-cell office:value-type="string">
            <text:p><text:span text:style-name="T9">Ranita</text:span><text:span text:style-name="T39"> </text:span><text:span text:style-name="T9">de</text:span><text:span text:style-name="T38"> </text:span><text:span text:style-name="T9">San</text:span><text:span text:style-name="T38"> </text:span><text:span text:style-name="T17">Antó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yla</text:span><text:span text:style-name="T32"> </text:span><text:span text:style-name="T6">meridionalis</text:span></text:p>
          </table:table-cell>
          <table:table-cell office:value-type="string">
            <text:p><text:span text:style-name="T9">Ranita</text:span><text:span text:style-name="T38"> </text:span><text:span text:style-name="T37">meridional</text:span></text:p>
          </table:table-cell>
          <table:table-cell table:style-name="ce6" office:value-type="string">
            <text:p><text:span text:style-name="T9">Península</text:span><text:span text:style-name="T39"> </text:span><text:span text:style-name="T9">y</text:span><text:span text:style-name="T38"> </text:span><text:span text:style-name="T22">Baleares</text:span></text:p>
          </table:table-cell>
          <table:table-cell/>
        </table:table-row>
        <table:table-row table:style-name="ro2">
          <table:table-cell table:style-name="ce6" office:value-type="string">
            <text:p>Buf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fo</text:span><text:span text:style-name="T25"> </text:span><text:span text:style-name="T13">calamita</text:span></text:p>
          </table:table-cell>
          <table:table-cell office:value-type="string">
            <text:p><text:span text:style-name="T9">Sapo</text:span><text:span text:style-name="T38"> </text:span><text:span text:style-name="T67">corred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fo</text:span><text:span text:style-name="T14"> </text:span><text:span text:style-name="T4">balearicus</text:span><text:span text:style-name="T14"> </text:span><text:span text:style-name="T4">(=</text:span><text:span text:style-name="T14"> </text:span><text:span text:style-name="T4">Bufo</text:span><text:span text:style-name="T14"> </text:span><text:span text:style-name="T11">viridis)</text:span></text:p>
          </table:table-cell>
          <table:table-cell office:value-type="string">
            <text:p><text:span text:style-name="T9">Sapo</text:span><text:span text:style-name="T38"> </text:span><text:span text:style-name="T9">verde</text:span><text:span text:style-name="T38"> </text:span><text:span text:style-name="T22">balear</text:span></text:p>
          </table:table-cell>
          <table:table-cell table:number-columns-repeated="2"/>
        </table:table-row>
        <table:table-row table:style-name="ro2">
          <table:table-cell table:style-name="ce18" office:value-type="string">
            <text:p>REPTIL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HELONI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Testud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11">Testudo</text:span><text:span text:style-name="T20"> </text:span><text:span text:style-name="T13">graeca</text:span></text:p>
          </table:table-cell>
          <table:table-cell office:value-type="string">
            <text:p><text:span text:style-name="T22">Tortuga</text:span><text:span text:style-name="T15"> </text:span><text:span text:style-name="T72">mo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11">Testudo</text:span><text:span text:style-name="T20"> </text:span><text:span text:style-name="T6">hermanni</text:span></text:p>
          </table:table-cell>
          <table:table-cell office:value-type="string">
            <text:p><text:span text:style-name="T22">Tortuga</text:span><text:span text:style-name="T15"> </text:span><text:span text:style-name="T67">mediterránea</text:span></text:p>
          </table:table-cell>
          <table:table-cell table:style-name="ce6" office:value-type="string">
            <text:p>Baleares</text:p>
          </table:table-cell>
          <table:table-cell/>
        </table:table-row>
        <table:table-row table:style-name="ro1">
          <table:table-cell office:value-type="string">
            <text:p><text:span text:style-name="T11">Testudo</text:span><text:span text:style-name="T20"> </text:span><text:span text:style-name="T6">hermanni</text:span></text:p>
          </table:table-cell>
          <table:table-cell office:value-type="string">
            <text:p><text:span text:style-name="T22">Tortuga</text:span><text:span text:style-name="T15"> </text:span><text:span text:style-name="T67">mediterránea</text:span></text:p>
          </table:table-cell>
          <table:table-cell table:style-name="ce6" office:value-type="string">
            <text:p>Península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Chelon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retta</text:span><text:span text:style-name="T18"> </text:span><text:span text:style-name="T13">caretta</text:span></text:p>
          </table:table-cell>
          <table:table-cell office:value-type="string">
            <text:p><text:span text:style-name="T22">Tortuga</text:span><text:span text:style-name="T15"> </text:span><text:span text:style-name="T72">bob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elonia</text:span><text:span text:style-name="T5"> </text:span><text:span text:style-name="T13">mydas</text:span></text:p>
          </table:table-cell>
          <table:table-cell office:value-type="string">
            <text:p><text:span text:style-name="T22">Tortuga</text:span><text:span text:style-name="T15"> </text:span><text:span text:style-name="T58">ver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retmochelys</text:span><text:span text:style-name="T12"> </text:span><text:span text:style-name="T13">imbricata</text:span></text:p>
          </table:table-cell>
          <table:table-cell office:value-type="string">
            <text:p><text:span text:style-name="T22">Tortuga</text:span><text:span text:style-name="T15"> </text:span><text:span text:style-name="T72">carey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epidochelys</text:span><text:span text:style-name="T12"> </text:span><text:span text:style-name="T13">kempii</text:span></text:p>
          </table:table-cell>
          <table:table-cell office:value-type="string">
            <text:p><text:span text:style-name="T22">Tortuga</text:span><text:span text:style-name="T15"> </text:span><text:span text:style-name="T67">golfina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Lepidochelys</text:span><text:span text:style-name="T19"> </text:span><text:span text:style-name="T4">olivacea</text:span><text:span text:style-name="T19"> </text:span><text:span text:style-name="T9">(Eschscholtz,</text:span><text:span text:style-name="T57"> </text:span><text:span text:style-name="T22">1829).</text:span></text:p>
          </table:table-cell>
          <table:table-cell office:value-type="string">
            <text:p><text:span text:style-name="T22">Tortuga</text:span><text:span text:style-name="T15"> </text:span><text:span text:style-name="T67">olivácea.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Dermochely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rmochelys</text:span><text:span text:style-name="T12"> </text:span><text:span text:style-name="T13">coriacea</text:span></text:p>
          </table:table-cell>
          <table:table-cell office:value-type="string">
            <text:p><text:span text:style-name="T22">Tortuga</text:span><text:span text:style-name="T15"> </text:span><text:span text:style-name="T58">laúd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Emyd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Emys</text:span><text:span text:style-name="T31"> </text:span><text:span text:style-name="T4">orbicularis</text:span><text:span text:style-name="T33"> </text:span><text:span text:style-name="T9">(Linnaeus,</text:span><text:span text:style-name="T56"> </text:span><text:span text:style-name="T22">1758)</text:span></text:p>
          </table:table-cell>
          <table:table-cell office:value-type="string">
            <text:p><text:span text:style-name="T9">Galápago</text:span><text:span text:style-name="T16"> </text:span><text:span text:style-name="T37">europe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Batagu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auremys</text:span><text:span text:style-name="T35"> </text:span><text:span text:style-name="T13">leprosa</text:span></text:p>
          </table:table-cell>
          <table:table-cell office:value-type="string">
            <text:p><text:span text:style-name="T9">Galápago</text:span><text:span text:style-name="T16"> </text:span><text:span text:style-name="T37">lepros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AURI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hamaele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amaeleo</text:span><text:span text:style-name="T7"> </text:span><text:span text:style-name="T13">chamaeleon</text:span></text:p>
          </table:table-cell>
          <table:table-cell office:value-type="string">
            <text:p><text:span text:style-name="T9">Camaleón</text:span><text:span text:style-name="T16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Gekk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emidactylus</text:span><text:span text:style-name="T12"> </text:span><text:span text:style-name="T13">turcicus</text:span></text:p>
          </table:table-cell>
          <table:table-cell office:value-type="string">
            <text:p><text:span text:style-name="T9">Salamanquesa</text:span><text:span text:style-name="T21"> </text:span><text:span text:style-name="T37">rosada</text:span></text:p>
          </table:table-cell>
          <table:table-cell table:style-name="ce6" office:value-type="string">
            <text:p><text:span text:style-name="T9">Península</text:span><text:span text:style-name="T39"> </text:span><text:span text:style-name="T9">y</text:span><text:span text:style-name="T38"> </text:span><text:span text:style-name="T22">Baleares</text:span></text:p>
          </table:table-cell>
          <table:table-cell/>
        </table:table-row>
        <table:table-row table:style-name="ro2">
          <table:table-cell office:value-type="string">
            <text:p><text:span text:style-name="T11">Tarentola</text:span><text:span text:style-name="T31"> </text:span><text:span text:style-name="T13">angustimentalis</text:span></text:p>
          </table:table-cell>
          <table:table-cell office:value-type="string">
            <text:p><text:span text:style-name="T9">Perenquén</text:span><text:span text:style-name="T16"> </text:span><text:span text:style-name="T67">major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arentola</text:span><text:span text:style-name="T31"> </text:span><text:span text:style-name="T13">boettgeri</text:span></text:p>
          </table:table-cell>
          <table:table-cell office:value-type="string">
            <text:p><text:span text:style-name="T9">Perenquén</text:span><text:span text:style-name="T38"> </text:span><text:span text:style-name="T9">de</text:span><text:span text:style-name="T15"> </text:span><text:span text:style-name="T9">Gran</text:span><text:span text:style-name="T15"> </text:span><text:span text:style-name="T22">Ca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arentola</text:span><text:span text:style-name="T31"> </text:span><text:span text:style-name="T13">delalandi</text:span></text:p>
          </table:table-cell>
          <table:table-cell office:value-type="string">
            <text:p><text:span text:style-name="T9">Perenquén</text:span><text:span text:style-name="T16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arentola</text:span><text:span text:style-name="T31"> </text:span><text:span text:style-name="T13">gomerensis</text:span></text:p>
          </table:table-cell>
          <table:table-cell office:value-type="string">
            <text:p><text:span text:style-name="T9">Perenquén</text:span><text:span text:style-name="T38"> </text:span><text:span text:style-name="T9">gomero</text:span><text:span text:style-name="T15"> </text:span><text:span text:style-name="T9">ó</text:span><text:span text:style-name="T15"> </text:span><text:span text:style-name="T22">Praca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arentola</text:span><text:span text:style-name="T31"> </text:span><text:span text:style-name="T13">mauritanica</text:span></text:p>
          </table:table-cell>
          <table:table-cell office:value-type="string">
            <text:p><text:span text:style-name="T9">Salamanquesa</text:span><text:span text:style-name="T21"> </text:span><text:span text:style-name="T72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cin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19"> </text:span><text:span text:style-name="T13">bedriagai</text:span></text:p>
          </table:table-cell>
          <table:table-cell office:value-type="string">
            <text:p><text:span text:style-name="T9">Eslizón</text:span><text:span text:style-name="T68"> </text:span><text:span text:style-name="T37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19"> </text:span><text:span text:style-name="T6">colosii</text:span></text:p>
          </table:table-cell>
          <table:table-cell office:value-type="string">
            <text:p><text:span text:style-name="T9">Eslizón</text:span><text:span text:style-name="T68"> </text:span><text:span text:style-name="T37">rif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19"> </text:span><text:span text:style-name="T6">pseudostriatus</text:span></text:p>
          </table:table-cell>
          <table:table-cell office:value-type="string">
            <text:p><text:span text:style-name="T9">Eslizón</text:span><text:span text:style-name="T39"> </text:span><text:span text:style-name="T9">tridáctilo</text:span><text:span text:style-name="T39"> </text:span><text:span text:style-name="T9">del</text:span><text:span text:style-name="T39"> </text:span><text:span text:style-name="T22">Atl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19"> </text:span><text:span text:style-name="T6">sexlineatus</text:span></text:p>
          </table:table-cell>
          <table:table-cell office:value-type="string">
            <text:p><text:span text:style-name="T9">Lisa</text:span><text:span text:style-name="T68"> </text:span><text:span text:style-name="T37">granca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19"> </text:span><text:span text:style-name="T13">simonyi</text:span></text:p>
          </table:table-cell>
          <table:table-cell office:value-type="string">
            <text:p>Lisnej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alcides</text:span><text:span text:style-name="T31"> </text:span><text:span text:style-name="T4">striatus</text:span><text:span text:style-name="T31"> </text:span><text:span text:style-name="T4">(antes</text:span><text:span text:style-name="T33"> </text:span><text:span text:style-name="T4">Chalcides</text:span><text:span text:style-name="T31"> </text:span><text:span text:style-name="T11">chalcides)</text:span></text:p>
          </table:table-cell>
          <table:table-cell office:value-type="string">
            <text:p><text:span text:style-name="T9">Eslizón</text:span><text:span text:style-name="T68"> </text:span><text:span text:style-name="T37">tridácti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lcides</text:span><text:span text:style-name="T19"> </text:span><text:span text:style-name="T13">viridanus</text:span></text:p>
          </table:table-cell>
          <table:table-cell office:value-type="string">
            <text:p><text:span text:style-name="T9">Lisa</text:span><text:span text:style-name="T39"> </text:span><text:span text:style-name="T67">dorad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acer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anthodactylus</text:span><text:span text:style-name="T29"> </text:span><text:span text:style-name="T13">erythrurus</text:span></text:p>
          </table:table-cell>
          <table:table-cell office:value-type="string">
            <text:p><text:span text:style-name="T9">Lagartija</text:span><text:span text:style-name="T68"> </text:span><text:span text:style-name="T37">colirr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lgyroides</text:span><text:span text:style-name="T35"> </text:span><text:span text:style-name="T13">marchi</text:span></text:p>
          </table:table-cell>
          <table:table-cell office:value-type="string">
            <text:p><text:span text:style-name="T9">Lagartija</text:span><text:span text:style-name="T39"> </text:span><text:span text:style-name="T9">de</text:span><text:span text:style-name="T39"> </text:span><text:span text:style-name="T22">Valver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allotia</text:span><text:span text:style-name="T25"> </text:span><text:span text:style-name="T13">atlantica</text:span></text:p>
          </table:table-cell>
          <table:table-cell office:value-type="string">
            <text:p><text:span text:style-name="T9">Lagarto</text:span><text:span text:style-name="T38"> </text:span><text:span text:style-name="T37">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llotia</text:span><text:span text:style-name="T25"> </text:span><text:span text:style-name="T13">gomerana</text:span></text:p>
          </table:table-cell>
          <table:table-cell office:value-type="string">
            <text:p><text:span text:style-name="T9">Lagarto</text:span><text:span text:style-name="T39"> </text:span><text:span text:style-name="T9">gigante</text:span><text:span text:style-name="T38"> </text:span><text:span text:style-name="T9">de</text:span><text:span text:style-name="T38"> </text:span><text:span text:style-name="T9">La</text:span><text:span text:style-name="T39"> </text:span><text:span text:style-name="T22">Gomer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Gallotia</text:span><text:span text:style-name="T41"> </text:span><text:span text:style-name="T4">galloti</text:span><text:span text:style-name="T32"> </text:span><text:span text:style-name="T11">insulanagae</text:span></text:p>
          </table:table-cell>
          <table:table-cell office:value-type="string">
            <text:p><text:span text:style-name="T9">Lagarto</text:span><text:span text:style-name="T38"> </text:span><text:span text:style-name="T67">tizó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allotia</text:span><text:span text:style-name="T25"> </text:span><text:span text:style-name="T13">intermedia</text:span></text:p>
          </table:table-cell>
          <table:table-cell office:value-type="string">
            <text:p><text:span text:style-name="T9">Lagarto</text:span><text:span text:style-name="T39"> </text:span><text:span text:style-name="T9">gigante</text:span><text:span text:style-name="T38"> </text:span><text:span text:style-name="T9">de</text:span><text:span text:style-name="T38"> </text:span><text:span text:style-name="T22">Tenerif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Gallotia</text:span><text:span text:style-name="T25"> </text:span><text:span text:style-name="T13">simonyi</text:span></text:p>
          </table:table-cell>
          <table:table-cell office:value-type="string">
            <text:p><text:span text:style-name="T9">Lagarto</text:span><text:span text:style-name="T39"> </text:span><text:span text:style-name="T9">gigante</text:span><text:span text:style-name="T38"> </text:span><text:span text:style-name="T9">de</text:span><text:span text:style-name="T39"> </text:span><text:span text:style-name="T9">El</text:span><text:span text:style-name="T38"> </text:span><text:span text:style-name="T22">Hierr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Gallotia</text:span><text:span text:style-name="T25"> </text:span><text:span text:style-name="T13">stehlini</text:span></text:p>
          </table:table-cell>
          <table:table-cell office:value-type="string">
            <text:p><text:span text:style-name="T9">Lagarto</text:span><text:span text:style-name="T38"> </text:span><text:span text:style-name="T9">gigante</text:span><text:span text:style-name="T38"> </text:span><text:span text:style-name="T9">de</text:span><text:span text:style-name="T38"> </text:span><text:span text:style-name="T9">Gran</text:span><text:span text:style-name="T38"> </text:span><text:span text:style-name="T22">Canar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Iberolacerta</text:span><text:span text:style-name="T5"> </text:span><text:span text:style-name="T4">aranica</text:span><text:span text:style-name="T14"> </text:span><text:span text:style-name="T4">(antes</text:span><text:span text:style-name="T5"> </text:span><text:span text:style-name="T4">Lacerta</text:span><text:span text:style-name="T14"> </text:span><text:span text:style-name="T11">aranica)</text:span></text:p>
          </table:table-cell>
          <table:table-cell office:value-type="string">
            <text:p><text:span text:style-name="T9">Lagartija</text:span><text:span text:style-name="T68"> </text:span><text:span text:style-name="T37">aranes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Iberolacerta</text:span><text:span text:style-name="T5"> </text:span><text:span text:style-name="T4">aurelioi</text:span><text:span text:style-name="T5"> </text:span><text:span text:style-name="T4">(antes</text:span><text:span text:style-name="T5"> </text:span><text:span text:style-name="T4">Lacerta</text:span><text:span text:style-name="T5"> </text:span><text:span text:style-name="T11">aurelioi)</text:span></text:p>
          </table:table-cell>
          <table:table-cell table:style-name="ce14" office:value-type="string">
            <text:p><text:span text:style-name="T9">Lagartija</text:span><text:span text:style-name="T68"> </text:span><text:span text:style-name="T37">pallaresa</text:span></text:p>
          </table:table-cell>
          <table:table-cell table:style-name="ce23"/>
          <table:table-cell table:style-name="ce2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Iberolacerta</text:span><text:span text:style-name="T5"> </text:span><text:span text:style-name="T4">bonnali</text:span><text:span text:style-name="T5"> </text:span><text:span text:style-name="T4">(antes</text:span><text:span text:style-name="T14"> </text:span><text:span text:style-name="T4">Lacerta</text:span><text:span text:style-name="T5"> </text:span><text:span text:style-name="T11">bonnali)</text:span></text:p>
          </table:table-cell>
          <table:table-cell office:value-type="string">
            <text:p><text:span text:style-name="T9">Lagartija</text:span><text:span text:style-name="T68"> </text:span><text:span text:style-name="T37">pirenaic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Iberolacerta</text:span><text:span text:style-name="T18"> </text:span><text:span text:style-name="T13">cyreni</text:span></text:p>
          </table:table-cell>
          <table:table-cell office:value-type="string">
            <text:p><text:span text:style-name="T9">Lagartija</text:span><text:span text:style-name="T68"> </text:span><text:span text:style-name="T37">carpetana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Iberolacerta</text:span><text:span text:style-name="T7"> </text:span><text:span text:style-name="T4">martinezricai</text:span><text:span text:style-name="T7"> </text:span><text:span text:style-name="T9">(Arribas,</text:span><text:span text:style-name="T42"> </text:span><text:span text:style-name="T22">1996)</text:span></text:p>
          </table:table-cell>
          <table:table-cell office:value-type="string">
            <text:p><text:span text:style-name="T9">Lagartija</text:span><text:span text:style-name="T68"> </text:span><text:span text:style-name="T37">batuec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3">
          <table:table-cell table:style-name="ce7" office:value-type="string">
            <text:p><text:span text:style-name="T4">Iberolacerta</text:span><text:span text:style-name="T14"> </text:span><text:span text:style-name="T4">galani</text:span><text:span text:style-name="T14"> </text:span><text:span text:style-name="T9">Arribas,</text:span><text:span text:style-name="T42"> </text:span><text:span text:style-name="T9">Carranza</text:span><text:span text:style-name="T16"> </text:span><text:span text:style-name="T9">y</text:span><text:span text:style-name="T42"> </text:span><text:span text:style-name="T9">Odierna,</text:span><text:span text:style-name="T16"> </text:span><text:span text:style-name="T9">2006</text:span><text:span text:style-name="T42"> </text:span><text:span text:style-name="T9">(antes</text:span><text:span text:style-name="T16"> </text:span><text:span text:style-name="T22">incluida</text:span></text:p>
            <text:p><text:span text:style-name="T9">en</text:span><text:span text:style-name="T39"> </text:span><text:span text:style-name="T4">Iberolacerta</text:span><text:span text:style-name="T18"> </text:span><text:span text:style-name="T11">monticola)</text:span></text:p>
          </table:table-cell>
          <table:table-cell office:value-type="string">
            <text:p><text:span text:style-name="T9">Lagartija</text:span><text:span text:style-name="T68"> </text:span><text:span text:style-name="T37">leones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acerta</text:span><text:span text:style-name="T18"> </text:span><text:span text:style-name="T13">agilis</text:span></text:p>
          </table:table-cell>
          <table:table-cell office:value-type="string">
            <text:p><text:span text:style-name="T9">Lagarto</text:span><text:span text:style-name="T38"> </text:span><text:span text:style-name="T58">ágil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acerta</text:span><text:span text:style-name="T5"> </text:span><text:span text:style-name="T4">bilineata</text:span><text:span text:style-name="T5"> </text:span><text:span text:style-name="T4">(=Lacerta</text:span><text:span text:style-name="T5"> </text:span><text:span text:style-name="T4">viridis</text:span><text:span text:style-name="T5"> </text:span><text:span text:style-name="T11">bilineata)</text:span></text:p>
          </table:table-cell>
          <table:table-cell office:value-type="string">
            <text:p><text:span text:style-name="T9">Lagarto</text:span><text:span text:style-name="T38"> </text:span><text:span text:style-name="T37">ver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certa</text:span><text:span text:style-name="T18"> </text:span><text:span text:style-name="T13">schreiberi</text:span></text:p>
          </table:table-cell>
          <table:table-cell office:value-type="string">
            <text:p><text:span text:style-name="T9">Lagarto</text:span><text:span text:style-name="T38"> </text:span><text:span text:style-name="T37">verdi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24"> </text:span><text:span text:style-name="T4">vaucheri</text:span><text:span text:style-name="T24"> </text:span><text:span text:style-name="T4">(antes</text:span><text:span text:style-name="T24"> </text:span><text:span text:style-name="T4">Podarcis</text:span><text:span text:style-name="T8"> </text:span><text:span text:style-name="T11">hispanica)</text:span></text:p>
          </table:table-cell>
          <table:table-cell office:value-type="string">
            <text:p><text:span text:style-name="T9">Lagartija</text:span><text:span text:style-name="T68"> </text:span><text:span text:style-name="T37">andaluz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1"> </text:span><text:span text:style-name="T13">lilfordi</text:span></text:p>
          </table:table-cell>
          <table:table-cell office:value-type="string">
            <text:p><text:span text:style-name="T9">Lagartija</text:span><text:span text:style-name="T68"> </text:span><text:span text:style-name="T37">bale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1"> </text:span><text:span text:style-name="T13">muralis</text:span></text:p>
          </table:table-cell>
          <table:table-cell office:value-type="string">
            <text:p><text:span text:style-name="T9">Lagartija</text:span><text:span text:style-name="T68"> </text:span><text:span text:style-name="T37">roqu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1"> </text:span><text:span text:style-name="T13">pityusensis</text:span></text:p>
          </table:table-cell>
          <table:table-cell office:value-type="string">
            <text:p><text:span text:style-name="T9">Lagartija</text:span><text:span text:style-name="T39"> </text:span><text:span text:style-name="T9">de</text:span><text:span text:style-name="T38"> </text:span><text:span text:style-name="T9">las</text:span><text:span text:style-name="T38"> </text:span><text:span text:style-name="T22">Pitius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arcis</text:span><text:span text:style-name="T31"> </text:span><text:span text:style-name="T13">sicula</text:span></text:p>
          </table:table-cell>
          <table:table-cell office:value-type="string">
            <text:p><text:span text:style-name="T9">Lagartija</text:span><text:span text:style-name="T68"> </text:span><text:span text:style-name="T37">italiana</text:span></text:p>
          </table:table-cell>
          <table:table-cell table:style-name="ce6" office:value-type="string">
            <text:p>Menorca</text:p>
          </table:table-cell>
          <table:table-cell/>
        </table:table-row>
        <table:table-row table:style-name="ro2">
          <table:table-cell office:value-type="string">
            <text:p><text:span text:style-name="T4">Psammodromus</text:span><text:span text:style-name="T29"> </text:span><text:span text:style-name="T13">algirus</text:span></text:p>
          </table:table-cell>
          <table:table-cell office:value-type="string">
            <text:p><text:span text:style-name="T9">Lagartija</text:span><text:span text:style-name="T68"> </text:span><text:span text:style-name="T37">colilar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sammodromus</text:span><text:span text:style-name="T29"> </text:span><text:span text:style-name="T6">hispanicus</text:span></text:p>
          </table:table-cell>
          <table:table-cell office:value-type="string">
            <text:p><text:span text:style-name="T9">Lagartija</text:span><text:span text:style-name="T68"> </text:span><text:span text:style-name="T37">cenicient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imon</text:span><text:span text:style-name="T14"> </text:span><text:span text:style-name="T4">lepidus</text:span><text:span text:style-name="T7"> </text:span><text:span text:style-name="T4">(antes</text:span><text:span text:style-name="T7"> </text:span><text:span text:style-name="T4">Lacerta</text:span><text:span text:style-name="T14"> </text:span><text:span text:style-name="T11">lepida)</text:span></text:p>
          </table:table-cell>
          <table:table-cell office:value-type="string">
            <text:p><text:span text:style-name="T9">Lagarto</text:span><text:span text:style-name="T38"> </text:span><text:span text:style-name="T37">ocel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imon</text:span><text:span text:style-name="T7"> </text:span><text:span text:style-name="T4">tangitanus</text:span><text:span text:style-name="T20"> </text:span><text:span text:style-name="T4">(antes</text:span><text:span text:style-name="T20"> </text:span><text:span text:style-name="T4">Lacerta</text:span><text:span text:style-name="T7"> </text:span><text:span text:style-name="T11">tangitana)</text:span></text:p>
          </table:table-cell>
          <table:table-cell office:value-type="string">
            <text:p><text:span text:style-name="T9">Lagarto</text:span><text:span text:style-name="T38"> </text:span><text:span text:style-name="T9">ocelado</text:span><text:span text:style-name="T38"> </text:span><text:span text:style-name="T9">del</text:span><text:span text:style-name="T38"> </text:span><text:span text:style-name="T22">Atla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Zootoca</text:span><text:span text:style-name="T5"> </text:span><text:span text:style-name="T13">vivipara</text:span></text:p>
          </table:table-cell>
          <table:table-cell office:value-type="string">
            <text:p><text:span text:style-name="T9">Lagartija</text:span><text:span text:style-name="T39"> </text:span><text:span text:style-name="T9">de</text:span><text:span text:style-name="T39"> </text:span><text:span text:style-name="T22">turber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mphisbae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lanus</text:span><text:span text:style-name="T24"> </text:span><text:span text:style-name="T13">cinereus</text:span></text:p>
          </table:table-cell>
          <table:table-cell office:value-type="string">
            <text:p><text:span text:style-name="T9">Culebrilla</text:span><text:span text:style-name="T68"> </text:span><text:span text:style-name="T37">cieg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lanus</text:span><text:span text:style-name="T24"> </text:span><text:span text:style-name="T13">tingitanus</text:span></text:p>
          </table:table-cell>
          <table:table-cell office:value-type="string">
            <text:p><text:span text:style-name="T9">Culebrilla</text:span><text:span text:style-name="T39"> </text:span><text:span text:style-name="T9">ciega</text:span><text:span text:style-name="T39"> </text:span><text:span text:style-name="T9">de</text:span><text:span text:style-name="T38"> </text:span><text:span text:style-name="T22">Tánger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rogonop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rogonophis</text:span><text:span text:style-name="T14"> </text:span><text:span text:style-name="T13">wiegmanni</text:span></text:p>
          </table:table-cell>
          <table:table-cell office:value-type="string">
            <text:p><text:span text:style-name="T9">Culebrilla</text:span><text:span text:style-name="T38"> </text:span><text:span text:style-name="T9">mora</text:span><text:span text:style-name="T38"> </text:span><text:span text:style-name="T22">elegans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ngu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nguis</text:span><text:span text:style-name="T24"> </text:span><text:span text:style-name="T13">fragilis</text:span></text:p>
          </table:table-cell>
          <table:table-cell office:value-type="string">
            <text:p>Lución</text:p>
          </table:table-cell>
          <table:table-cell table:number-columns-repeated="2"/>
        </table:table-row>
        <table:table-row table:style-name="ro2">
          <table:table-cell table:style-name="ce6" office:value-type="string">
            <text:p>OPHIDIA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olub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ronella</text:span><text:span text:style-name="T18"> </text:span><text:span text:style-name="T13">austriaca</text:span></text:p>
          </table:table-cell>
          <table:table-cell office:value-type="string">
            <text:p><text:span text:style-name="T9">Culebra</text:span><text:span text:style-name="T39"> </text:span><text:span text:style-name="T9">lisa</text:span><text:span text:style-name="T38"> </text:span><text:span text:style-name="T22">europe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ronella</text:span><text:span text:style-name="T18"> </text:span><text:span text:style-name="T13">girondica</text:span></text:p>
          </table:table-cell>
          <table:table-cell office:value-type="string">
            <text:p><text:span text:style-name="T9">Culebra</text:span><text:span text:style-name="T39"> </text:span><text:span text:style-name="T9">lisa</text:span><text:span text:style-name="T38"> </text:span><text:span text:style-name="T22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emorrhois</text:span><text:span text:style-name="T33"> </text:span><text:span text:style-name="T4">hippocrepis</text:span><text:span text:style-name="T19"> </text:span><text:span text:style-name="T4">(antes</text:span><text:span text:style-name="T33"> </text:span><text:span text:style-name="T4">Coluber</text:span><text:span text:style-name="T19"> </text:span><text:span text:style-name="T11">hippocrepis)</text:span></text:p>
          </table:table-cell>
          <table:table-cell office:value-type="string">
            <text:p><text:span text:style-name="T9">Culebra</text:span><text:span text:style-name="T39"> </text:span><text:span text:style-name="T9">de</text:span><text:span text:style-name="T38"> </text:span><text:span text:style-name="T22">herradu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erophis</text:span><text:span text:style-name="T31"> </text:span><text:span text:style-name="T4">viridiflavus</text:span><text:span text:style-name="T33"> </text:span><text:span text:style-name="T4">(antes</text:span><text:span text:style-name="T31"> </text:span><text:span text:style-name="T4">Coluber</text:span><text:span text:style-name="T33"> </text:span><text:span text:style-name="T11">viridiflavus)</text:span></text:p>
          </table:table-cell>
          <table:table-cell office:value-type="string">
            <text:p><text:span text:style-name="T9">Culebra</text:span><text:span text:style-name="T38"> </text:span><text:span text:style-name="T37">verdiamarill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acroprotodon</text:span><text:span text:style-name="T7"> </text:span><text:span text:style-name="T4">brevis</text:span><text:span text:style-name="T7"> </text:span><text:span text:style-name="T4">(antes</text:span><text:span text:style-name="T7"> </text:span><text:span text:style-name="T4">M.</text:span><text:span text:style-name="T20"> </text:span><text:span text:style-name="T11">cucullatus)</text:span></text:p>
          </table:table-cell>
          <table:table-cell office:value-type="string">
            <text:p><text:span text:style-name="T9">Culebra</text:span><text:span text:style-name="T39"> </text:span><text:span text:style-name="T9">de</text:span><text:span text:style-name="T38"> </text:span><text:span text:style-name="T9">cogulla</text:span><text:span text:style-name="T38"> </text:span><text:span text:style-name="T22">occident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acroprotodon</text:span><text:span text:style-name="T24"> </text:span><text:span text:style-name="T4">mauritanicus</text:span><text:span text:style-name="T24"> </text:span><text:span text:style-name="T4">(antes</text:span><text:span text:style-name="T8"> </text:span><text:span text:style-name="T4">M.</text:span><text:span text:style-name="T24"> </text:span><text:span text:style-name="T11">cucullatus)</text:span></text:p>
          </table:table-cell>
          <table:table-cell office:value-type="string">
            <text:p><text:span text:style-name="T9">Culebra</text:span><text:span text:style-name="T39"> </text:span><text:span text:style-name="T9">de</text:span><text:span text:style-name="T38"> </text:span><text:span text:style-name="T9">cogulla</text:span><text:span text:style-name="T38"> </text:span><text:span text:style-name="T22">orient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atrix</text:span><text:span text:style-name="T20"> </text:span><text:span text:style-name="T13">maura</text:span></text:p>
          </table:table-cell>
          <table:table-cell office:value-type="string">
            <text:p><text:span text:style-name="T9">Culebra</text:span><text:span text:style-name="T38"> </text:span><text:span text:style-name="T37">viperina</text:span></text:p>
          </table:table-cell>
          <table:table-cell table:style-name="ce6" office:value-type="string">
            <text:p><text:span text:style-name="T9">Península,</text:span><text:span text:style-name="T42"> </text:span><text:span text:style-name="T9">Ceuta</text:span><text:span text:style-name="T42"> </text:span><text:span text:style-name="T9">y</text:span><text:span text:style-name="T42"> </text:span><text:span text:style-name="T22">Melilla.</text:span></text:p>
          </table:table-cell>
          <table:table-cell/>
        </table:table-row>
        <table:table-row table:style-name="ro2">
          <table:table-cell office:value-type="string">
            <text:p><text:span text:style-name="T4">Natrix</text:span><text:span text:style-name="T20"> </text:span><text:span text:style-name="T13">natrix</text:span></text:p>
          </table:table-cell>
          <table:table-cell office:value-type="string">
            <text:p><text:span text:style-name="T9">Culebra</text:span><text:span text:style-name="T39"> </text:span><text:span text:style-name="T9">de</text:span><text:span text:style-name="T38"> </text:span><text:span text:style-name="T22">coll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hinechis</text:span><text:span text:style-name="T24"> </text:span><text:span text:style-name="T4">scalaris</text:span><text:span text:style-name="T24"> </text:span><text:span text:style-name="T4">(antes</text:span><text:span text:style-name="T24"> </text:span><text:span text:style-name="T4">Elaphe</text:span><text:span text:style-name="T8"> </text:span><text:span text:style-name="T11">scalaris)</text:span></text:p>
          </table:table-cell>
          <table:table-cell office:value-type="string">
            <text:p><text:span text:style-name="T9">Culebra</text:span><text:span text:style-name="T39"> </text:span><text:span text:style-name="T9">de</text:span><text:span text:style-name="T38"> </text:span><text:span text:style-name="T22">escal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Zamenis</text:span><text:span text:style-name="T8"> </text:span><text:span text:style-name="T4">longissimus</text:span><text:span text:style-name="T8"> </text:span><text:span text:style-name="T4">(antes</text:span><text:span text:style-name="T8"> </text:span><text:span text:style-name="T4">Elaphe</text:span><text:span text:style-name="T8"> </text:span><text:span text:style-name="T11">longissima)</text:span></text:p>
          </table:table-cell>
          <table:table-cell office:value-type="string">
            <text:p><text:span text:style-name="T9">Culebra</text:span><text:span text:style-name="T39"> </text:span><text:span text:style-name="T9">de</text:span><text:span text:style-name="T38"> </text:span><text:span text:style-name="T22">Esculapi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Vip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Vipera</text:span><text:span text:style-name="T13"> latastei</text:span></text:p>
          </table:table-cell>
          <table:table-cell office:value-type="string">
            <text:p><text:span text:style-name="T9">Víbora</text:span><text:span text:style-name="T38"> </text:span><text:span text:style-name="T37">hocicuda</text:span></text:p>
          </table:table-cell>
          <table:table-cell table:number-columns-repeated="2"/>
        </table:table-row>
        <table:table-row table:style-name="ro2">
          <table:table-cell table:style-name="ce18" office:value-type="string">
            <text:p>AV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GAVI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Gav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avia</text:span><text:span text:style-name="T18"> </text:span><text:span text:style-name="T6">arctica</text:span></text:p>
          </table:table-cell>
          <table:table-cell office:value-type="string">
            <text:p><text:span text:style-name="T9">Colimbo</text:span><text:span text:style-name="T15"> </text:span><text:span text:style-name="T37">ár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via</text:span><text:span text:style-name="T18"> </text:span><text:span text:style-name="T13">immer</text:span></text:p>
          </table:table-cell>
          <table:table-cell office:value-type="string">
            <text:p><text:span text:style-name="T9">Colimbo</text:span><text:span text:style-name="T15"> </text:span><text:span text:style-name="T37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via</text:span><text:span text:style-name="T18"> </text:span><text:span text:style-name="T6">stellata</text:span></text:p>
          </table:table-cell>
          <table:table-cell office:value-type="string">
            <text:p><text:span text:style-name="T9">Colimbo</text:span><text:span text:style-name="T15"> </text:span><text:span text:style-name="T37">ch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ODICIPED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odicipe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odiceps</text:span><text:span text:style-name="T33"> </text:span><text:span text:style-name="T13">auritus</text:span></text:p>
          </table:table-cell>
          <table:table-cell office:value-type="string">
            <text:p><text:span text:style-name="T9">Zampullín</text:span><text:span text:style-name="T15"> </text:span><text:span text:style-name="T67">cuellir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iceps</text:span><text:span text:style-name="T33"> </text:span><text:span text:style-name="T13">cristatus</text:span></text:p>
          </table:table-cell>
          <table:table-cell office:value-type="string">
            <text:p><text:span text:style-name="T9">Somormujo</text:span><text:span text:style-name="T42"> </text:span><text:span text:style-name="T37">lav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diceps</text:span><text:span text:style-name="T33"> </text:span><text:span text:style-name="T13">nigricolis</text:span></text:p>
          </table:table-cell>
          <table:table-cell office:value-type="string">
            <text:p><text:span text:style-name="T9">Zampullín</text:span><text:span text:style-name="T15"> </text:span><text:span text:style-name="T37">cuelli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achybaptus</text:span><text:span text:style-name="T5"> </text:span><text:span text:style-name="T13">ruficollis</text:span></text:p>
          </table:table-cell>
          <table:table-cell office:value-type="string">
            <text:p><text:span text:style-name="T9">Zampullín</text:span><text:span text:style-name="T15"> </text:span><text:span text:style-name="T72">común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PROCELLARI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rocellar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lweria</text:span><text:span text:style-name="T18"> </text:span><text:span text:style-name="T13">bulweri</text:span></text:p>
          </table:table-cell>
          <table:table-cell office:value-type="string">
            <text:p><text:span text:style-name="T9">Petrel</text:span><text:span text:style-name="T39"> </text:span><text:span text:style-name="T9">de</text:span><text:span text:style-name="T39"> </text:span><text:span text:style-name="T22">Bulwer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Calonectris</text:span><text:span text:style-name="T20"> </text:span><text:span text:style-name="T4">borealis</text:span><text:span text:style-name="T20"> </text:span><text:span text:style-name="T9">(Cory,</text:span><text:span text:style-name="T21"> </text:span><text:span text:style-name="T22">1881).</text:span></text:p>
          </table:table-cell>
          <table:table-cell office:value-type="string">
            <text:p><text:span text:style-name="T9">Pardela</text:span><text:span text:style-name="T38"> </text:span><text:span text:style-name="T9">cenicienta</text:span><text:span text:style-name="T15"> </text:span><text:span text:style-name="T22">atlántica.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onectris</text:span><text:span text:style-name="T8"> </text:span><text:span text:style-name="T4">diomedea</text:span><text:span text:style-name="T31"> </text:span><text:span text:style-name="T11">borealis</text:span></text:p>
          </table:table-cell>
          <table:table-cell office:value-type="string">
            <text:p><text:span text:style-name="T9">Pardela</text:span><text:span text:style-name="T38"> </text:span><text:span text:style-name="T37">cenicienta</text:span></text:p>
          </table:table-cell>
          <table:table-cell table:style-name="ce6" office:value-type="string">
            <text:p>Atlántico</text:p>
          </table:table-cell>
          <table:table-cell/>
        </table:table-row>
        <table:table-row table:style-name="ro2">
          <table:table-cell office:value-type="string">
            <text:p><text:span text:style-name="T4">Calonectris</text:span><text:span text:style-name="T8"> </text:span><text:span text:style-name="T4">diomedea</text:span><text:span text:style-name="T31"> </text:span><text:span text:style-name="T11">diomedea</text:span></text:p>
          </table:table-cell>
          <table:table-cell office:value-type="string">
            <text:p><text:span text:style-name="T9">Pardela</text:span><text:span text:style-name="T38"> </text:span><text:span text:style-name="T37">cenicient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Fulmarus</text:span><text:span text:style-name="T33"> </text:span><text:span text:style-name="T13">glacialis</text:span></text:p>
          </table:table-cell>
          <table:table-cell office:value-type="string">
            <text:p><text:span text:style-name="T9">Fulmar</text:span><text:span text:style-name="T28"> </text:span><text:span text:style-name="T37">bo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uffinus</text:span><text:span text:style-name="T31"> </text:span><text:span text:style-name="T6">assimilis</text:span></text:p>
          </table:table-cell>
          <table:table-cell office:value-type="string">
            <text:p><text:span text:style-name="T9">Pardela</text:span><text:span text:style-name="T38"> </text:span><text:span text:style-name="T37">chic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uffinus</text:span><text:span text:style-name="T31"> </text:span><text:span text:style-name="T6">gravis</text:span></text:p>
          </table:table-cell>
          <table:table-cell office:value-type="string">
            <text:p><text:span text:style-name="T9">Pardela</text:span><text:span text:style-name="T38"> </text:span><text:span text:style-name="T37">capirot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uffinus</text:span><text:span text:style-name="T31"> </text:span><text:span text:style-name="T13">griseus</text:span></text:p>
          </table:table-cell>
          <table:table-cell office:value-type="string">
            <text:p><text:span text:style-name="T9">Pardela</text:span><text:span text:style-name="T38"> </text:span><text:span text:style-name="T37">sombrí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uffinus</text:span><text:span text:style-name="T31"> </text:span><text:span text:style-name="T13">mauretanicus</text:span></text:p>
          </table:table-cell>
          <table:table-cell office:value-type="string">
            <text:p><text:span text:style-name="T9">Pardela</text:span><text:span text:style-name="T38"> </text:span><text:span text:style-name="T37">balear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uffinus</text:span><text:span text:style-name="T31"> </text:span><text:span text:style-name="T6">puffinus</text:span></text:p>
          </table:table-cell>
          <table:table-cell office:value-type="string">
            <text:p><text:span text:style-name="T9">Pardela</text:span><text:span text:style-name="T38"> </text:span><text:span text:style-name="T37">pichonet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uffinus</text:span><text:span text:style-name="T31"> </text:span><text:span text:style-name="T13">yelkouan</text:span></text:p>
          </table:table-cell>
          <table:table-cell office:value-type="string">
            <text:p><text:span text:style-name="T9">Pardela</text:span><text:span text:style-name="T38"> </text:span><text:span text:style-name="T37">mediterráne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Hydrob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drobates</text:span><text:span text:style-name="T27"> </text:span><text:span text:style-name="T6">pelagicus</text:span></text:p>
          </table:table-cell>
          <table:table-cell office:value-type="string">
            <text:p><text:span text:style-name="T9">Paíño</text:span><text:span text:style-name="T38"> </text:span><text:span text:style-name="T37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ceanodroma</text:span><text:span text:style-name="T20"> </text:span><text:span text:style-name="T13">castro</text:span></text:p>
          </table:table-cell>
          <table:table-cell office:value-type="string">
            <text:p><text:span text:style-name="T9">Paíño</text:span><text:span text:style-name="T39"> </text:span><text:span text:style-name="T9">de</text:span><text:span text:style-name="T38"> </text:span><text:span text:style-name="T22">Madei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Oceanodroma</text:span><text:span text:style-name="T20"> </text:span><text:span text:style-name="T13">leucorhoa</text:span></text:p>
          </table:table-cell>
          <table:table-cell office:value-type="string">
            <text:p><text:span text:style-name="T9">Paíño</text:span><text:span text:style-name="T38"> </text:span><text:span text:style-name="T37">bo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elagodroma</text:span><text:span text:style-name="T7"> </text:span><text:span text:style-name="T13">marina</text:span></text:p>
          </table:table-cell>
          <table:table-cell office:value-type="string">
            <text:p><text:span text:style-name="T9">Paíño</text:span><text:span text:style-name="T28"> </text:span><text:span text:style-name="T9">pechialbo,</text:span><text:span text:style-name="T28"> </text:span><text:span text:style-name="T22">Bailarí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PELECAN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halacroco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halacrocorax</text:span><text:span text:style-name="T55"> </text:span><text:span text:style-name="T13">aristotelis</text:span></text:p>
          </table:table-cell>
          <table:table-cell office:value-type="string">
            <text:p><text:span text:style-name="T9">Cormorán</text:span><text:span text:style-name="T16"> </text:span><text:span text:style-name="T67">moñud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Su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rus</text:span><text:span text:style-name="T20"> </text:span><text:span text:style-name="T13">bassanus</text:span></text:p>
          </table:table-cell>
          <table:table-cell office:value-type="string">
            <text:p><text:span text:style-name="T9">Alcatraz</text:span><text:span text:style-name="T54"> </text:span><text:span text:style-name="T37">atlán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hreskiornit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eronticus</text:span><text:span text:style-name="T35"> </text:span><text:span text:style-name="T13">eremita</text:span></text:p>
          </table:table-cell>
          <table:table-cell office:value-type="string">
            <text:p><text:span text:style-name="T9">Ibis</text:span><text:span text:style-name="T15"> </text:span><text:span text:style-name="T37">eremita.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CONIFORMES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4" office:value-type="string">
            <text:p>Ardeidae</text:p>
          </table:table-cell>
          <table:table-cell table:style-name="ce23" table:number-columns-repeated="3"/>
        </table:table-row>
        <table:table-row table:style-name="ro2">
          <table:table-cell office:value-type="string">
            <text:p><text:span text:style-name="T4">Ardea</text:span><text:span text:style-name="T18"> </text:span><text:span text:style-name="T13">cinerea</text:span></text:p>
          </table:table-cell>
          <table:table-cell office:value-type="string">
            <text:p><text:span text:style-name="T9">Garza</text:span><text:span text:style-name="T38"> </text:span><text:span text:style-name="T58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dea</text:span><text:span text:style-name="T18"> </text:span><text:span text:style-name="T13">purpurea</text:span></text:p>
          </table:table-cell>
          <table:table-cell office:value-type="string">
            <text:p><text:span text:style-name="T9">Garza</text:span><text:span text:style-name="T38"> </text:span><text:span text:style-name="T37">imperi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deola</text:span><text:span text:style-name="T18"> </text:span><text:span text:style-name="T13">ralloides</text:span></text:p>
          </table:table-cell>
          <table:table-cell office:value-type="string">
            <text:p><text:span text:style-name="T9">Garcilla</text:span><text:span text:style-name="T68"> </text:span><text:span text:style-name="T37">cangrej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ubulcus</text:span><text:span text:style-name="T33"> </text:span><text:span text:style-name="T26">ibis</text:span></text:p>
          </table:table-cell>
          <table:table-cell office:value-type="string">
            <text:p><text:span text:style-name="T9">Garcilla</text:span><text:span text:style-name="T68"> </text:span><text:span text:style-name="T37">buey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otaurus</text:span><text:span text:style-name="T33"> </text:span><text:span text:style-name="T13">stellaris</text:span></text:p>
          </table:table-cell>
          <table:table-cell office:value-type="string">
            <text:p><text:span text:style-name="T9">Avetoro</text:span><text:span text:style-name="T37"> </text:span><text:span text:style-name="T58">común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Egretta</text:span><text:span text:style-name="T25"> </text:span><text:span text:style-name="T26">alba</text:span></text:p>
          </table:table-cell>
          <table:table-cell office:value-type="string">
            <text:p><text:span text:style-name="T9">Garceta</text:span><text:span text:style-name="T38"> </text:span><text:span text:style-name="T67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gretta</text:span><text:span text:style-name="T25"> </text:span><text:span text:style-name="T13">garzetta</text:span></text:p>
          </table:table-cell>
          <table:table-cell office:value-type="string">
            <text:p><text:span text:style-name="T9">Garceta</text:span><text:span text:style-name="T38"> </text:span><text:span text:style-name="T6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Ixobrychus</text:span><text:span text:style-name="T35"> </text:span><text:span text:style-name="T13">minutus</text:span></text:p>
          </table:table-cell>
          <table:table-cell office:value-type="string">
            <text:p><text:span text:style-name="T9">Avetorillo</text:span><text:span text:style-name="T36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ycticorax</text:span><text:span text:style-name="T35"> </text:span><text:span text:style-name="T13">nycticorax</text:span></text:p>
          </table:table-cell>
          <table:table-cell office:value-type="string">
            <text:p><text:span text:style-name="T9">Martinete</text:span><text:span text:style-name="T38"> </text:span><text:span text:style-name="T72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c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iconia</text:span><text:span text:style-name="T18"> </text:span><text:span text:style-name="T13">ciconia</text:span></text:p>
          </table:table-cell>
          <table:table-cell office:value-type="string">
            <text:p><text:span text:style-name="T9">Cigüeña</text:span><text:span text:style-name="T15"> </text:span><text:span text:style-name="T37">blan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conia</text:span><text:span text:style-name="T18"> </text:span><text:span text:style-name="T6">nigra</text:span></text:p>
          </table:table-cell>
          <table:table-cell office:value-type="string">
            <text:p><text:span text:style-name="T9">Cigüeña</text:span><text:span text:style-name="T15"> </text:span><text:span text:style-name="T37">neg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Threskiornith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latalea</text:span><text:span text:style-name="T18"> </text:span><text:span text:style-name="T13">leucorodia</text:span></text:p>
          </table:table-cell>
          <table:table-cell office:value-type="string">
            <text:p><text:span text:style-name="T9">Espátula</text:span><text:span text:style-name="T38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gadis</text:span><text:span text:style-name="T31"> </text:span><text:span text:style-name="T13">falcinellus</text:span></text:p>
          </table:table-cell>
          <table:table-cell office:value-type="string">
            <text:p><text:span text:style-name="T9">Morito</text:span><text:span text:style-name="T68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PHOENICOPTER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hoenicopt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hoenicopterus</text:span><text:span text:style-name="T35"> </text:span><text:span text:style-name="T4">(ruber)</text:span><text:span text:style-name="T27"> </text:span><text:span text:style-name="T11">roseus</text:span></text:p>
          </table:table-cell>
          <table:table-cell office:value-type="string">
            <text:p><text:span text:style-name="T9">Flamenco</text:span><text:span text:style-name="T16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NSER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na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ythya</text:span><text:span text:style-name="T32"> </text:span><text:span text:style-name="T6">marila</text:span></text:p>
          </table:table-cell>
          <table:table-cell office:value-type="string">
            <text:p><text:span text:style-name="T9">Porrón</text:span><text:span text:style-name="T38"> </text:span><text:span text:style-name="T37">basta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ythya</text:span><text:span text:style-name="T25"> </text:span><text:span text:style-name="T13">nyroca</text:span></text:p>
          </table:table-cell>
          <table:table-cell office:value-type="string">
            <text:p><text:span text:style-name="T9">Porrón</text:span><text:span text:style-name="T38"> </text:span><text:span text:style-name="T67">pard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Branta</text:span><text:span text:style-name="T18"> </text:span><text:span text:style-name="T13">bernicla</text:span></text:p>
          </table:table-cell>
          <table:table-cell office:value-type="string">
            <text:p><text:span text:style-name="T9">Barnacla</text:span><text:span text:style-name="T15"> </text:span><text:span text:style-name="T37">car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ranta</text:span><text:span text:style-name="T18"> </text:span><text:span text:style-name="T13">leucopsis</text:span></text:p>
          </table:table-cell>
          <table:table-cell office:value-type="string">
            <text:p><text:span text:style-name="T9">Barnacla</text:span><text:span text:style-name="T15"> </text:span><text:span text:style-name="T37">cariblan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cephala</text:span><text:span text:style-name="T14"> </text:span><text:span text:style-name="T13">clangula</text:span></text:p>
          </table:table-cell>
          <table:table-cell office:value-type="string">
            <text:p><text:span text:style-name="T9">Porrón</text:span><text:span text:style-name="T38"> </text:span><text:span text:style-name="T37">oscul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armaronetta</text:span><text:span text:style-name="T7"> </text:span><text:span text:style-name="T13">angustirostris</text:span></text:p>
          </table:table-cell>
          <table:table-cell office:value-type="string">
            <text:p><text:span text:style-name="T9">Cerceta</text:span><text:span text:style-name="T38"> </text:span><text:span text:style-name="T67">pardill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Oxyura</text:span><text:span text:style-name="T5"> </text:span><text:span text:style-name="T13">leucocephala</text:span></text:p>
          </table:table-cell>
          <table:table-cell office:value-type="string">
            <text:p><text:span text:style-name="T9">Malvasía</text:span><text:span text:style-name="T15"> </text:span><text:span text:style-name="T37">cabeciblanc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11">Tadoma</text:span><text:span text:style-name="T7"> </text:span><text:span text:style-name="T13">ferruginea</text:span></text:p>
          </table:table-cell>
          <table:table-cell office:value-type="string">
            <text:p><text:span text:style-name="T22">Tarro</text:span><text:span text:style-name="T58"> </text:span><text:span text:style-name="T37">cane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adoma</text:span><text:span text:style-name="T7"> </text:span><text:span text:style-name="T13">tadoma</text:span></text:p>
          </table:table-cell>
          <table:table-cell office:value-type="string">
            <text:p><text:span text:style-name="T22">Tarro</text:span><text:span text:style-name="T58"> </text:span><text:span text:style-name="T37">blanc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andi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andion</text:span><text:span text:style-name="T5"> </text:span><text:span text:style-name="T13">haliaetus</text:span></text:p>
          </table:table-cell>
          <table:table-cell office:value-type="string">
            <text:p><text:span text:style-name="T9">Águila</text:span><text:span text:style-name="T68"> </text:span><text:span text:style-name="T37">pescado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Accipit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cipiter</text:span><text:span text:style-name="T31"> </text:span><text:span text:style-name="T13">gentilis</text:span></text:p>
          </table:table-cell>
          <table:table-cell office:value-type="string">
            <text:p><text:span text:style-name="T9">Azor</text:span><text:span text:style-name="T16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cipiter</text:span><text:span text:style-name="T31"> </text:span><text:span text:style-name="T13">nisus</text:span></text:p>
          </table:table-cell>
          <table:table-cell office:value-type="string">
            <text:p><text:span text:style-name="T9">Gavilán</text:span><text:span text:style-name="T38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egypius</text:span><text:span text:style-name="T33"> </text:span><text:span text:style-name="T6">monachus</text:span></text:p>
          </table:table-cell>
          <table:table-cell office:value-type="string">
            <text:p><text:span text:style-name="T9">Buitre</text:span><text:span text:style-name="T68"> </text:span><text:span text:style-name="T37">negr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quila</text:span><text:span text:style-name="T25"> </text:span><text:span text:style-name="T13">adalberti</text:span></text:p>
          </table:table-cell>
          <table:table-cell office:value-type="string">
            <text:p><text:span text:style-name="T9">Águila</text:span><text:span text:style-name="T39"> </text:span><text:span text:style-name="T9">imperial</text:span><text:span text:style-name="T38"> </text:span><text:span text:style-name="T22">ibéric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Aquila</text:span><text:span text:style-name="T25"> </text:span><text:span text:style-name="T13">chrysaetos</text:span></text:p>
          </table:table-cell>
          <table:table-cell office:value-type="string">
            <text:p><text:span text:style-name="T9">Águila</text:span><text:span text:style-name="T68"> </text:span><text:span text:style-name="T58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teo</text:span><text:span text:style-name="T18"> </text:span><text:span text:style-name="T13">buteo</text:span></text:p>
          </table:table-cell>
          <table:table-cell office:value-type="string">
            <text:p><text:span text:style-name="T9">Ratonero</text:span><text:span text:style-name="T15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aetus</text:span><text:span text:style-name="T33"> </text:span><text:span text:style-name="T13">gallicus</text:span></text:p>
          </table:table-cell>
          <table:table-cell office:value-type="string">
            <text:p><text:span text:style-name="T9">Águila</text:span><text:span text:style-name="T68"> </text:span><text:span text:style-name="T37">culebr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us</text:span><text:span text:style-name="T20"> </text:span><text:span text:style-name="T13">aeruginosus</text:span></text:p>
          </table:table-cell>
          <table:table-cell office:value-type="string">
            <text:p><text:span text:style-name="T9">Aguilucho</text:span><text:span text:style-name="T15"> </text:span><text:span text:style-name="T9">lagunero</text:span><text:span text:style-name="T15"> </text:span><text:span text:style-name="T22">occident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us</text:span><text:span text:style-name="T20"> </text:span><text:span text:style-name="T13">cyaneus</text:span></text:p>
          </table:table-cell>
          <table:table-cell office:value-type="string">
            <text:p><text:span text:style-name="T9">Aguilucho</text:span><text:span text:style-name="T15"> </text:span><text:span text:style-name="T37">páli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rcus</text:span><text:span text:style-name="T20"> </text:span><text:span text:style-name="T6">pygargus</text:span></text:p>
          </table:table-cell>
          <table:table-cell office:value-type="string">
            <text:p><text:span text:style-name="T9">Aguilucho</text:span><text:span text:style-name="T15"> </text:span><text:span text:style-name="T37">ceniz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lanus</text:span><text:span text:style-name="T24"> </text:span><text:span text:style-name="T13">caeruleus</text:span></text:p>
          </table:table-cell>
          <table:table-cell office:value-type="string">
            <text:p><text:span text:style-name="T9">Elanio</text:span><text:span text:style-name="T39"> </text:span><text:span text:style-name="T72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ypaetus</text:span><text:span text:style-name="T33"> </text:span><text:span text:style-name="T13">barbatus</text:span></text:p>
          </table:table-cell>
          <table:table-cell office:value-type="string">
            <text:p>Quebrantahuesos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Gyps</text:span><text:span text:style-name="T7"> </text:span><text:span text:style-name="T13">fulvus</text:span></text:p>
          </table:table-cell>
          <table:table-cell office:value-type="string">
            <text:p><text:span text:style-name="T9">Buitre</text:span><text:span text:style-name="T68"> </text:span><text:span text:style-name="T37">leon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eraaetus</text:span><text:span text:style-name="T35"> </text:span><text:span text:style-name="T13">fasciatus</text:span></text:p>
          </table:table-cell>
          <table:table-cell office:value-type="string">
            <text:p><text:span text:style-name="T9">Águila</text:span><text:span text:style-name="T68"> </text:span><text:span text:style-name="T37">perdic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Hieraaetus</text:span><text:span text:style-name="T35"> </text:span><text:span text:style-name="T13">pennatus</text:span></text:p>
          </table:table-cell>
          <table:table-cell office:value-type="string">
            <text:p><text:span text:style-name="T9">Águila</text:span><text:span text:style-name="T68"> </text:span><text:span text:style-name="T37">calz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ilvus</text:span><text:span text:style-name="T20"> </text:span><text:span text:style-name="T13">migrans</text:span></text:p>
          </table:table-cell>
          <table:table-cell office:value-type="string">
            <text:p><text:span text:style-name="T9">Milano</text:span><text:span text:style-name="T38"> </text:span><text:span text:style-name="T37">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ilvus</text:span><text:span text:style-name="T20"> </text:span><text:span text:style-name="T13">milvus</text:span></text:p>
          </table:table-cell>
          <table:table-cell office:value-type="string">
            <text:p><text:span text:style-name="T9">Milano</text:span><text:span text:style-name="T38"> </text:span><text:span text:style-name="T58">real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1">
          <table:table-cell office:value-type="string">
            <text:p><text:span text:style-name="T4">Neophron</text:span><text:span text:style-name="T14"> </text:span><text:span text:style-name="T6">percnopterus</text:span></text:p>
          </table:table-cell>
          <table:table-cell office:value-type="string">
            <text:p><text:span text:style-name="T9">Alimoche</text:span><text:span text:style-name="T15"> </text:span><text:span text:style-name="T58">común</text:span></text:p>
          </table:table-cell>
          <table:table-cell table:style-name="ce6" office:value-type="string">
            <text:p><text:span text:style-name="T9">Península</text:span><text:span text:style-name="T39"> </text:span><text:span text:style-name="T9">y</text:span><text:span text:style-name="T38"> </text:span><text:span text:style-name="T22">Baleares</text:span></text:p>
          </table:table-cell>
          <table:table-cell table:style-name="ce15" office:value-type="string">
            <text:p>Vulnerable</text:p>
          </table:table-cell>
        </table:table-row>
        <table:table-row table:style-name="ro1">
          <table:table-cell office:value-type="string">
            <text:p><text:span text:style-name="T4">Neophron</text:span><text:span text:style-name="T31"> </text:span><text:span text:style-name="T4">percnopterus</text:span><text:span text:style-name="T33"> </text:span><text:span text:style-name="T11">majorensis</text:span></text:p>
          </table:table-cell>
          <table:table-cell office:value-type="string">
            <text:p><text:span text:style-name="T9">Alimoche</text:span><text:span text:style-name="T15"> </text:span><text:span text:style-name="T67">canari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ernis</text:span><text:span text:style-name="T20"> </text:span><text:span text:style-name="T13">apivorus</text:span></text:p>
          </table:table-cell>
          <table:table-cell office:value-type="string">
            <text:p><text:span text:style-name="T9">Halcón</text:span><text:span text:style-name="T38"> </text:span><text:span text:style-name="T37">abejer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Falc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32"> </text:span><text:span text:style-name="T6">columbarius</text:span></text:p>
          </table:table-cell>
          <table:table-cell office:value-type="string">
            <text:p>Esmerejón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32"> </text:span><text:span text:style-name="T6">eleonorae</text:span></text:p>
          </table:table-cell>
          <table:table-cell office:value-type="string">
            <text:p><text:span text:style-name="T9">Halcón</text:span><text:span text:style-name="T39"> </text:span><text:span text:style-name="T9">de</text:span><text:span text:style-name="T38"> </text:span><text:span text:style-name="T22">Eleono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32"> </text:span><text:span text:style-name="T6">naumanni</text:span></text:p>
          </table:table-cell>
          <table:table-cell office:value-type="string">
            <text:p><text:span text:style-name="T9">Cernícalo</text:span><text:span text:style-name="T38"> </text:span><text:span text:style-name="T37">primilla</text:span></text:p>
          </table:table-cell>
          <table:table-cell table:number-columns-repeated="2"/>
        </table:table-row>
        <table:table-row table:style-name="ro3">
          <table:table-cell table:style-name="ce21" office:value-type="string">
            <text:p><text:span text:style-name="T4">Falco</text:span><text:span text:style-name="T24"> </text:span><text:span text:style-name="T4">peregrinus</text:span><text:span text:style-name="T24"> </text:span><text:span text:style-name="T11">pelegrinoides.</text:span></text:p>
            <text:p><text:span text:style-name="T9">Temminck,</text:span><text:span text:style-name="T58"> </text:span><text:span text:style-name="T37">1829.</text:span></text:p>
          </table:table-cell>
          <table:table-cell office:value-type="string">
            <text:p><text:span text:style-name="T9">Halcón</text:span><text:span text:style-name="T38"> </text:span><text:span text:style-name="T37">tagarot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Falco</text:span><text:span text:style-name="T32"> </text:span><text:span text:style-name="T6">peregrinus</text:span></text:p>
          </table:table-cell>
          <table:table-cell office:value-type="string">
            <text:p><text:span text:style-name="T9">Halcón</text:span><text:span text:style-name="T38"> </text:span><text:span text:style-name="T37">peregr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32"> </text:span><text:span text:style-name="T6">subbuteo</text:span></text:p>
          </table:table-cell>
          <table:table-cell office:value-type="string">
            <text:p><text:span text:style-name="T9">Alcotán</text:span><text:span text:style-name="T38"> </text:span><text:span text:style-name="T67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25"> </text:span><text:span text:style-name="T13">tinnunculus</text:span></text:p>
          </table:table-cell>
          <table:table-cell office:value-type="string">
            <text:p><text:span text:style-name="T9">Cernícalo</text:span><text:span text:style-name="T38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alco</text:span><text:span text:style-name="T32"> </text:span><text:span text:style-name="T6">vespertinus</text:span></text:p>
          </table:table-cell>
          <table:table-cell office:value-type="string">
            <text:p><text:span text:style-name="T9">Cernícalo</text:span><text:span text:style-name="T38"> </text:span><text:span text:style-name="T37">patirroj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GALL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hasia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onasa</text:span><text:span text:style-name="T5"> </text:span><text:span text:style-name="T13">bonasia</text:span></text:p>
          </table:table-cell>
          <table:table-cell office:value-type="string">
            <text:p>Grévol</text:p>
          </table:table-cell>
          <table:table-cell table:number-columns-repeated="2"/>
        </table:table-row>
        <table:table-row table:style-name="ro1">
          <table:table-cell table:style-name="ce7" office:value-type="string">
            <text:p><text:span text:style-name="T4">Perdix</text:span><text:span text:style-name="T20"> </text:span><text:span text:style-name="T4">perdix</text:span><text:span text:style-name="T24"> </text:span><text:span text:style-name="T4">hispaniensis</text:span><text:span text:style-name="T20"> </text:span><text:span text:style-name="T9">Reichenow,</text:span><text:span text:style-name="T28"> </text:span><text:span text:style-name="T22">1892.</text:span></text:p>
          </table:table-cell>
          <table:table-cell office:value-type="string">
            <text:p><text:span text:style-name="T9">Perdiz</text:span><text:span text:style-name="T21"> </text:span><text:span text:style-name="T37">pardilla.</text:span></text:p>
          </table:table-cell>
          <table:table-cell table:style-name="ce6" office:value-type="string">
            <text:p><text:span text:style-name="T9">Sistema</text:span><text:span text:style-name="T15"> </text:span><text:span text:style-name="T37">Ibérico</text:span>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Tetra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agopus</text:span><text:span text:style-name="T31"> </text:span><text:span text:style-name="T26">muta</text:span></text:p>
          </table:table-cell>
          <table:table-cell office:value-type="string">
            <text:p><text:span text:style-name="T9">Lagópodo</text:span><text:span text:style-name="T16"> </text:span><text:span text:style-name="T67">alpin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3">
          <table:table-cell table:style-name="ce7" office:value-type="string">
            <text:p><text:span text:style-name="T4">Tetrao</text:span><text:span text:style-name="T14"> </text:span><text:span text:style-name="T4">urogallus</text:span><text:span text:style-name="T14"> </text:span><text:span text:style-name="T4">(</text:span><text:span text:style-name="T9">Linnaeus</text:span><text:span text:style-name="T16"> </text:span><text:span text:style-name="T22">1758)</text:span></text:p>
          </table:table-cell>
          <table:table-cell office:value-type="string">
            <text:p><text:span text:style-name="T9">Urogallo</text:span><text:span text:style-name="T15"> </text:span><text:span text:style-name="T9">común</text:span><text:span text:style-name="T15"> </text:span><text:span text:style-name="T9">u</text:span><text:span text:style-name="T15"> </text:span><text:span text:style-name="T9">occidental</text:span><text:span text:style-name="T15"> </text:span><text:span text:style-name="T9">(antes</text:span><text:span text:style-name="T15"> </text:span><text:span text:style-name="T22">Urogallo</text:span></text:p>
            <text:p><text:span text:style-name="T9">pirenaico</text:span><text:span text:style-name="T39"> </text:span><text:span text:style-name="T9">y</text:span><text:span text:style-name="T38"> </text:span><text:span text:style-name="T9">Urogallo</text:span><text:span text:style-name="T38"> </text:span><text:span text:style-name="T22">cantábrico).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GRU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Turni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urnix</text:span><text:span text:style-name="T11"> </text:span><text:span text:style-name="T13">sylvatica</text:span></text:p>
          </table:table-cell>
          <table:table-cell office:value-type="string">
            <text:p>Torillo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Gru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Grus</text:span><text:span text:style-name="T7"> </text:span><text:span text:style-name="T26">grus</text:span></text:p>
          </table:table-cell>
          <table:table-cell office:value-type="string">
            <text:p><text:span text:style-name="T9">Grulla</text:span><text:span text:style-name="T68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allidae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Crex</text:span><text:span text:style-name="T14"> </text:span><text:span text:style-name="T26">crex</text:span></text:p>
          </table:table-cell>
          <table:table-cell table:style-name="ce14" office:value-type="string">
            <text:p><text:span text:style-name="T9">Guión</text:span><text:span text:style-name="T39"> </text:span><text:span text:style-name="T9">de</text:span><text:span text:style-name="T38"> </text:span><text:span text:style-name="T22">codornices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Fulica</text:span><text:span text:style-name="T25"> </text:span><text:span text:style-name="T13">cristata</text:span></text:p>
          </table:table-cell>
          <table:table-cell office:value-type="string">
            <text:p><text:span text:style-name="T9">Focha</text:span><text:span text:style-name="T38"> </text:span><text:span text:style-name="T9">cornuda</text:span><text:span text:style-name="T38"> </text:span><text:span text:style-name="T9">o</text:span><text:span text:style-name="T38"> </text:span><text:span text:style-name="T22">morun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orphyrio</text:span><text:span text:style-name="T18"> </text:span><text:span text:style-name="T6">porphyrio</text:span></text:p>
          </table:table-cell>
          <table:table-cell office:value-type="string">
            <text:p><text:span text:style-name="T9">Calamón</text:span><text:span text:style-name="T16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rzana</text:span><text:span text:style-name="T5"> </text:span><text:span text:style-name="T13">parva</text:span></text:p>
          </table:table-cell>
          <table:table-cell office:value-type="string">
            <text:p><text:span text:style-name="T9">Polluela</text:span><text:span text:style-name="T68"> </text:span><text:span text:style-name="T37">bastar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rzana</text:span><text:span text:style-name="T5"> </text:span><text:span text:style-name="T6">porzana</text:span></text:p>
          </table:table-cell>
          <table:table-cell office:value-type="string">
            <text:p><text:span text:style-name="T9">Polluela</text:span><text:span text:style-name="T68"> </text:span><text:span text:style-name="T37">pint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rzana</text:span><text:span text:style-name="T5"> </text:span><text:span text:style-name="T13">pusilla</text:span></text:p>
          </table:table-cell>
          <table:table-cell office:value-type="string">
            <text:p><text:span text:style-name="T9">Polluela</text:span><text:span text:style-name="T39"> </text:span><text:span text:style-name="T67">chic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Oti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lamydotis</text:span><text:span text:style-name="T30"> </text:span><text:span text:style-name="T13">undulata</text:span></text:p>
          </table:table-cell>
          <table:table-cell office:value-type="string">
            <text:p><text:span text:style-name="T9">Avutarda</text:span><text:span text:style-name="T39"> </text:span><text:span text:style-name="T67">hubar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Otis</text:span><text:span text:style-name="T5"> </text:span><text:span text:style-name="T6">tarda</text:span></text:p>
          </table:table-cell>
          <table:table-cell office:value-type="string">
            <text:p><text:span text:style-name="T9">Avutarda</text:span><text:span text:style-name="T39"> </text:span><text:span text:style-name="T67">común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Tetrax</text:span><text:span text:style-name="T14"> </text:span><text:span text:style-name="T4">tetrax</text:span><text:span text:style-name="T14"> </text:span><text:span text:style-name="T9">(Linnaeus,</text:span><text:span text:style-name="T42"> </text:span><text:span text:style-name="T22">1758)</text:span></text:p>
          </table:table-cell>
          <table:table-cell office:value-type="string">
            <text:p><text:span text:style-name="T9">Sisón</text:span><text:span text:style-name="T68"> </text:span><text:span text:style-name="T37">común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 office:value-type="string">
            <text:p>CHARADRI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Hematopo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aematopus</text:span><text:span text:style-name="T30"> </text:span><text:span text:style-name="T13">ostralegus</text:span></text:p>
          </table:table-cell>
          <table:table-cell office:value-type="string">
            <text:p><text:span text:style-name="T9">Ostrero</text:span><text:span text:style-name="T38"> </text:span><text:span text:style-name="T37">euroasiá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ecurvirost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imantopus</text:span><text:span text:style-name="T27"> </text:span><text:span text:style-name="T13">himantopus</text:span></text:p>
          </table:table-cell>
          <table:table-cell office:value-type="string">
            <text:p><text:span text:style-name="T9">Cigüeñuela</text:span><text:span text:style-name="T16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ecurvirostra</text:span><text:span text:style-name="T5"> </text:span><text:span text:style-name="T6">avosetta</text:span></text:p>
          </table:table-cell>
          <table:table-cell office:value-type="string">
            <text:p><text:span text:style-name="T9">Avoceta</text:span><text:span text:style-name="T68"> </text:span><text:span text:style-name="T58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Burhinidae</text:p>
          </table:table-cell>
          <table:table-cell table:style-name="ce20"/>
          <table:table-cell table:number-columns-repeated="2"/>
        </table:table-row>
        <table:table-row table:style-name="ro3">
          <table:table-cell office:value-type="string">
            <text:p><text:span text:style-name="T4">Burhinus</text:span><text:span text:style-name="T35"> </text:span><text:span text:style-name="T4">oedicnemus</text:span><text:span text:style-name="T35"> </text:span><text:span text:style-name="T11">oedicnemus/insularum</text:span></text:p>
          </table:table-cell>
          <table:table-cell office:value-type="string">
            <text:p><text:span text:style-name="T9">Alcaraván</text:span><text:span text:style-name="T42"> </text:span><text:span text:style-name="T9">común,</text:span><text:span text:style-name="T42"> </text:span><text:span text:style-name="T9">Alcaraván</text:span><text:span text:style-name="T42"> </text:span><text:span text:style-name="T22">majorero</text:span></text:p>
          </table:table-cell>
          <table:table-cell table:style-name="ce15" office:value-type="string">
            <text:p><text:span text:style-name="T9">Península,</text:span><text:span text:style-name="T73"> </text:span><text:span text:style-name="T37">Baleares</text:span></text:p>
            <text:p><text:span text:style-name="T9">y</text:span><text:span text:style-name="T42"> </text:span><text:span text:style-name="T9">Canarias</text:span><text:span text:style-name="T42"> </text:span><text:span text:style-name="T22">Orientales</text:span></text:p>
          </table:table-cell>
          <table:table-cell/>
        </table:table-row>
        <table:table-row table:style-name="ro3">
          <table:table-cell office:value-type="string">
            <text:p><text:span text:style-name="T4">Burhinus</text:span><text:span text:style-name="T35"> </text:span><text:span text:style-name="T4">oedicnemus</text:span><text:span text:style-name="T35"> </text:span><text:span text:style-name="T11">distinctus</text:span></text:p>
          </table:table-cell>
          <table:table-cell office:value-type="string">
            <text:p><text:span text:style-name="T9">Alcaraván</text:span><text:span text:style-name="T15"> </text:span><text:span text:style-name="T37">común</text:span></text:p>
          </table:table-cell>
          <table:table-cell table:style-name="ce6" office:value-type="string">
            <text:p><text:span text:style-name="T9">Canarias</text:span><text:span text:style-name="T56"> </text:span><text:span text:style-name="T67">Centrales</text:span></text:p>
            <text:p><text:span text:style-name="T79">y</text:span><text:span text:style-name="T72"> </text:span><text:span text:style-name="T37">Occidentales</text:span>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Glareo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ursorius</text:span><text:span text:style-name="T33"> </text:span><text:span text:style-name="T13">cursor</text:span></text:p>
          </table:table-cell>
          <table:table-cell office:value-type="string">
            <text:p><text:span text:style-name="T9">Corredor</text:span><text:span text:style-name="T56"> </text:span><text:span text:style-name="T67">sahariano</text:span></text:p>
          </table:table-cell>
          <table:table-cell table:style-name="ce6" office:value-type="string">
            <text:p>Península</text:p>
          </table:table-cell>
          <table:table-cell/>
        </table:table-row>
        <table:table-row table:style-name="ro1">
          <table:table-cell office:value-type="string">
            <text:p><text:span text:style-name="T4">Cursorius</text:span><text:span text:style-name="T33"> </text:span><text:span text:style-name="T13">cursor</text:span></text:p>
          </table:table-cell>
          <table:table-cell office:value-type="string">
            <text:p>Engaña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lareola</text:span><text:span text:style-name="T18"> </text:span><text:span text:style-name="T13">pratincola</text:span></text:p>
          </table:table-cell>
          <table:table-cell office:value-type="string">
            <text:p><text:span text:style-name="T9">Canastera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haradr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aradrius</text:span><text:span text:style-name="T35"> </text:span><text:span text:style-name="T6">alexandrinus</text:span></text:p>
          </table:table-cell>
          <table:table-cell office:value-type="string">
            <text:p><text:span text:style-name="T9">Chorlitejo</text:span><text:span text:style-name="T68"> </text:span><text:span text:style-name="T37">patinegro</text:span></text:p>
          </table:table-cell>
          <table:table-cell table:style-name="ce6" office:value-type="string">
            <text:p><text:span text:style-name="T9">Península</text:span><text:span text:style-name="T39"> </text:span><text:span text:style-name="T9">y</text:span><text:span text:style-name="T38"> </text:span><text:span text:style-name="T22">Baleares</text:span></text:p>
          </table:table-cell>
          <table:table-cell/>
        </table:table-row>
        <table:table-row table:style-name="ro1">
          <table:table-cell office:value-type="string">
            <text:p><text:span text:style-name="T4">Charadrius</text:span><text:span text:style-name="T35"> </text:span><text:span text:style-name="T6">alexandrinus</text:span></text:p>
          </table:table-cell>
          <table:table-cell office:value-type="string">
            <text:p><text:span text:style-name="T9">Chorlitejo</text:span><text:span text:style-name="T68"> </text:span><text:span text:style-name="T37">patinegro</text:span></text:p>
          </table:table-cell>
          <table:table-cell table:style-name="ce6" office:value-type="string">
            <text:p>Canarias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Charadrius</text:span><text:span text:style-name="T35"> </text:span><text:span text:style-name="T13">dubius</text:span></text:p>
          </table:table-cell>
          <table:table-cell office:value-type="string">
            <text:p><text:span text:style-name="T9">Chorlitejo</text:span><text:span text:style-name="T68"> </text:span><text:span text:style-name="T37">ch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radrius</text:span><text:span text:style-name="T35"> </text:span><text:span text:style-name="T13">hiaticula</text:span></text:p>
          </table:table-cell>
          <table:table-cell office:value-type="string">
            <text:p><text:span text:style-name="T9">Chorlitejo</text:span><text:span text:style-name="T68"> </text:span><text:span text:style-name="T37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aradrius</text:span><text:span text:style-name="T27"> </text:span><text:span text:style-name="T4">(Eudromias)</text:span><text:span text:style-name="T27"> </text:span><text:span text:style-name="T11">morinellus</text:span></text:p>
          </table:table-cell>
          <table:table-cell office:value-type="string">
            <text:p><text:span text:style-name="T9">Chorlito</text:span><text:span text:style-name="T68"> </text:span><text:span text:style-name="T37">carambol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luvialis</text:span><text:span text:style-name="T31"> </text:span><text:span text:style-name="T13">apricaria</text:span></text:p>
          </table:table-cell>
          <table:table-cell office:value-type="string">
            <text:p><text:span text:style-name="T9">Chorlito</text:span><text:span text:style-name="T38"> </text:span><text:span text:style-name="T9">dorado</text:span><text:span text:style-name="T38"> </text:span><text:span text:style-name="T22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uvialis</text:span><text:span text:style-name="T31"> </text:span><text:span text:style-name="T13">squatarola</text:span></text:p>
          </table:table-cell>
          <table:table-cell office:value-type="string">
            <text:p><text:span text:style-name="T9">Chorlito</text:span><text:span text:style-name="T39"> </text:span><text:span text:style-name="T72">gris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colopa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titis</text:span><text:span text:style-name="T20"> </text:span><text:span text:style-name="T6">hypoleucos</text:span></text:p>
          </table:table-cell>
          <table:table-cell office:value-type="string">
            <text:p><text:span text:style-name="T9">Andarríos</text:span><text:span text:style-name="T57"> </text:span><text:span text:style-name="T67">ch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renaria</text:span><text:span text:style-name="T18"> </text:span><text:span text:style-name="T13">interpres</text:span></text:p>
          </table:table-cell>
          <table:table-cell office:value-type="string">
            <text:p><text:span text:style-name="T9">Vuelvepiedras</text:span><text:span text:style-name="T57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26">alba</text:span></text:p>
          </table:table-cell>
          <table:table-cell office:value-type="string">
            <text:p><text:span text:style-name="T9">Correlimos</text:span><text:span text:style-name="T73"> </text:span><text:span text:style-name="T37">tridácti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13">alpina</text:span></text:p>
          </table:table-cell>
          <table:table-cell office:value-type="string">
            <text:p><text:span text:style-name="T9">Correlimos</text:span><text:span text:style-name="T73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13">canutus</text:span></text:p>
          </table:table-cell>
          <table:table-cell office:value-type="string">
            <text:p><text:span text:style-name="T9">Correlimos</text:span><text:span text:style-name="T73"> </text:span><text:span text:style-name="T37">go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13">ferruginea</text:span></text:p>
          </table:table-cell>
          <table:table-cell office:value-type="string">
            <text:p><text:span text:style-name="T9">Correlimos</text:span><text:span text:style-name="T73"> </text:span><text:span text:style-name="T37">zarapití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13">maritima</text:span></text:p>
          </table:table-cell>
          <table:table-cell office:value-type="string">
            <text:p><text:span text:style-name="T9">Correlimos</text:span><text:span text:style-name="T73"> </text:span><text:span text:style-name="T37">oscu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13">minuta</text:span></text:p>
          </table:table-cell>
          <table:table-cell office:value-type="string">
            <text:p><text:span text:style-name="T9">Correlimos</text:span><text:span text:style-name="T73"> </text:span><text:span text:style-name="T37">menu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idris</text:span><text:span text:style-name="T8"> </text:span><text:span text:style-name="T13">temmincki</text:span></text:p>
          </table:table-cell>
          <table:table-cell office:value-type="string">
            <text:p><text:span text:style-name="T9">Correlimos</text:span><text:span text:style-name="T21"> </text:span><text:span text:style-name="T9">de</text:span><text:span text:style-name="T28"> </text:span><text:span text:style-name="T22">Temminck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sa</text:span><text:span text:style-name="T5"> </text:span><text:span text:style-name="T13">lapponica</text:span></text:p>
          </table:table-cell>
          <table:table-cell office:value-type="string">
            <text:p><text:span text:style-name="T9">Aguja</text:span><text:span text:style-name="T38"> </text:span><text:span text:style-name="T37">colipint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imosa</text:span><text:span text:style-name="T5"> </text:span><text:span text:style-name="T13">limosa</text:span></text:p>
          </table:table-cell>
          <table:table-cell office:value-type="string">
            <text:p><text:span text:style-name="T9">Aguja</text:span><text:span text:style-name="T38"> </text:span><text:span text:style-name="T37">col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umenius</text:span><text:span text:style-name="T19"> </text:span><text:span text:style-name="T13">arquata</text:span></text:p>
          </table:table-cell>
          <table:table-cell office:value-type="string">
            <text:p><text:span text:style-name="T9">Zarapito</text:span><text:span text:style-name="T38"> </text:span><text:span text:style-name="T72">real</text:span></text:p>
          </table:table-cell>
          <table:table-cell table:style-name="ce6" office:value-type="string">
            <text:p><text:span text:style-name="T9">Excepto</text:span><text:span text:style-name="T15"> </text:span><text:span text:style-name="T37">Galicia</text:span></text:p>
          </table:table-cell>
          <table:table-cell/>
        </table:table-row>
        <table:table-row table:style-name="ro1">
          <table:table-cell office:value-type="string">
            <text:p><text:span text:style-name="T4">Numenius</text:span><text:span text:style-name="T19"> </text:span><text:span text:style-name="T13">arquata</text:span></text:p>
          </table:table-cell>
          <table:table-cell office:value-type="string">
            <text:p><text:span text:style-name="T9">Zarapito</text:span><text:span text:style-name="T38"> </text:span><text:span text:style-name="T72">real</text:span></text:p>
          </table:table-cell>
          <table:table-cell table:style-name="ce6" office:value-type="string">
            <text:p>Galicia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Numenius</text:span><text:span text:style-name="T19"> </text:span><text:span text:style-name="T6">phaeopus</text:span></text:p>
          </table:table-cell>
          <table:table-cell office:value-type="string">
            <text:p><text:span text:style-name="T9">Zarapito</text:span><text:span text:style-name="T38"> </text:span><text:span text:style-name="T37">trinad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umenius</text:span><text:span text:style-name="T19"> </text:span><text:span text:style-name="T13">tenuirrostris</text:span></text:p>
          </table:table-cell>
          <table:table-cell office:value-type="string">
            <text:p><text:span text:style-name="T9">Zarapito</text:span><text:span text:style-name="T38"> </text:span><text:span text:style-name="T58">f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alaropus</text:span><text:span text:style-name="T27"> </text:span><text:span text:style-name="T13">fulicarius</text:span></text:p>
          </table:table-cell>
          <table:table-cell office:value-type="string">
            <text:p><text:span text:style-name="T9">Faloropo</text:span><text:span text:style-name="T15"> </text:span><text:span text:style-name="T37">picogrues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alaropus</text:span><text:span text:style-name="T27"> </text:span><text:span text:style-name="T13">lobatus</text:span></text:p>
          </table:table-cell>
          <table:table-cell office:value-type="string">
            <text:p><text:span text:style-name="T9">Faloropo</text:span><text:span text:style-name="T15"> </text:span><text:span text:style-name="T37">picof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ilomachus</text:span><text:span text:style-name="T12"> </text:span><text:span text:style-name="T13">pugnax</text:span></text:p>
          </table:table-cell>
          <table:table-cell office:value-type="string">
            <text:p>Combatiente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ringa</text:span><text:span text:style-name="T14"> </text:span><text:span text:style-name="T6">erythropus</text:span></text:p>
          </table:table-cell>
          <table:table-cell office:value-type="string">
            <text:p><text:span text:style-name="T9">Archibebe</text:span><text:span text:style-name="T15"> </text:span><text:span text:style-name="T37">oscu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ringa</text:span><text:span text:style-name="T14"> </text:span><text:span text:style-name="T6">glareola</text:span></text:p>
          </table:table-cell>
          <table:table-cell office:value-type="string">
            <text:p><text:span text:style-name="T9">Andarríos</text:span><text:span text:style-name="T57"> </text:span><text:span text:style-name="T37">basta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ringa</text:span><text:span text:style-name="T14"> </text:span><text:span text:style-name="T13">nebularia</text:span></text:p>
          </table:table-cell>
          <table:table-cell office:value-type="string">
            <text:p><text:span text:style-name="T9">Archibebe</text:span><text:span text:style-name="T15"> </text:span><text:span text:style-name="T37">cla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ringa</text:span><text:span text:style-name="T14"> </text:span><text:span text:style-name="T6">ochropus</text:span></text:p>
          </table:table-cell>
          <table:table-cell office:value-type="string">
            <text:p><text:span text:style-name="T9">Andarríos</text:span><text:span text:style-name="T57"> </text:span><text:span text:style-name="T37">grand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ringa</text:span><text:span text:style-name="T14"> </text:span><text:span text:style-name="T13">stagnatilis</text:span></text:p>
          </table:table-cell>
          <table:table-cell office:value-type="string">
            <text:p><text:span text:style-name="T9">Archibebe</text:span><text:span text:style-name="T15"> </text:span><text:span text:style-name="T58">f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1">Tringa</text:span><text:span text:style-name="T14"> </text:span><text:span text:style-name="T13">totanus</text:span></text:p>
          </table:table-cell>
          <table:table-cell office:value-type="string">
            <text:p><text:span text:style-name="T9">Archibebe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tercorar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Stercorarius</text:span><text:span text:style-name="T30"> </text:span><text:span text:style-name="T13">parasiticus</text:span></text:p>
          </table:table-cell>
          <table:table-cell office:value-type="string">
            <text:p><text:span text:style-name="T9">Págalo</text:span><text:span text:style-name="T38"> </text:span><text:span text:style-name="T37">parásit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corarius</text:span><text:span text:style-name="T30"> </text:span><text:span text:style-name="T13">pomarinus</text:span></text:p>
          </table:table-cell>
          <table:table-cell office:value-type="string">
            <text:p><text:span text:style-name="T9">Págalo</text:span><text:span text:style-name="T38"> </text:span><text:span text:style-name="T37">pomar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corarius</text:span><text:span text:style-name="T30"> </text:span><text:span text:style-name="T26">skua</text:span></text:p>
          </table:table-cell>
          <table:table-cell office:value-type="string">
            <text:p><text:span text:style-name="T9">Págalo</text:span><text:span text:style-name="T38"> </text:span><text:span text:style-name="T37">grande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a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20"> </text:span><text:span text:style-name="T13">audouini</text:span></text:p>
          </table:table-cell>
          <table:table-cell office:value-type="string">
            <text:p><text:span text:style-name="T9">Gaviota</text:span><text:span text:style-name="T39"> </text:span><text:span text:style-name="T9">de</text:span><text:span text:style-name="T38"> </text:span><text:span text:style-name="T22">Audoui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arus</text:span><text:span text:style-name="T20"> </text:span><text:span text:style-name="T13">canus</text:span></text:p>
          </table:table-cell>
          <table:table-cell office:value-type="string">
            <text:p><text:span text:style-name="T9">Gaviota</text:span><text:span text:style-name="T38"> </text:span><text:span text:style-name="T58">ca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20"> </text:span><text:span text:style-name="T13">genei</text:span></text:p>
          </table:table-cell>
          <table:table-cell office:value-type="string">
            <text:p><text:span text:style-name="T9">Gaviota</text:span><text:span text:style-name="T38"> </text:span><text:span text:style-name="T37">picofi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20"> </text:span><text:span text:style-name="T6">marinus</text:span></text:p>
          </table:table-cell>
          <table:table-cell office:value-type="string">
            <text:p><text:span text:style-name="T9">Gavión</text:span><text:span text:style-name="T38"> </text:span><text:span text:style-name="T37">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20"> </text:span><text:span text:style-name="T13">melanocephalus</text:span></text:p>
          </table:table-cell>
          <table:table-cell office:value-type="string">
            <text:p><text:span text:style-name="T9">Gaviota</text:span><text:span text:style-name="T38"> </text:span><text:span text:style-name="T37">cabec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rus</text:span><text:span text:style-name="T20"> </text:span><text:span text:style-name="T13">minutus</text:span></text:p>
          </table:table-cell>
          <table:table-cell office:value-type="string">
            <text:p><text:span text:style-name="T9">Gaviota</text:span><text:span text:style-name="T38"> </text:span><text:span text:style-name="T37">ena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issa</text:span><text:span text:style-name="T25"> </text:span><text:span text:style-name="T13">tridactyla</text:span></text:p>
          </table:table-cell>
          <table:table-cell office:value-type="string">
            <text:p><text:span text:style-name="T9">Gaviota</text:span><text:span text:style-name="T38"> </text:span><text:span text:style-name="T37">tridáctil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ter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hlidonias</text:span><text:span text:style-name="T35"> </text:span><text:span text:style-name="T13">hybridus</text:span></text:p>
          </table:table-cell>
          <table:table-cell office:value-type="string">
            <text:p><text:span text:style-name="T9">Fumarel</text:span><text:span text:style-name="T15"> </text:span><text:span text:style-name="T37">caribl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lidonias</text:span><text:span text:style-name="T35"> </text:span><text:span text:style-name="T13">leucopterus</text:span></text:p>
          </table:table-cell>
          <table:table-cell office:value-type="string">
            <text:p><text:span text:style-name="T9">Fumarel</text:span><text:span text:style-name="T15"> </text:span><text:span text:style-name="T37">aliblan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hlidonias</text:span><text:span text:style-name="T35"> </text:span><text:span text:style-name="T13">niger</text:span></text:p>
          </table:table-cell>
          <table:table-cell office:value-type="string">
            <text:p><text:span text:style-name="T9">Fumarel</text:span><text:span text:style-name="T15"> </text:span><text:span text:style-name="T37">común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Gelochelidon</text:span><text:span text:style-name="T14"> </text:span><text:span text:style-name="T13">nilotica</text:span></text:p>
          </table:table-cell>
          <table:table-cell office:value-type="string">
            <text:p><text:span text:style-name="T9">Pagaza</text:span><text:span text:style-name="T15"> </text:span><text:span text:style-name="T37">pico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8"> </text:span><text:span text:style-name="T4">(Thalasseus)</text:span><text:span text:style-name="T31"> </text:span><text:span text:style-name="T11">sandvicensis</text:span></text:p>
          </table:table-cell>
          <table:table-cell office:value-type="string">
            <text:p><text:span text:style-name="T9">Charrán</text:span><text:span text:style-name="T15"> </text:span><text:span text:style-name="T37">pati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8"> </text:span><text:span text:style-name="T13">albifrons</text:span></text:p>
          </table:table-cell>
          <table:table-cell office:value-type="string">
            <text:p><text:span text:style-name="T9">Charrancito</text:span><text:span text:style-name="T15"> </text:span><text:span text:style-name="T58">común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Sterna</text:span><text:span text:style-name="T8"> </text:span><text:span text:style-name="T4">bengalensis</text:span><text:span text:style-name="T8"> </text:span><text:span text:style-name="T9">Lesson,</text:span><text:span text:style-name="T54"> </text:span><text:span text:style-name="T22">1831.</text:span></text:p>
          </table:table-cell>
          <table:table-cell office:value-type="string">
            <text:p><text:span text:style-name="T9">Charrán</text:span><text:span text:style-name="T15"> </text:span><text:span text:style-name="T37">bengalí.</text:span></text:p>
          </table:table-cell>
          <table:table-cell table:style-name="ce6" office:value-type="string">
            <text:p>Mediterráneo.</text:p>
          </table:table-cell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Sterna</text:span><text:span text:style-name="T18"> </text:span><text:span text:style-name="T13">caspia</text:span></text:p>
          </table:table-cell>
          <table:table-cell table:style-name="ce14" office:value-type="string">
            <text:p><text:span text:style-name="T9">Pagaza</text:span><text:span text:style-name="T15"> </text:span><text:span text:style-name="T67">piquirroja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Sterna</text:span><text:span text:style-name="T18"> </text:span><text:span text:style-name="T13">dougallii</text:span></text:p>
          </table:table-cell>
          <table:table-cell office:value-type="string">
            <text:p><text:span text:style-name="T9">Charrán</text:span><text:span text:style-name="T15"> </text:span><text:span text:style-name="T37">ros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8"> </text:span><text:span text:style-name="T13">hirundo</text:span></text:p>
          </table:table-cell>
          <table:table-cell office:value-type="string">
            <text:p><text:span text:style-name="T9">Charrán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rna</text:span><text:span text:style-name="T18"> </text:span><text:span text:style-name="T6">paradisaea</text:span></text:p>
          </table:table-cell>
          <table:table-cell office:value-type="string">
            <text:p><text:span text:style-name="T9">Charrán</text:span><text:span text:style-name="T15"> </text:span><text:span text:style-name="T37">ár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l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ca</text:span><text:span text:style-name="T32"> </text:span><text:span text:style-name="T6">torda</text:span></text:p>
          </table:table-cell>
          <table:table-cell office:value-type="string">
            <text:p><text:span text:style-name="T9">Alca</text:span><text:span text:style-name="T68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ratercula</text:span><text:span text:style-name="T18"> </text:span><text:span text:style-name="T13">arctica</text:span></text:p>
          </table:table-cell>
          <table:table-cell office:value-type="string">
            <text:p><text:span text:style-name="T9">Frailecillo</text:span><text:span text:style-name="T37"> 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Uria</text:span><text:span text:style-name="T25"> </text:span><text:span text:style-name="T13">aalge</text:span></text:p>
          </table:table-cell>
          <table:table-cell office:value-type="string">
            <text:p><text:span text:style-name="T9">Arao</text:span><text:span text:style-name="T68"> </text:span><text:span text:style-name="T37">común</text:span></text:p>
          </table:table-cell>
          <table:table-cell table:style-name="ce6" office:value-type="string">
            <text:p><text:span text:style-name="T9">No</text:span><text:span text:style-name="T39"> </text:span><text:span text:style-name="T67">reproductora</text:span></text:p>
          </table:table-cell>
          <table:table-cell/>
        </table:table-row>
        <table:table-row table:style-name="ro1">
          <table:table-cell office:value-type="string">
            <text:p><text:span text:style-name="T4">Uria</text:span><text:span text:style-name="T25"> </text:span><text:span text:style-name="T13">aalge</text:span></text:p>
          </table:table-cell>
          <table:table-cell office:value-type="string">
            <text:p><text:span text:style-name="T9">Arao</text:span><text:span text:style-name="T68"> </text:span><text:span text:style-name="T37">común</text:span></text:p>
          </table:table-cell>
          <table:table-cell table:style-name="ce6" office:value-type="string">
            <text:p>Reproductora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teroc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terocles</text:span><text:span text:style-name="T33"> </text:span><text:span text:style-name="T13">alchata</text:span></text:p>
          </table:table-cell>
          <table:table-cell office:value-type="string">
            <text:p><text:span text:style-name="T9">Ganga</text:span><text:span text:style-name="T15"> </text:span><text:span text:style-name="T37">comú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terocles</text:span><text:span text:style-name="T33"> </text:span><text:span text:style-name="T6">orientalis</text:span></text:p>
          </table:table-cell>
          <table:table-cell office:value-type="string">
            <text:p>Orteg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COLUMB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olumb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lumba</text:span><text:span text:style-name="T14"> </text:span><text:span text:style-name="T13">bolli</text:span></text:p>
          </table:table-cell>
          <table:table-cell office:value-type="string">
            <text:p><text:span text:style-name="T9">Paloma</text:span><text:span text:style-name="T15"> </text:span><text:span text:style-name="T37">turqué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lumba</text:span><text:span text:style-name="T14"> </text:span><text:span text:style-name="T13">junoniae</text:span></text:p>
          </table:table-cell>
          <table:table-cell office:value-type="string">
            <text:p><text:span text:style-name="T9">Paloma</text:span><text:span text:style-name="T15"> </text:span><text:span text:style-name="T37">rabich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CUCUL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ucu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lamator</text:span><text:span text:style-name="T33"> </text:span><text:span text:style-name="T13">glandarius</text:span></text:p>
          </table:table-cell>
          <table:table-cell office:value-type="string">
            <text:p><text:span text:style-name="T9">Críalo</text:span><text:span text:style-name="T68"> </text:span><text:span text:style-name="T37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uculus</text:span><text:span text:style-name="T31"> </text:span><text:span text:style-name="T6">canorus</text:span></text:p>
          </table:table-cell>
          <table:table-cell office:value-type="string">
            <text:p>Cuco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TRIG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Tyto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yto</text:span><text:span text:style-name="T11"> </text:span><text:span text:style-name="T4">alba</text:span><text:span text:style-name="T59"> </text:span><text:span text:style-name="T60">alba</text:span></text:p>
          </table:table-cell>
          <table:table-cell office:value-type="string">
            <text:p><text:span text:style-name="T9">Lechuza</text:span><text:span text:style-name="T15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yto</text:span><text:span text:style-name="T11"> </text:span><text:span text:style-name="T4">alba</text:span><text:span text:style-name="T59"> </text:span><text:span text:style-name="T11">gracilirostris</text:span></text:p>
          </table:table-cell>
          <table:table-cell office:value-type="string">
            <text:p><text:span text:style-name="T9">Lechuza</text:span><text:span text:style-name="T15"> </text:span><text:span text:style-name="T67">major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 office:value-type="string">
            <text:p>Strig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egolius</text:span><text:span text:style-name="T31"> </text:span><text:span text:style-name="T13">funereus</text:span></text:p>
          </table:table-cell>
          <table:table-cell office:value-type="string">
            <text:p><text:span text:style-name="T9">Mochuelo</text:span><text:span text:style-name="T16"> </text:span><text:span text:style-name="T37">bore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Asio</text:span><text:span text:style-name="T25"> </text:span><text:span text:style-name="T13">flammeus</text:span></text:p>
          </table:table-cell>
          <table:table-cell office:value-type="string">
            <text:p><text:span text:style-name="T9">Búho</text:span><text:span text:style-name="T38"> </text:span><text:span text:style-name="T37">campest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sio</text:span><text:span text:style-name="T32"> </text:span><text:span text:style-name="T61">otus</text:span></text:p>
          </table:table-cell>
          <table:table-cell office:value-type="string">
            <text:p><text:span text:style-name="T9">Búho</text:span><text:span text:style-name="T38"> </text:span><text:span text:style-name="T67">ch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thene</text:span><text:span text:style-name="T18"> </text:span><text:span text:style-name="T13">noctua</text:span></text:p>
          </table:table-cell>
          <table:table-cell office:value-type="string">
            <text:p><text:span text:style-name="T9">Mochuelo</text:span><text:span text:style-name="T16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ubo</text:span><text:span text:style-name="T18"> </text:span><text:span text:style-name="T26">bubo</text:span></text:p>
          </table:table-cell>
          <table:table-cell office:value-type="string">
            <text:p><text:span text:style-name="T9">Búho</text:span><text:span text:style-name="T38"> </text:span><text:span text:style-name="T72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tus</text:span><text:span text:style-name="T14"> </text:span><text:span text:style-name="T13">scops</text:span></text:p>
          </table:table-cell>
          <table:table-cell office:value-type="string">
            <text:p><text:span text:style-name="T9">Autillo</text:span><text:span text:style-name="T37"> 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rix</text:span><text:span text:style-name="T14"> </text:span><text:span text:style-name="T13">aluco</text:span></text:p>
          </table:table-cell>
          <table:table-cell office:value-type="string">
            <text:p><text:span text:style-name="T9">Cárabo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Caprimulag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primulgus</text:span><text:span text:style-name="T30"> </text:span><text:span text:style-name="T13">europaeus</text:span></text:p>
          </table:table-cell>
          <table:table-cell office:value-type="string">
            <text:p><text:span text:style-name="T9">Chotacabras</text:span><text:span text:style-name="T74"> </text:span><text:span text:style-name="T37">europ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primulgus</text:span><text:span text:style-name="T30"> </text:span><text:span text:style-name="T13">ruficollis</text:span></text:p>
          </table:table-cell>
          <table:table-cell office:value-type="string">
            <text:p><text:span text:style-name="T9">Chotacabras</text:span><text:span text:style-name="T74"> </text:span><text:span text:style-name="T37">pard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APOD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po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7"> </text:span><text:span text:style-name="T26">apus</text:span></text:p>
          </table:table-cell>
          <table:table-cell office:value-type="string">
            <text:p><text:span text:style-name="T9">Vencejo</text:span><text:span text:style-name="T22"> </text:span><text:span text:style-name="T6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7"> </text:span><text:span text:style-name="T13">caffer</text:span></text:p>
          </table:table-cell>
          <table:table-cell office:value-type="string">
            <text:p><text:span text:style-name="T9">Vencejo</text:span><text:span text:style-name="T22"> </text:span><text:span text:style-name="T58">caf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7"> </text:span><text:span text:style-name="T26">melba</text:span></text:p>
          </table:table-cell>
          <table:table-cell office:value-type="string">
            <text:p><text:span text:style-name="T9">Vencejo</text:span><text:span text:style-name="T22"> </text:span><text:span text:style-name="T58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7"> </text:span><text:span text:style-name="T6">palidus</text:span></text:p>
          </table:table-cell>
          <table:table-cell office:value-type="string">
            <text:p><text:span text:style-name="T9">Vencejo</text:span><text:span text:style-name="T22"> </text:span><text:span text:style-name="T37">páli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pus</text:span><text:span text:style-name="T7"> </text:span><text:span text:style-name="T13">unicolor</text:span></text:p>
          </table:table-cell>
          <table:table-cell office:value-type="string">
            <text:p><text:span text:style-name="T9">Vencejo</text:span><text:span text:style-name="T22"> </text:span><text:span text:style-name="T67">unicolor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ORACIFORMES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ced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lcedo</text:span><text:span text:style-name="T18"> </text:span><text:span text:style-name="T13">atthis</text:span></text:p>
          </table:table-cell>
          <table:table-cell office:value-type="string">
            <text:p><text:span text:style-name="T9">Martín</text:span><text:span text:style-name="T68"> </text:span><text:span text:style-name="T37">pescador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orac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oracias</text:span><text:span text:style-name="T33"> </text:span><text:span text:style-name="T13">garrulus</text:span></text:p>
          </table:table-cell>
          <table:table-cell office:value-type="string">
            <text:p>Carraca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erop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erops</text:span><text:span text:style-name="T8"> </text:span><text:span text:style-name="T13">apiaster</text:span></text:p>
          </table:table-cell>
          <table:table-cell office:value-type="string">
            <text:p><text:span text:style-name="T9">Abejaruco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Upup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Upupa</text:span><text:span text:style-name="T5"> </text:span><text:span text:style-name="T6">epops</text:span></text:p>
          </table:table-cell>
          <table:table-cell office:value-type="string">
            <text:p>Abubilla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Pic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ndrocopos</text:span><text:span text:style-name="T12"> </text:span><text:span text:style-name="T6">leucotos</text:span></text:p>
          </table:table-cell>
          <table:table-cell office:value-type="string">
            <text:p><text:span text:style-name="T9">Pico</text:span><text:span text:style-name="T68"> </text:span><text:span text:style-name="T37">dorsiblanc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Dendrocopos</text:span><text:span text:style-name="T12"> </text:span><text:span text:style-name="T6">major</text:span></text:p>
          </table:table-cell>
          <table:table-cell office:value-type="string">
            <text:p><text:span text:style-name="T9">Pico</text:span><text:span text:style-name="T68"> </text:span><text:span text:style-name="T37">picapin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endrocopos</text:span><text:span text:style-name="T12"> </text:span><text:span text:style-name="T6">medius</text:span></text:p>
          </table:table-cell>
          <table:table-cell office:value-type="string">
            <text:p><text:span text:style-name="T9">Pico</text:span><text:span text:style-name="T68"> </text:span><text:span text:style-name="T37">media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endrocopos</text:span><text:span text:style-name="T12"> </text:span><text:span text:style-name="T6">minor</text:span></text:p>
          </table:table-cell>
          <table:table-cell office:value-type="string">
            <text:p><text:span text:style-name="T9">Pico</text:span><text:span text:style-name="T39"> </text:span><text:span text:style-name="T67">men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Dryocopus</text:span><text:span text:style-name="T35"> </text:span><text:span text:style-name="T6">martius</text:span></text:p>
          </table:table-cell>
          <table:table-cell office:value-type="string">
            <text:p><text:span text:style-name="T9">Pito</text:span><text:span text:style-name="T66"> </text:span><text:span text:style-name="T67">neg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Jynx</text:span><text:span text:style-name="T14"> </text:span><text:span text:style-name="T13">torquila</text:span></text:p>
          </table:table-cell>
          <table:table-cell office:value-type="string">
            <text:p>Torcecuell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cus</text:span><text:span text:style-name="T7"> </text:span><text:span text:style-name="T6">viridis</text:span></text:p>
          </table:table-cell>
          <table:table-cell office:value-type="string">
            <text:p><text:span text:style-name="T9">Pito</text:span><text:span text:style-name="T66"> </text:span><text:span text:style-name="T72">real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6" office:value-type="string">
            <text:p>Alau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alandrella</text:span><text:span text:style-name="T5"> </text:span><text:span text:style-name="T13">brachydactyla</text:span></text:p>
          </table:table-cell>
          <table:table-cell office:value-type="string">
            <text:p><text:span text:style-name="T22">Terrera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landrela</text:span><text:span text:style-name="T5"> </text:span><text:span text:style-name="T13">rufescens</text:span></text:p>
          </table:table-cell>
          <table:table-cell office:value-type="string">
            <text:p><text:span text:style-name="T22">Terrera</text:span><text:span text:style-name="T15"> </text:span><text:span text:style-name="T37">marismeña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Chersophilus</text:span><text:span text:style-name="T24"> </text:span><text:span text:style-name="T4">duponti</text:span><text:span text:style-name="T8"> </text:span><text:span text:style-name="T9">(Vieillot,</text:span><text:span text:style-name="T10"> </text:span><text:span text:style-name="T22">1820)</text:span></text:p>
          </table:table-cell>
          <table:table-cell office:value-type="string">
            <text:p><text:span text:style-name="T9">Alondra</text:span><text:span text:style-name="T15"> </text:span><text:span text:style-name="T9">de</text:span><text:span text:style-name="T15"> </text:span><text:span text:style-name="T9">Dupont</text:span><text:span text:style-name="T15"> </text:span><text:span text:style-name="T9">o</text:span><text:span text:style-name="T15"> </text:span><text:span text:style-name="T22">ricotí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Galerida</text:span><text:span text:style-name="T18"> </text:span><text:span text:style-name="T13">cristata</text:span></text:p>
          </table:table-cell>
          <table:table-cell office:value-type="string">
            <text:p><text:span text:style-name="T9">Cogujada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Galerida</text:span><text:span text:style-name="T18"> </text:span><text:span text:style-name="T13">theklae</text:span></text:p>
          </table:table-cell>
          <table:table-cell office:value-type="string">
            <text:p><text:span text:style-name="T9">Cogujada</text:span><text:span text:style-name="T15"> </text:span><text:span text:style-name="T67">montesi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ullula</text:span><text:span text:style-name="T25"> </text:span><text:span text:style-name="T13">arborea</text:span></text:p>
          </table:table-cell>
          <table:table-cell office:value-type="string">
            <text:p>Totoví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lanocorypha</text:span><text:span text:style-name="T20"> </text:span><text:span text:style-name="T13">calandra</text:span></text:p>
          </table:table-cell>
          <table:table-cell office:value-type="string">
            <text:p><text:span text:style-name="T9">Calandria</text:span><text:span text:style-name="T38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Hirundin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lichon</text:span><text:span text:style-name="T18"> </text:span><text:span text:style-name="T13">urbicum</text:span></text:p>
          </table:table-cell>
          <table:table-cell office:value-type="string">
            <text:p><text:span text:style-name="T9">Avión</text:span><text:span text:style-name="T36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rundo</text:span><text:span text:style-name="T18"> </text:span><text:span text:style-name="T13">daurica</text:span></text:p>
          </table:table-cell>
          <table:table-cell office:value-type="string">
            <text:p><text:span text:style-name="T9">Golondrina</text:span><text:span text:style-name="T15"> </text:span><text:span text:style-name="T37">daúri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rundo</text:span><text:span text:style-name="T18"> </text:span><text:span text:style-name="T13">rustica</text:span></text:p>
          </table:table-cell>
          <table:table-cell office:value-type="string">
            <text:p><text:span text:style-name="T9">Golondrina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tyonoprogne</text:span><text:span text:style-name="T7"> </text:span><text:span text:style-name="T13">rupestris</text:span></text:p>
          </table:table-cell>
          <table:table-cell office:value-type="string">
            <text:p><text:span text:style-name="T9">Avión</text:span><text:span text:style-name="T36"> </text:span><text:span text:style-name="T37">roqu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iparia</text:span><text:span text:style-name="T32"> </text:span><text:span text:style-name="T6">riparia</text:span></text:p>
          </table:table-cell>
          <table:table-cell office:value-type="string">
            <text:p><text:span text:style-name="T9">Avión</text:span><text:span text:style-name="T36"> </text:span><text:span text:style-name="T37">zapador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2"/>
          <table:table-cell table:style-name="ce24" table:number-columns-repeated="2"/>
        </table:table-row>
        <table:table-row table:style-name="ro2">
          <table:table-cell table:style-name="ce11" office:value-type="string">
            <text:p><text:span text:style-name="T4">Anthus</text:span><text:span text:style-name="T24"> </text:span><text:span text:style-name="T6">bertheloti</text:span></text:p>
          </table:table-cell>
          <table:table-cell table:style-name="ce14" office:value-type="string">
            <text:p><text:span text:style-name="T9">Bisbita</text:span><text:span text:style-name="T39"> </text:span><text:span text:style-name="T67">caminero</text:span></text:p>
          </table:table-cell>
          <table:table-cell table:style-name="ce23" table:number-columns-repeated="2"/>
        </table:table-row>
        <table:table-row table:style-name="ro2">
          <table:table-cell office:value-type="string">
            <text:p><text:span text:style-name="T4">Anthus</text:span><text:span text:style-name="T24"> </text:span><text:span text:style-name="T13">campestris</text:span></text:p>
          </table:table-cell>
          <table:table-cell office:value-type="string">
            <text:p><text:span text:style-name="T9">Bisbita</text:span><text:span text:style-name="T68"> </text:span><text:span text:style-name="T37">campest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4"> </text:span><text:span text:style-name="T13">cervinus</text:span></text:p>
          </table:table-cell>
          <table:table-cell office:value-type="string">
            <text:p><text:span text:style-name="T9">Bisbita</text:span><text:span text:style-name="T68"> </text:span><text:span text:style-name="T37">gorgir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4"> </text:span><text:span text:style-name="T13">petrosus</text:span></text:p>
          </table:table-cell>
          <table:table-cell office:value-type="string">
            <text:p><text:span text:style-name="T9">Bisbita</text:span><text:span text:style-name="T39"> </text:span><text:span text:style-name="T67">cost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4"> </text:span><text:span text:style-name="T13">pratensis</text:span></text:p>
          </table:table-cell>
          <table:table-cell office:value-type="string">
            <text:p><text:span text:style-name="T9">Bisbita</text:span><text:span text:style-name="T68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4"> </text:span><text:span text:style-name="T13">spinoletta</text:span></text:p>
          </table:table-cell>
          <table:table-cell office:value-type="string">
            <text:p><text:span text:style-name="T9">Bisbita</text:span><text:span text:style-name="T39"> </text:span><text:span text:style-name="T67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nthus</text:span><text:span text:style-name="T24"> </text:span><text:span text:style-name="T13">trivialis</text:span></text:p>
          </table:table-cell>
          <table:table-cell office:value-type="string">
            <text:p><text:span text:style-name="T9">Bisbita</text:span><text:span text:style-name="T68"> </text:span><text:span text:style-name="T37">arbór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tacilla</text:span><text:span text:style-name="T13"> </text:span><text:span text:style-name="T26">alba</text:span></text:p>
          </table:table-cell>
          <table:table-cell office:value-type="string">
            <text:p><text:span text:style-name="T9">Lavandera</text:span><text:span text:style-name="T16"> </text:span><text:span text:style-name="T37">blan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tacilla</text:span><text:span text:style-name="T18"> </text:span><text:span text:style-name="T6">cinerea</text:span></text:p>
          </table:table-cell>
          <table:table-cell office:value-type="string">
            <text:p><text:span text:style-name="T9">Lavandera</text:span><text:span text:style-name="T16"> </text:span><text:span text:style-name="T37">cascad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tacilla</text:span><text:span text:style-name="T13"> flava</text:span></text:p>
          </table:table-cell>
          <table:table-cell office:value-type="string">
            <text:p><text:span text:style-name="T9">Lavandera</text:span><text:span text:style-name="T16"> </text:span><text:span text:style-name="T37">boyer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inc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inclus</text:span><text:span text:style-name="T8"> </text:span><text:span text:style-name="T13">cinclus</text:span></text:p>
          </table:table-cell>
          <table:table-cell office:value-type="string">
            <text:p><text:span text:style-name="T9">Mirlo</text:span><text:span text:style-name="T68"> </text:span><text:span text:style-name="T37">acuáti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roglodyt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roglodytes</text:span><text:span text:style-name="T5"> </text:span><text:span text:style-name="T13">troglodytes</text:span></text:p>
          </table:table-cell>
          <table:table-cell office:value-type="string">
            <text:p>Chochín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runel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runella</text:span><text:span text:style-name="T18"> </text:span><text:span text:style-name="T6">colaris</text:span></text:p>
          </table:table-cell>
          <table:table-cell office:value-type="string">
            <text:p><text:span text:style-name="T9">Acentor</text:span><text:span text:style-name="T10"> </text:span><text:span text:style-name="T37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runella</text:span><text:span text:style-name="T18"> </text:span><text:span text:style-name="T13">modularis</text:span></text:p>
          </table:table-cell>
          <table:table-cell office:value-type="string">
            <text:p><text:span text:style-name="T9">Acentor</text:span><text:span text:style-name="T10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Tur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rcotrichas</text:span><text:span text:style-name="T30"> </text:span><text:span text:style-name="T13">galactotes</text:span></text:p>
          </table:table-cell>
          <table:table-cell office:value-type="string">
            <text:p>Alzacol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Erithacus</text:span><text:span text:style-name="T33"> </text:span><text:span text:style-name="T6">rubecula</text:span></text:p>
          </table:table-cell>
          <table:table-cell office:value-type="string">
            <text:p>Petirroj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uscinia</text:span><text:span text:style-name="T18"> </text:span><text:span text:style-name="T6">megarhynchos</text:span></text:p>
          </table:table-cell>
          <table:table-cell office:value-type="string">
            <text:p><text:span text:style-name="T9">Ruiseñor</text:span><text:span text:style-name="T56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uscinia</text:span><text:span text:style-name="T18"> </text:span><text:span text:style-name="T13">svecica</text:span></text:p>
          </table:table-cell>
          <table:table-cell office:value-type="string">
            <text:p>Pechiazul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nticola</text:span><text:span text:style-name="T18"> </text:span><text:span text:style-name="T6">saxatilis</text:span></text:p>
          </table:table-cell>
          <table:table-cell office:value-type="string">
            <text:p><text:span text:style-name="T9">Roquero</text:span><text:span text:style-name="T15"> </text:span><text:span text:style-name="T58">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onticola</text:span><text:span text:style-name="T18"> </text:span><text:span text:style-name="T13">solitarius</text:span></text:p>
          </table:table-cell>
          <table:table-cell office:value-type="string">
            <text:p><text:span text:style-name="T9">Roquero</text:span><text:span text:style-name="T15"> </text:span><text:span text:style-name="T37">solitari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enanthe</text:span><text:span text:style-name="T14"> </text:span><text:span text:style-name="T13">hispanica</text:span></text:p>
          </table:table-cell>
          <table:table-cell office:value-type="string">
            <text:p><text:span text:style-name="T9">Collalba</text:span><text:span text:style-name="T38"> </text:span><text:span text:style-name="T67">rubi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enanthe</text:span><text:span text:style-name="T14"> </text:span><text:span text:style-name="T13">leucura</text:span></text:p>
          </table:table-cell>
          <table:table-cell office:value-type="string">
            <text:p><text:span text:style-name="T9">Collalba</text:span><text:span text:style-name="T38"> </text:span><text:span text:style-name="T37">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Oenanthe</text:span><text:span text:style-name="T14"> </text:span><text:span text:style-name="T13">oenanthe</text:span></text:p>
          </table:table-cell>
          <table:table-cell office:value-type="string">
            <text:p><text:span text:style-name="T9">Collalba</text:span><text:span text:style-name="T38"> </text:span><text:span text:style-name="T58">gri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oenicurus</text:span><text:span text:style-name="T30"> </text:span><text:span text:style-name="T13">ochruros</text:span></text:p>
          </table:table-cell>
          <table:table-cell office:value-type="string">
            <text:p><text:span text:style-name="T9">Colirrojo</text:span><text:span text:style-name="T68"> </text:span><text:span text:style-name="T37">tizó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oenicurus</text:span><text:span text:style-name="T30"> </text:span><text:span text:style-name="T13">phoenicurus</text:span></text:p>
          </table:table-cell>
          <table:table-cell office:value-type="string">
            <text:p><text:span text:style-name="T9">Colirrojo</text:span><text:span text:style-name="T68"> </text:span><text:span text:style-name="T58">re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axicola</text:span><text:span text:style-name="T18"> </text:span><text:span text:style-name="T13">dacotiae</text:span></text:p>
          </table:table-cell>
          <table:table-cell office:value-type="string">
            <text:p><text:span text:style-name="T22">Tarabilla</text:span><text:span text:style-name="T21"> </text:span><text:span text:style-name="T37">canari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Saxicola</text:span><text:span text:style-name="T18"> </text:span><text:span text:style-name="T13">rubetra</text:span></text:p>
          </table:table-cell>
          <table:table-cell office:value-type="string">
            <text:p><text:span text:style-name="T22">Tarabilla</text:span><text:span text:style-name="T21"> </text:span><text:span text:style-name="T37">nort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axicola</text:span><text:span text:style-name="T18"> </text:span><text:span text:style-name="T13">torquata</text:span></text:p>
          </table:table-cell>
          <table:table-cell office:value-type="string">
            <text:p><text:span text:style-name="T22">Tarabilla</text:span><text:span text:style-name="T21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urdus</text:span><text:span text:style-name="T59"> </text:span><text:span text:style-name="T6">torquatus</text:span></text:p>
          </table:table-cell>
          <table:table-cell office:value-type="string">
            <text:p><text:span text:style-name="T9">Mirlo</text:span><text:span text:style-name="T68"> </text:span><text:span text:style-name="T37">capiblanc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ylv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12"> </text:span><text:span text:style-name="T13">arundinaceus</text:span></text:p>
          </table:table-cell>
          <table:table-cell office:value-type="string">
            <text:p><text:span text:style-name="T9">Carricero</text:span><text:span text:style-name="T38"> </text:span><text:span text:style-name="T37">tord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12"> </text:span><text:span text:style-name="T13">melanopogon</text:span></text:p>
          </table:table-cell>
          <table:table-cell office:value-type="string">
            <text:p><text:span text:style-name="T9">Carricerín</text:span><text:span text:style-name="T38"> </text:span><text:span text:style-name="T72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12"> </text:span><text:span text:style-name="T13">paludicola</text:span></text:p>
          </table:table-cell>
          <table:table-cell office:value-type="string">
            <text:p><text:span text:style-name="T9">Carricerín</text:span><text:span text:style-name="T38"> </text:span><text:span text:style-name="T37">ceju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12"> </text:span><text:span text:style-name="T13">schoenobaenus</text:span></text:p>
          </table:table-cell>
          <table:table-cell office:value-type="string">
            <text:p><text:span text:style-name="T9">Carricerín</text:span><text:span text:style-name="T38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Acrocephalus</text:span><text:span text:style-name="T12"> </text:span><text:span text:style-name="T13">scirpaceus</text:span></text:p>
          </table:table-cell>
          <table:table-cell office:value-type="string">
            <text:p><text:span text:style-name="T9">Carricero</text:span><text:span text:style-name="T38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ettia</text:span><text:span text:style-name="T32"> </text:span><text:span text:style-name="T6">cetti</text:span></text:p>
          </table:table-cell>
          <table:table-cell office:value-type="string">
            <text:p><text:span text:style-name="T9">Ruiseñor</text:span><text:span text:style-name="T56"> </text:span><text:span text:style-name="T37">bastar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isticola</text:span><text:span text:style-name="T25"> </text:span><text:span text:style-name="T13">juncidis</text:span></text:p>
          </table:table-cell>
          <table:table-cell office:value-type="string">
            <text:p>Buitrón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ppolais</text:span><text:span text:style-name="T33"> </text:span><text:span text:style-name="T13">icterina</text:span></text:p>
          </table:table-cell>
          <table:table-cell office:value-type="string">
            <text:p><text:span text:style-name="T9">Zarcero</text:span><text:span text:style-name="T38"> </text:span><text:span text:style-name="T37">icter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ppolais</text:span><text:span text:style-name="T33"> </text:span><text:span text:style-name="T13">pallida</text:span></text:p>
          </table:table-cell>
          <table:table-cell office:value-type="string">
            <text:p><text:span text:style-name="T9">Zarcero</text:span><text:span text:style-name="T38"> </text:span><text:span text:style-name="T37">páli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ippolais</text:span><text:span text:style-name="T33"> </text:span><text:span text:style-name="T13">polyglotta</text:span></text:p>
          </table:table-cell>
          <table:table-cell office:value-type="string">
            <text:p><text:span text:style-name="T9">Zarcero</text:span><text:span text:style-name="T38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custela</text:span><text:span text:style-name="T18"> </text:span><text:span text:style-name="T6">luscinioides</text:span></text:p>
          </table:table-cell>
          <table:table-cell office:value-type="string">
            <text:p><text:span text:style-name="T9">Buscarla</text:span><text:span text:style-name="T38"> </text:span><text:span text:style-name="T37">unicol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custela</text:span><text:span text:style-name="T18"> </text:span><text:span text:style-name="T13">naevia</text:span></text:p>
          </table:table-cell>
          <table:table-cell office:value-type="string">
            <text:p><text:span text:style-name="T9">Buscarla</text:span><text:span text:style-name="T38"> </text:span><text:span text:style-name="T37">pintoj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12"> </text:span><text:span text:style-name="T13">bonelli</text:span></text:p>
          </table:table-cell>
          <table:table-cell office:value-type="string">
            <text:p><text:span text:style-name="T9">Mosquitero</text:span><text:span text:style-name="T15"> </text:span><text:span text:style-name="T37">papialb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12"> </text:span><text:span text:style-name="T13">canariensis</text:span></text:p>
          </table:table-cell>
          <table:table-cell office:value-type="string">
            <text:p><text:span text:style-name="T9">Mosquitero</text:span><text:span text:style-name="T15"> </text:span><text:span text:style-name="T37">canari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12"> </text:span><text:span text:style-name="T6">collybita</text:span></text:p>
          </table:table-cell>
          <table:table-cell office:value-type="string">
            <text:p><text:span text:style-name="T9">Mosquitero</text:span><text:span text:style-name="T15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12"> </text:span><text:span text:style-name="T13">ibericus</text:span></text:p>
          </table:table-cell>
          <table:table-cell office:value-type="string">
            <text:p><text:span text:style-name="T9">Mosquitero</text:span><text:span text:style-name="T15"> </text:span><text:span text:style-name="T37">ibér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12"> </text:span><text:span text:style-name="T13">sibilatrix</text:span></text:p>
          </table:table-cell>
          <table:table-cell office:value-type="string">
            <text:p><text:span text:style-name="T9">Mosquitero</text:span><text:span text:style-name="T15"> </text:span><text:span text:style-name="T37">silbado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hylloscopus</text:span><text:span text:style-name="T12"> </text:span><text:span text:style-name="T13">trochilus</text:span></text:p>
          </table:table-cell>
          <table:table-cell office:value-type="string">
            <text:p><text:span text:style-name="T9">Mosquitero</text:span><text:span text:style-name="T15"> </text:span><text:span text:style-name="T37">music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egulus</text:span><text:span text:style-name="T31"> </text:span><text:span text:style-name="T13">ignicapillus</text:span></text:p>
          </table:table-cell>
          <table:table-cell office:value-type="string">
            <text:p><text:span text:style-name="T9">Reyezuelo</text:span><text:span text:style-name="T16"> </text:span><text:span text:style-name="T37">list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egulus</text:span><text:span text:style-name="T31"> </text:span><text:span text:style-name="T13">regulus</text:span></text:p>
          </table:table-cell>
          <table:table-cell office:value-type="string">
            <text:p><text:span text:style-name="T9">Reyezuelo</text:span><text:span text:style-name="T16"> </text:span><text:span text:style-name="T37">sencil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atricapila</text:span></text:p>
          </table:table-cell>
          <table:table-cell office:value-type="string">
            <text:p><text:span text:style-name="T9">Curruca</text:span><text:span text:style-name="T38"> </text:span><text:span text:style-name="T67">capirota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26">borin</text:span></text:p>
          </table:table-cell>
          <table:table-cell office:value-type="string">
            <text:p><text:span text:style-name="T9">Curruca</text:span><text:span text:style-name="T38"> </text:span><text:span text:style-name="T67">mosquit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cantilans</text:span></text:p>
          </table:table-cell>
          <table:table-cell office:value-type="string">
            <text:p><text:span text:style-name="T9">Curruca</text:span><text:span text:style-name="T38"> </text:span><text:span text:style-name="T67">carrasqueñ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communis</text:span></text:p>
          </table:table-cell>
          <table:table-cell office:value-type="string">
            <text:p><text:span text:style-name="T9">Curruca</text:span><text:span text:style-name="T38"> </text:span><text:span text:style-name="T67">zarc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conspicillata</text:span></text:p>
          </table:table-cell>
          <table:table-cell office:value-type="string">
            <text:p><text:span text:style-name="T9">Curruca</text:span><text:span text:style-name="T38"> </text:span><text:span text:style-name="T37">tomill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curruca</text:span></text:p>
          </table:table-cell>
          <table:table-cell office:value-type="string">
            <text:p><text:span text:style-name="T9">Curruca</text:span><text:span text:style-name="T38"> </text:span><text:span text:style-name="T37">zarcerill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hortensis</text:span></text:p>
          </table:table-cell>
          <table:table-cell office:value-type="string">
            <text:p><text:span text:style-name="T9">Curruca</text:span><text:span text:style-name="T38"> </text:span><text:span text:style-name="T67">mirlon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2"> </text:span><text:span text:style-name="T6">melanocephala</text:span></text:p>
          </table:table-cell>
          <table:table-cell office:value-type="string">
            <text:p><text:span text:style-name="T9">Curruca</text:span><text:span text:style-name="T38"> </text:span><text:span text:style-name="T37">cabecineg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32"> </text:span><text:span text:style-name="T4">balearica</text:span><text:span text:style-name="T18"> </text:span><text:span text:style-name="T4">(=</text:span><text:span text:style-name="T18"> </text:span><text:span text:style-name="T4">S.</text:span><text:span text:style-name="T18"> </text:span><text:span text:style-name="T11">sarda)</text:span></text:p>
          </table:table-cell>
          <table:table-cell office:value-type="string">
            <text:p><text:span text:style-name="T9">Curruca</text:span><text:span text:style-name="T39"> </text:span><text:span text:style-name="T9">sarda</text:span><text:span text:style-name="T38"> </text:span><text:span text:style-name="T9">o</text:span><text:span text:style-name="T38"> </text:span><text:span text:style-name="T22">balea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ylvia</text:span><text:span text:style-name="T25"> </text:span><text:span text:style-name="T13">undata</text:span></text:p>
          </table:table-cell>
          <table:table-cell office:value-type="string">
            <text:p><text:span text:style-name="T9">Curruca</text:span><text:span text:style-name="T38"> </text:span><text:span text:style-name="T37">rabilarg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Muscicap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icedula</text:span><text:span text:style-name="T18"> </text:span><text:span text:style-name="T13">hypoleuca</text:span></text:p>
          </table:table-cell>
          <table:table-cell office:value-type="string">
            <text:p><text:span text:style-name="T9">Papamoscas</text:span><text:span text:style-name="T75"> </text:span><text:span text:style-name="T37">cerrojil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uscicapa</text:span><text:span text:style-name="T14"> </text:span><text:span text:style-name="T13">striata</text:span></text:p>
          </table:table-cell>
          <table:table-cell office:value-type="string">
            <text:p><text:span text:style-name="T9">Papamoscas</text:span><text:span text:style-name="T75"> </text:span><text:span text:style-name="T58">gris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Timal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anurus</text:span><text:span text:style-name="T31"> </text:span><text:span text:style-name="T13">biarmicus</text:span></text:p>
          </table:table-cell>
          <table:table-cell office:value-type="string">
            <text:p>Bigotudo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Aegitha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egithalos</text:span><text:span text:style-name="T35"> </text:span><text:span text:style-name="T13">caudatus</text:span></text:p>
          </table:table-cell>
          <table:table-cell office:value-type="string">
            <text:p>Mito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Pa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eriparus</text:span><text:span text:style-name="T33"> </text:span><text:span text:style-name="T26">ater</text:span></text:p>
          </table:table-cell>
          <table:table-cell office:value-type="string">
            <text:p><text:span text:style-name="T9">Carbonero</text:span><text:span text:style-name="T16"> </text:span><text:span text:style-name="T67">garrapin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yanistes</text:span><text:span text:style-name="T19"> </text:span><text:span text:style-name="T13">caeruleus</text:span></text:p>
          </table:table-cell>
          <table:table-cell office:value-type="string">
            <text:p><text:span text:style-name="T9">Herrerillo</text:span><text:span text:style-name="T68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ophophanes</text:span><text:span text:style-name="T12"> </text:span><text:span text:style-name="T13">cristatus</text:span></text:p>
          </table:table-cell>
          <table:table-cell office:value-type="string">
            <text:p><text:span text:style-name="T9">Herrerillo</text:span><text:span text:style-name="T68"> </text:span><text:span text:style-name="T37">capuch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arus</text:span><text:span text:style-name="T20"> </text:span><text:span text:style-name="T13">major</text:span></text:p>
          </table:table-cell>
          <table:table-cell office:value-type="string">
            <text:p><text:span text:style-name="T9">Carbonero</text:span><text:span text:style-name="T16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oecile</text:span><text:span text:style-name="T18"> </text:span><text:span text:style-name="T13">palustris</text:span></text:p>
          </table:table-cell>
          <table:table-cell office:value-type="string">
            <text:p><text:span text:style-name="T9">Carbonero</text:span><text:span text:style-name="T16"> </text:span><text:span text:style-name="T37">palustre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ittidae</text:p>
          </table:table-cell>
          <table:table-cell table:style-name="ce20"/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Sitta</text:span><text:span text:style-name="T41"> </text:span><text:span text:style-name="T6">europaea</text:span></text:p>
          </table:table-cell>
          <table:table-cell table:style-name="ce14" office:value-type="string">
            <text:p><text:span text:style-name="T9">Trepador</text:span><text:span text:style-name="T42"> </text:span><text:span text:style-name="T58">azul</text:span></text:p>
          </table:table-cell>
          <table:table-cell table:style-name="ce23" table:number-columns-repeated="2"/>
        </table:table-row>
        <table:table-row table:style-name="ro2">
          <table:table-cell table:style-name="ce6" office:value-type="string">
            <text:p>Tichodromad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Tichodroma</text:span><text:span text:style-name="T5"> </text:span><text:span text:style-name="T13">muraria</text:span></text:p>
          </table:table-cell>
          <table:table-cell office:value-type="string">
            <text:p>Treparriscos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erth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erthia</text:span><text:span text:style-name="T25"> </text:span><text:span text:style-name="T13">brachydactyla</text:span></text:p>
          </table:table-cell>
          <table:table-cell office:value-type="string">
            <text:p><text:span text:style-name="T9">Agateador</text:span><text:span text:style-name="T57"> </text:span><text:span text:style-name="T37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erthia</text:span><text:span text:style-name="T25"> </text:span><text:span text:style-name="T13">familiaris</text:span></text:p>
          </table:table-cell>
          <table:table-cell office:value-type="string">
            <text:p><text:span text:style-name="T9">Agateador</text:span><text:span text:style-name="T57"> </text:span><text:span text:style-name="T67">norteño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Remiz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emiz</text:span><text:span text:style-name="T20"> </text:span><text:span text:style-name="T13">pendulinus</text:span></text:p>
          </table:table-cell>
          <table:table-cell office:value-type="string">
            <text:p><text:span text:style-name="T9">Pájaro</text:span><text:span text:style-name="T38"> </text:span><text:span text:style-name="T67">moscó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Orio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Oriolus</text:span><text:span text:style-name="T24"> </text:span><text:span text:style-name="T13">oriolus</text:span></text:p>
          </table:table-cell>
          <table:table-cell office:value-type="string">
            <text:p>Oropéndola</text:p>
          </table:table-cell>
          <table:table-cell table:number-columns-repeated="2"/>
        </table:table-row>
        <table:table-row table:style-name="ro2">
          <table:table-cell table:style-name="ce6" office:value-type="string">
            <text:p>Lani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anius</text:span><text:span text:style-name="T24"> </text:span><text:span text:style-name="T13">collurio</text:span></text:p>
          </table:table-cell>
          <table:table-cell office:value-type="string">
            <text:p><text:span text:style-name="T9">Alcaudón</text:span><text:span text:style-name="T15"> </text:span><text:span text:style-name="T37">dorsirroj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nius</text:span><text:span text:style-name="T24"> </text:span><text:span text:style-name="T13">meridionalis</text:span></text:p>
          </table:table-cell>
          <table:table-cell office:value-type="string">
            <text:p><text:span text:style-name="T9">Alcaudón</text:span><text:span text:style-name="T38"> </text:span><text:span text:style-name="T9">real</text:span><text:span text:style-name="T38"> </text:span><text:span text:style-name="T22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nius</text:span><text:span text:style-name="T24"> </text:span><text:span text:style-name="T13">minor</text:span></text:p>
          </table:table-cell>
          <table:table-cell office:value-type="string">
            <text:p><text:span text:style-name="T9">Alcaudón</text:span><text:span text:style-name="T15"> </text:span><text:span text:style-name="T37">chic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Lanius</text:span><text:span text:style-name="T24"> </text:span><text:span text:style-name="T13">senator</text:span></text:p>
          </table:table-cell>
          <table:table-cell office:value-type="string">
            <text:p><text:span text:style-name="T9">Alcaudón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Corv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orvus</text:span><text:span text:style-name="T33"> </text:span><text:span text:style-name="T4">frugilegus</text:span><text:span text:style-name="T33"> </text:span><text:span text:style-name="T9">Linnaeus,</text:span><text:span text:style-name="T56"> </text:span><text:span text:style-name="T17">1758</text:span></text:p>
          </table:table-cell>
          <table:table-cell office:value-type="string">
            <text:p>Graj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yanopica</text:span><text:span text:style-name="T14"> </text:span><text:span text:style-name="T13">cyanus</text:span></text:p>
          </table:table-cell>
          <table:table-cell office:value-type="string">
            <text:p>Rabilarg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yrrhocorax</text:span><text:span text:style-name="T30"> </text:span><text:span text:style-name="T13">graculus</text:span></text:p>
          </table:table-cell>
          <table:table-cell office:value-type="string">
            <text:p><text:span text:style-name="T9">Chova</text:span><text:span text:style-name="T15"> </text:span><text:span text:style-name="T67">piquiguald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yrrhocorax</text:span><text:span text:style-name="T30"> </text:span><text:span text:style-name="T13">pyrrhocorax</text:span></text:p>
          </table:table-cell>
          <table:table-cell office:value-type="string">
            <text:p><text:span text:style-name="T9">Chova</text:span><text:span text:style-name="T15"> </text:span><text:span text:style-name="T67">piquirroja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Passer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ntifringila</text:span><text:span text:style-name="T18"> </text:span><text:span text:style-name="T6">nivalis</text:span></text:p>
          </table:table-cell>
          <table:table-cell office:value-type="string">
            <text:p><text:span text:style-name="T9">Gorrión</text:span><text:span text:style-name="T38"> </text:span><text:span text:style-name="T37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etronia</text:span><text:span text:style-name="T18"> </text:span><text:span text:style-name="T13">petronia</text:span></text:p>
          </table:table-cell>
          <table:table-cell office:value-type="string">
            <text:p><text:span text:style-name="T9">Gorrión</text:span><text:span text:style-name="T38"> </text:span><text:span text:style-name="T37">chillón</text:span></text:p>
          </table:table-cell>
          <table:table-cell table:number-columns-repeated="2"/>
        </table:table-row>
        <table:table-row table:style-name="ro2">
          <table:table-cell table:style-name="ce6" office:value-type="string">
            <text:p>Fringill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ucanetes</text:span><text:span text:style-name="T35"> </text:span><text:span text:style-name="T13">githagineus</text:span></text:p>
          </table:table-cell>
          <table:table-cell office:value-type="string">
            <text:p><text:span text:style-name="T9">Camachuelo</text:span><text:span text:style-name="T42"> </text:span><text:span text:style-name="T67">trompet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arduelis</text:span><text:span text:style-name="T33"> </text:span><text:span text:style-name="T13">spinus</text:span></text:p>
          </table:table-cell>
          <table:table-cell office:value-type="string">
            <text:p>Lúgan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Coccothraustes</text:span><text:span text:style-name="T40"> </text:span><text:span text:style-name="T13">coccothraustes</text:span></text:p>
          </table:table-cell>
          <table:table-cell office:value-type="string">
            <text:p>Picogord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ringilla</text:span><text:span text:style-name="T41"> </text:span><text:span text:style-name="T6">coelebs</text:span></text:p>
          </table:table-cell>
          <table:table-cell office:value-type="string">
            <text:p><text:span text:style-name="T9">Pinzón</text:span><text:span text:style-name="T38"> </text:span><text:span text:style-name="T67">vulgar</text:span></text:p>
          </table:table-cell>
          <table:table-cell table:style-name="ce6" office:value-type="string">
            <text:p>Canarias</text:p>
          </table:table-cell>
          <table:table-cell/>
        </table:table-row>
        <table:table-row table:style-name="ro2">
          <table:table-cell office:value-type="string">
            <text:p><text:span text:style-name="T4">Fringilla</text:span><text:span text:style-name="T13"> montifringila</text:span></text:p>
          </table:table-cell>
          <table:table-cell office:value-type="string">
            <text:p><text:span text:style-name="T9">Pinzón</text:span><text:span text:style-name="T38"> </text:span><text:span text:style-name="T58">re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Fringilla</text:span><text:span text:style-name="T32"> </text:span><text:span text:style-name="T4">teydea</text:span><text:span text:style-name="T18"> </text:span><text:span text:style-name="T11">polatzeki</text:span></text:p>
          </table:table-cell>
          <table:table-cell office:value-type="string">
            <text:p><text:span text:style-name="T9">Pinzón</text:span><text:span text:style-name="T39"> </text:span><text:span text:style-name="T9">azul</text:span><text:span text:style-name="T38"> </text:span><text:span text:style-name="T9">de</text:span><text:span text:style-name="T38"> </text:span><text:span text:style-name="T9">Gran</text:span><text:span text:style-name="T38"> </text:span><text:span text:style-name="T22">Canari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Fringilla</text:span><text:span text:style-name="T32"> </text:span><text:span text:style-name="T4">teydea</text:span><text:span text:style-name="T18"> </text:span><text:span text:style-name="T11">teydea</text:span></text:p>
          </table:table-cell>
          <table:table-cell office:value-type="string">
            <text:p><text:span text:style-name="T9">Pinzón</text:span><text:span text:style-name="T39"> </text:span><text:span text:style-name="T9">azul</text:span><text:span text:style-name="T38"> </text:span><text:span text:style-name="T9">de</text:span><text:span text:style-name="T39"> </text:span><text:span text:style-name="T22">Tenerif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Loxia</text:span><text:span text:style-name="T25"> </text:span><text:span text:style-name="T13">curvirostra</text:span></text:p>
          </table:table-cell>
          <table:table-cell office:value-type="string">
            <text:p><text:span text:style-name="T9">Piquituerto</text:span><text:span text:style-name="T38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yrrhula</text:span><text:span text:style-name="T18"> </text:span><text:span text:style-name="T13">pyrrhula</text:span></text:p>
          </table:table-cell>
          <table:table-cell office:value-type="string">
            <text:p><text:span text:style-name="T9">Camachuelo</text:span><text:span text:style-name="T42"> </text:span><text:span text:style-name="T58">común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erinus</text:span><text:span text:style-name="T8"> </text:span><text:span text:style-name="T13">citrinela</text:span></text:p>
          </table:table-cell>
          <table:table-cell office:value-type="string">
            <text:p><text:span text:style-name="T9">Verderón</text:span><text:span text:style-name="T76"> </text:span><text:span text:style-name="T37">serrano</text:span>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Emberizidae</text:p>
          </table:table-cell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5"> </text:span><text:span text:style-name="T62">cia</text:span></text:p>
          </table:table-cell>
          <table:table-cell office:value-type="string">
            <text:p><text:span text:style-name="T9">Escribano</text:span><text:span text:style-name="T15"> </text:span><text:span text:style-name="T37">montes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5"> </text:span><text:span text:style-name="T13">cirlus</text:span></text:p>
          </table:table-cell>
          <table:table-cell office:value-type="string">
            <text:p><text:span text:style-name="T9">Escribano</text:span><text:span text:style-name="T15"> </text:span><text:span text:style-name="T37">sot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5"> </text:span><text:span text:style-name="T13">citrinella</text:span></text:p>
          </table:table-cell>
          <table:table-cell office:value-type="string">
            <text:p><text:span text:style-name="T9">Escribano</text:span><text:span text:style-name="T15"> </text:span><text:span text:style-name="T37">cerill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5"> </text:span><text:span text:style-name="T13">hortulana</text:span></text:p>
          </table:table-cell>
          <table:table-cell office:value-type="string">
            <text:p><text:span text:style-name="T9">Escribano</text:span><text:span text:style-name="T15"> </text:span><text:span text:style-name="T37">hortela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8"> </text:span><text:span text:style-name="T4">schoeniclus</text:span><text:span text:style-name="T31"> </text:span><text:span text:style-name="T11">schoeniclus</text:span></text:p>
          </table:table-cell>
          <table:table-cell office:value-type="string">
            <text:p><text:span text:style-name="T9">Escribano</text:span><text:span text:style-name="T15"> </text:span><text:span text:style-name="T37">palustr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mberiza</text:span><text:span text:style-name="T8"> </text:span><text:span text:style-name="T4">schoeniclus</text:span><text:span text:style-name="T31"> </text:span><text:span text:style-name="T11">whiterby/lusitanica</text:span></text:p>
          </table:table-cell>
          <table:table-cell office:value-type="string">
            <text:p><text:span text:style-name="T9">Escribano</text:span><text:span text:style-name="T15"> </text:span><text:span text:style-name="T37">palustre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Plectrophenax</text:span><text:span text:style-name="T55"> </text:span><text:span text:style-name="T6">nivalis</text:span></text:p>
          </table:table-cell>
          <table:table-cell office:value-type="string">
            <text:p><text:span text:style-name="T9">Escribano</text:span><text:span text:style-name="T15"> </text:span><text:span text:style-name="T37">nival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Phaetontidae</text:p>
          </table:table-cell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haethon</text:span><text:span text:style-name="T24"> </text:span><text:span text:style-name="T4">aethereus</text:span><text:span text:style-name="T24"> </text:span><text:span text:style-name="T4">mesonauta</text:span><text:span text:style-name="T24"> </text:span><text:span text:style-name="T9">Peters,</text:span><text:span text:style-name="T28"> </text:span><text:span text:style-name="T22">J.L.,1930</text:span></text:p>
          </table:table-cell>
          <table:table-cell office:value-type="string">
            <text:p><text:span text:style-name="T9">Rabijunco</text:span><text:span text:style-name="T15"> </text:span><text:span text:style-name="T37">etéreo</text:span></text:p>
          </table:table-cell>
          <table:table-cell table:number-columns-repeated="2"/>
        </table:table-row>
        <table:table-row table:style-name="ro2">
          <table:table-cell table:style-name="ce18"/>
          <table:table-cell table:style-name="ce20"/>
          <table:table-cell table:number-columns-repeated="2"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Atelerix</text:span><text:span text:style-name="T8"> </text:span><text:span text:style-name="T13">algirus</text:span></text:p>
          </table:table-cell>
          <table:table-cell office:value-type="string">
            <text:p><text:span text:style-name="T9">Erizo</text:span><text:span text:style-name="T68"> </text:span><text:span text:style-name="T37">moruno</text:span></text:p>
          </table:table-cell>
          <table:table-cell table:style-name="ce6" office:value-type="string">
            <text:p><text:span text:style-name="T9">Península</text:span><text:span text:style-name="T39"> </text:span><text:span text:style-name="T9">y</text:span><text:span text:style-name="T38"> </text:span><text:span text:style-name="T22">Baleares</text:span></text:p>
          </table:table-cell>
          <table:table-cell/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Crocidura</text:span><text:span text:style-name="T5"> </text:span><text:span text:style-name="T13">canariensis</text:span></text:p>
          </table:table-cell>
          <table:table-cell office:value-type="string">
            <text:p><text:span text:style-name="T9">Musaraña</text:span><text:span text:style-name="T16"> </text:span><text:span text:style-name="T37">canari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1">
          <table:table-cell table:style-name="ce7" office:value-type="string">
            <text:p><text:span text:style-name="T4">Galemys</text:span><text:span text:style-name="T31"> </text:span><text:span text:style-name="T4">pyrenaicus</text:span><text:span text:style-name="T31"> </text:span><text:span text:style-name="T9">(É.</text:span><text:span text:style-name="T56"> </text:span><text:span text:style-name="T9">Geoffroy</text:span><text:span text:style-name="T54"> </text:span><text:span text:style-name="T9">Saint-Hilaire,</text:span><text:span text:style-name="T54"> </text:span><text:span text:style-name="T22">1811)</text:span></text:p>
          </table:table-cell>
          <table:table-cell office:value-type="string">
            <text:p><text:span text:style-name="T9">Desmán</text:span><text:span text:style-name="T16"> </text:span><text:span text:style-name="T37">ibérico</text:span></text:p>
          </table:table-cell>
          <table:table-cell table:style-name="ce6" office:value-type="string">
            <text:p>Todas</text:p>
          </table:table-cell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Rhinolophus</text:span><text:span text:style-name="T30"> </text:span><text:span text:style-name="T13">euryale</text:span></text:p>
          </table:table-cell>
          <table:table-cell office:value-type="string">
            <text:p><text:span text:style-name="T9">Murciélago</text:span><text:span text:style-name="T15"> </text:span><text:span text:style-name="T9">mediterrráneo</text:span><text:span text:style-name="T15"> </text:span><text:span text:style-name="T9">de</text:span><text:span text:style-name="T15"> </text:span><text:span text:style-name="T22">herradu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hinolophus</text:span><text:span text:style-name="T30"> </text:span><text:span text:style-name="T13">ferrumequinum</text:span></text:p>
          </table:table-cell>
          <table:table-cell office:value-type="string">
            <text:p><text:span text:style-name="T9">Murciélago</text:span><text:span text:style-name="T38"> </text:span><text:span text:style-name="T9">grande</text:span><text:span text:style-name="T15"> </text:span><text:span text:style-name="T9">de</text:span><text:span text:style-name="T38"> </text:span><text:span text:style-name="T22">herradu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Rhinolophus</text:span><text:span text:style-name="T30"> </text:span><text:span text:style-name="T13">hipposideros</text:span></text:p>
          </table:table-cell>
          <table:table-cell office:value-type="string">
            <text:p><text:span text:style-name="T9">Murciélago</text:span><text:span text:style-name="T38"> </text:span><text:span text:style-name="T9">pequeño</text:span><text:span text:style-name="T15"> </text:span><text:span text:style-name="T9">de</text:span><text:span text:style-name="T15"> </text:span><text:span text:style-name="T22">herradu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Rhinolophus</text:span><text:span text:style-name="T30"> </text:span><text:span text:style-name="T13">mehelyi</text:span></text:p>
          </table:table-cell>
          <table:table-cell office:value-type="string">
            <text:p><text:span text:style-name="T9">Murciélago</text:span><text:span text:style-name="T38"> </text:span><text:span text:style-name="T9">mediano</text:span><text:span text:style-name="T15"> </text:span><text:span text:style-name="T9">de</text:span><text:span text:style-name="T15"> </text:span><text:span text:style-name="T22">herradu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arbastela</text:span><text:span text:style-name="T5"> </text:span><text:span text:style-name="T13">barbastellus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22">bosqu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ptesicus</text:span><text:span text:style-name="T24"> </text:span><text:span text:style-name="T4">isabelinus</text:span><text:span text:style-name="T8"> </text:span><text:span text:style-name="T4">(antes</text:span><text:span text:style-name="T8"> </text:span><text:span text:style-name="T4">E.</text:span><text:span text:style-name="T8"> </text:span><text:span text:style-name="T11">serotinus)</text:span></text:p>
          </table:table-cell>
          <table:table-cell office:value-type="string">
            <text:p><text:span text:style-name="T9">Murciélago</text:span><text:span text:style-name="T15"> </text:span><text:span text:style-name="T9">hortelano</text:span><text:span text:style-name="T15"> </text:span><text:span text:style-name="T22">mediterrán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Eptesicus</text:span><text:span text:style-name="T19"> </text:span><text:span text:style-name="T13">serotinus</text:span></text:p>
          </table:table-cell>
          <table:table-cell office:value-type="string">
            <text:p><text:span text:style-name="T9">Murciélago</text:span><text:span text:style-name="T15"> </text:span><text:span text:style-name="T37">hortela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Hypsugo</text:span><text:span text:style-name="T14"> </text:span><text:span text:style-name="T26">savi</text:span></text:p>
          </table:table-cell>
          <table:table-cell office:value-type="string">
            <text:p><text:span text:style-name="T9">Murciélago</text:span><text:span text:style-name="T15"> </text:span><text:span text:style-name="T67">montañe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iniopterus</text:span><text:span text:style-name="T27"> </text:span><text:span text:style-name="T13">schreibersi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22">cuev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5"> </text:span><text:span text:style-name="T4">alcathoe</text:span><text:span text:style-name="T5"> </text:span><text:span text:style-name="T4">(=</text:span><text:span text:style-name="T14"> </text:span><text:span text:style-name="T4">M.</text:span><text:span text:style-name="T5"> </text:span><text:span text:style-name="T11">mystacinus)</text:span></text:p>
          </table:table-cell>
          <table:table-cell office:value-type="string">
            <text:p><text:span text:style-name="T9">Murciélago</text:span><text:span text:style-name="T38"> </text:span><text:span text:style-name="T9">ratonero</text:span><text:span text:style-name="T15"> </text:span><text:span text:style-name="T9">bigotudo</text:span><text:span text:style-name="T15"> </text:span><text:span text:style-name="T22">pequ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bechsteinii</text:span></text:p>
          </table:table-cell>
          <table:table-cell office:value-type="string">
            <text:p><text:span text:style-name="T9">Murciélago</text:span><text:span text:style-name="T15"> </text:span><text:span text:style-name="T9">ratonero</text:span><text:span text:style-name="T15"> </text:span><text:span text:style-name="T22">forest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blythi</text:span></text:p>
          </table:table-cell>
          <table:table-cell office:value-type="string">
            <text:p><text:span text:style-name="T9">Murciélago</text:span><text:span text:style-name="T15"> </text:span><text:span text:style-name="T9">ratonero</text:span><text:span text:style-name="T15"> </text:span><text:span text:style-name="T22">median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capaccini</text:span></text:p>
          </table:table-cell>
          <table:table-cell office:value-type="string">
            <text:p><text:span text:style-name="T9">Murciélago</text:span><text:span text:style-name="T15"> </text:span><text:span text:style-name="T37">patud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daubentoni</text:span></text:p>
          </table:table-cell>
          <table:table-cell office:value-type="string">
            <text:p><text:span text:style-name="T9">Murciélago</text:span><text:span text:style-name="T15"> </text:span><text:span text:style-name="T37">ribereñ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emarginatus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9">Geoffroy</text:span><text:span text:style-name="T15"> </text:span><text:span text:style-name="T9">o</text:span><text:span text:style-name="T38"> </text:span><text:span text:style-name="T9">de</text:span><text:span text:style-name="T15"> </text:span><text:span text:style-name="T9">oreja</text:span><text:span text:style-name="T38"> </text:span><text:span text:style-name="T22">partid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myotis</text:span></text:p>
          </table:table-cell>
          <table:table-cell office:value-type="string">
            <text:p><text:span text:style-name="T9">Murciélago</text:span><text:span text:style-name="T15"> </text:span><text:span text:style-name="T9">ratonero</text:span><text:span text:style-name="T15"> </text:span><text:span text:style-name="T22">gran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mystacinus</text:span></text:p>
          </table:table-cell>
          <table:table-cell office:value-type="string">
            <text:p><text:span text:style-name="T9">Murciélago</text:span><text:span text:style-name="T15"> </text:span><text:span text:style-name="T37">bigotud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yotis</text:span><text:span text:style-name="T14"> </text:span><text:span text:style-name="T4">nattereri</text:span><text:span text:style-name="T14"> </text:span><text:span text:style-name="T4">(=M.</text:span><text:span text:style-name="T7"> </text:span><text:span text:style-name="T11">escalerai)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22">Natterer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yotis</text:span><text:span text:style-name="T24"> </text:span><text:span text:style-name="T13">punicus</text:span></text:p>
          </table:table-cell>
          <table:table-cell office:value-type="string">
            <text:p><text:span text:style-name="T9">Murciélago</text:span><text:span text:style-name="T15"> </text:span><text:span text:style-name="T9">ratonero</text:span><text:span text:style-name="T15"> </text:span><text:span text:style-name="T22">moru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Nyctalus</text:span><text:span text:style-name="T31"> </text:span><text:span text:style-name="T13">lasiopterus</text:span></text:p>
          </table:table-cell>
          <table:table-cell office:value-type="string">
            <text:p><text:span text:style-name="T9">Nóctulo</text:span><text:span text:style-name="T38"> </text:span><text:span text:style-name="T37">grande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Nyctalus</text:span><text:span text:style-name="T31"> </text:span><text:span text:style-name="T13">leisleri</text:span></text:p>
          </table:table-cell>
          <table:table-cell office:value-type="string">
            <text:p><text:span text:style-name="T9">Nóctulo</text:span><text:span text:style-name="T38"> </text:span><text:span text:style-name="T37">pequeño</text:span>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style-name="Default" table:number-columns-repeated="3"/>
        </table:table-row>
        <table:table-row table:style-name="ro1">
          <table:table-cell table:style-name="ce8" table:number-columns-repeated="3"/>
          <table:table-cell table:style-name="ce24"/>
        </table:table-row>
        <table:table-row table:style-name="ro2">
          <table:table-cell table:style-name="ce11" office:value-type="string">
            <text:p><text:span text:style-name="T4">Nyctalus</text:span><text:span text:style-name="T31"> </text:span><text:span text:style-name="T13">noctula</text:span></text:p>
          </table:table-cell>
          <table:table-cell table:style-name="ce14" office:value-type="string">
            <text:p><text:span text:style-name="T9">Nóctulo</text:span><text:span text:style-name="T38"> </text:span><text:span text:style-name="T37">mediano</text:span></text:p>
          </table:table-cell>
          <table:table-cell table:style-name="ce23"/>
          <table:table-cell table:style-name="ce2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ipistrellus</text:span><text:span text:style-name="T35"> </text:span><text:span text:style-name="T13">kuhli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9">borde</text:span><text:span text:style-name="T38"> </text:span><text:span text:style-name="T22">clar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pistrellus</text:span><text:span text:style-name="T35"> </text:span><text:span text:style-name="T13">maderensis</text:span></text:p>
          </table:table-cell>
          <table:table-cell office:value-type="string">
            <text:p><text:span text:style-name="T9">Murciálago</text:span><text:span text:style-name="T38"> </text:span><text:span text:style-name="T9">de</text:span><text:span text:style-name="T38"> </text:span><text:span text:style-name="T22">Madei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pistrellus</text:span><text:span text:style-name="T35"> </text:span><text:span text:style-name="T13">nathusi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22">Nathusiu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ipistrellus</text:span><text:span text:style-name="T35"> </text:span><text:span text:style-name="T6">pipistrelus</text:span></text:p>
          </table:table-cell>
          <table:table-cell office:value-type="string">
            <text:p><text:span text:style-name="T9">Murciélago</text:span><text:span text:style-name="T15"> </text:span><text:span text:style-name="T37">común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Pipistrelus</text:span><text:span text:style-name="T14"> </text:span><text:span text:style-name="T4">pygmaeus</text:span><text:span text:style-name="T14"> </text:span><text:span text:style-name="T9">(antes</text:span><text:span text:style-name="T16"> </text:span><text:span text:style-name="T4">P.</text:span><text:span text:style-name="T14"> </text:span><text:span text:style-name="T11">pipistrellus)</text:span></text:p>
          </table:table-cell>
          <table:table-cell office:value-type="string">
            <text:p><text:span text:style-name="T9">Murciélago</text:span><text:span text:style-name="T38"> </text:span><text:span text:style-name="T9">de</text:span><text:span text:style-name="T38"> </text:span><text:span text:style-name="T22">Cabrer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1"> </text:span><text:span text:style-name="T13">auritus</text:span></text:p>
          </table:table-cell>
          <table:table-cell office:value-type="string">
            <text:p><text:span text:style-name="T9">Murciélago</text:span><text:span text:style-name="T15"> </text:span><text:span text:style-name="T9">orejudo</text:span><text:span text:style-name="T15"> </text:span><text:span text:style-name="T22">septentr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1"> </text:span><text:span text:style-name="T13">austriacus</text:span></text:p>
          </table:table-cell>
          <table:table-cell office:value-type="string">
            <text:p><text:span text:style-name="T9">Murciélago</text:span><text:span text:style-name="T15"> </text:span><text:span text:style-name="T9">orejudo</text:span><text:span text:style-name="T15"> </text:span><text:span text:style-name="T22">merid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1"> </text:span><text:span text:style-name="T13">macrobularis</text:span></text:p>
          </table:table-cell>
          <table:table-cell office:value-type="string">
            <text:p><text:span text:style-name="T9">Murciélago</text:span><text:span text:style-name="T15"> </text:span><text:span text:style-name="T9">orejudo</text:span><text:span text:style-name="T15"> </text:span><text:span text:style-name="T22">alpin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Plecotus</text:span><text:span text:style-name="T31"> </text:span><text:span text:style-name="T13">teneriffae</text:span></text:p>
          </table:table-cell>
          <table:table-cell office:value-type="string">
            <text:p><text:span text:style-name="T9">Orejudo</text:span><text:span text:style-name="T38"> </text:span><text:span text:style-name="T37">canari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11">Tadarida</text:span><text:span text:style-name="T8"> </text:span><text:span text:style-name="T13">teniotis</text:span></text:p>
          </table:table-cell>
          <table:table-cell office:value-type="string">
            <text:p><text:span text:style-name="T9">Murciélago</text:span><text:span text:style-name="T15"> </text:span><text:span text:style-name="T37">rabud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10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astor</text:span><text:span text:style-name="T24"> </text:span><text:span text:style-name="T4">fiber</text:span><text:span text:style-name="T8"> </text:span><text:span text:style-name="T9">Linnaeus,</text:span><text:span text:style-name="T28"> </text:span><text:span text:style-name="T17">1758</text:span></text:p>
          </table:table-cell>
          <table:table-cell office:value-type="string">
            <text:p><text:span text:style-name="T9">Castor</text:span><text:span text:style-name="T28"> </text:span><text:span text:style-name="T37">europe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liomys</text:span><text:span text:style-name="T8"> </text:span><text:span text:style-name="T13">munbyanus</text:span></text:p>
          </table:table-cell>
          <table:table-cell office:value-type="string">
            <text:p><text:span text:style-name="T9">Lirón</text:span><text:span text:style-name="T39"> </text:span><text:span text:style-name="T9">careto</text:span><text:span text:style-name="T38"> </text:span><text:span text:style-name="T22">magrebí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Iberomys</text:span><text:span text:style-name="T8"> </text:span><text:span text:style-name="T9">(</text:span><text:span text:style-name="T4">Microtus</text:span><text:span text:style-name="T9">)</text:span><text:span text:style-name="T54"> </text:span><text:span text:style-name="T4">cabrerae</text:span><text:span text:style-name="T31"> </text:span><text:span text:style-name="T9">(Thomas,</text:span><text:span text:style-name="T54"> </text:span><text:span text:style-name="T22">1906)</text:span></text:p>
          </table:table-cell>
          <table:table-cell office:value-type="string">
            <text:p><text:span text:style-name="T9">Iberón,</text:span><text:span text:style-name="T70"> </text:span><text:span text:style-name="T9">Topillo</text:span><text:span text:style-name="T70"> </text:span><text:span text:style-name="T9">de</text:span><text:span text:style-name="T70"> </text:span><text:span text:style-name="T22">Cabrera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Canis</text:span><text:span text:style-name="T7"> </text:span><text:span text:style-name="T4">lupus</text:span><text:span text:style-name="T8"> </text:span><text:span text:style-name="T9">Linnaeus,</text:span><text:span text:style-name="T10"> </text:span><text:span text:style-name="T22">1758.</text:span></text:p>
          </table:table-cell>
          <table:table-cell office:value-type="string">
            <text:p>Lobo</text:p>
          </table:table-cell>
          <table:table-cell table:style-name="ce6" office:value-type="string">
            <text:p><text:span text:style-name="T9">Sur</text:span><text:span text:style-name="T38"> </text:span><text:span text:style-name="T9">del</text:span><text:span text:style-name="T38"> </text:span><text:span text:style-name="T22">Duero</text:span></text:p>
          </table:table-cell>
          <table:table-cell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Ursus</text:span><text:span text:style-name="T20"> </text:span><text:span text:style-name="T13">arctos</text:span></text:p>
          </table:table-cell>
          <table:table-cell office:value-type="string">
            <text:p><text:span text:style-name="T9">Oso</text:span><text:span text:style-name="T38"> </text:span><text:span text:style-name="T37">pard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Lutra</text:span><text:span text:style-name="T25"> </text:span><text:span text:style-name="T13">lutra</text:span></text:p>
          </table:table-cell>
          <table:table-cell office:value-type="string">
            <text:p>Nutria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ustela</text:span><text:span text:style-name="T18"> </text:span><text:span text:style-name="T13">erminea</text:span></text:p>
          </table:table-cell>
          <table:table-cell office:value-type="string">
            <text:p>Armiño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ustela</text:span><text:span text:style-name="T18"> </text:span><text:span text:style-name="T13">lutreola</text:span></text:p>
          </table:table-cell>
          <table:table-cell office:value-type="string">
            <text:p><text:span text:style-name="T9">Visón</text:span><text:span text:style-name="T77"> </text:span><text:span text:style-name="T67">europe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Felis</text:span><text:span text:style-name="T14"> </text:span><text:span text:style-name="T13">silvestris</text:span></text:p>
          </table:table-cell>
          <table:table-cell office:value-type="string">
            <text:p><text:span text:style-name="T9">Gato</text:span><text:span text:style-name="T38"> </text:span><text:span text:style-name="T67">monté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ynx</text:span><text:span text:style-name="T25"> </text:span><text:span text:style-name="T13">pardinus</text:span></text:p>
          </table:table-cell>
          <table:table-cell office:value-type="string">
            <text:p><text:span text:style-name="T9">Lince</text:span><text:span text:style-name="T68"> </text:span><text:span text:style-name="T37">ibéric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Monachus</text:span><text:span text:style-name="T19"> </text:span><text:span text:style-name="T13">monachus</text:span></text:p>
          </table:table-cell>
          <table:table-cell office:value-type="string">
            <text:p><text:span text:style-name="T9">Foca</text:span><text:span text:style-name="T39"> </text:span><text:span text:style-name="T9">monje</text:span><text:span text:style-name="T38"> </text:span><text:span text:style-name="T9">del</text:span><text:span text:style-name="T38"> </text:span><text:span text:style-name="T22">Mediterráneo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 table:number-rows-repeated="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Balaenoptera</text:span><text:span text:style-name="T14"> </text:span><text:span text:style-name="T13">acutorostrata</text:span></text:p>
          </table:table-cell>
          <table:table-cell office:value-type="string">
            <text:p><text:span text:style-name="T9">Rorcual</text:span><text:span text:style-name="T38"> </text:span><text:span text:style-name="T37">aliblanc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alaenoptera</text:span><text:span text:style-name="T14"> </text:span><text:span text:style-name="T6">borealis</text:span></text:p>
          </table:table-cell>
          <table:table-cell office:value-type="string">
            <text:p><text:span text:style-name="T9">Rorcual</text:span><text:span text:style-name="T38"> </text:span><text:span text:style-name="T37">norteño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alaenoptera</text:span><text:span text:style-name="T14"> </text:span><text:span text:style-name="T13">edeni/brydei</text:span></text:p>
          </table:table-cell>
          <table:table-cell office:value-type="string">
            <text:p><text:span text:style-name="T9">Rorcual</text:span><text:span text:style-name="T38"> </text:span><text:span text:style-name="T67">tropic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Balaenoptera</text:span><text:span text:style-name="T14"> </text:span><text:span text:style-name="T13">musculus</text:span></text:p>
          </table:table-cell>
          <table:table-cell office:value-type="string">
            <text:p><text:span text:style-name="T9">Rorcual</text:span><text:span text:style-name="T38"> </text:span><text:span text:style-name="T72">azu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Balaenoptera</text:span><text:span text:style-name="T14"> </text:span><text:span text:style-name="T6">physalus</text:span></text:p>
          </table:table-cell>
          <table:table-cell office:value-type="string">
            <text:p><text:span text:style-name="T9">Rorcual</text:span><text:span text:style-name="T38"> </text:span><text:span text:style-name="T67">común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Megaptera</text:span><text:span text:style-name="T14"> </text:span><text:span text:style-name="T6">novaeangliae</text:span></text:p>
          </table:table-cell>
          <table:table-cell office:value-type="string">
            <text:p>Yubarta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Kogia</text:span><text:span text:style-name="T18"> </text:span><text:span text:style-name="T13">breviceps</text:span></text:p>
          </table:table-cell>
          <table:table-cell office:value-type="string">
            <text:p><text:span text:style-name="T9">Cachalote</text:span><text:span text:style-name="T15"> </text:span><text:span text:style-name="T37">pigme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Kogia</text:span><text:span text:style-name="T18"> </text:span><text:span text:style-name="T26">sima</text:span></text:p>
          </table:table-cell>
          <table:table-cell office:value-type="string">
            <text:p><text:span text:style-name="T9">Cachalote</text:span><text:span text:style-name="T15"> </text:span><text:span text:style-name="T37">enano</text:span></text:p>
          </table:table-cell>
          <table:table-cell table:number-columns-repeated="2"/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Eubalaena</text:span><text:span text:style-name="T14"> </text:span><text:span text:style-name="T13">glacialis</text:span></text:p>
          </table:table-cell>
          <table:table-cell office:value-type="string">
            <text:p><text:span text:style-name="T9">Ballena</text:span><text:span text:style-name="T38"> </text:span><text:span text:style-name="T67">vasca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Physeter</text:span><text:span text:style-name="T33"> </text:span><text:span text:style-name="T13">macrocephalus</text:span></text:p>
          </table:table-cell>
          <table:table-cell office:value-type="string">
            <text:p>Cachalote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Delphinus</text:span><text:span text:style-name="T19"> </text:span><text:span text:style-name="T13">delphis</text:span></text:p>
          </table:table-cell>
          <table:table-cell office:value-type="string">
            <text:p><text:span text:style-name="T9">Delfín</text:span><text:span text:style-name="T68"> </text:span><text:span text:style-name="T58">común</text:span></text:p>
          </table:table-cell>
          <table:table-cell table:style-name="ce6" office:value-type="string">
            <text:p>Atlántico</text:p>
          </table:table-cell>
          <table:table-cell/>
        </table:table-row>
        <table:table-row table:style-name="ro1">
          <table:table-cell office:value-type="string">
            <text:p><text:span text:style-name="T4">Delphinus</text:span><text:span text:style-name="T19"> </text:span><text:span text:style-name="T13">delphis</text:span></text:p>
          </table:table-cell>
          <table:table-cell office:value-type="string">
            <text:p><text:span text:style-name="T9">Delfín</text:span><text:span text:style-name="T68"> </text:span><text:span text:style-name="T58">común</text:span></text:p>
          </table:table-cell>
          <table:table-cell table:style-name="ce6" office:value-type="string">
            <text:p>Mediterráneo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lobicephala</text:span><text:span text:style-name="T14"> </text:span><text:span text:style-name="T13">macrorhynchus</text:span></text:p>
          </table:table-cell>
          <table:table-cell office:value-type="string">
            <text:p><text:span text:style-name="T9">Calderón</text:span><text:span text:style-name="T15"> </text:span><text:span text:style-name="T37">tropical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1">
          <table:table-cell office:value-type="string">
            <text:p><text:span text:style-name="T4">Globicephala</text:span><text:span text:style-name="T14"> </text:span><text:span text:style-name="T13">melas</text:span></text:p>
          </table:table-cell>
          <table:table-cell office:value-type="string">
            <text:p><text:span text:style-name="T9">Calderón</text:span><text:span text:style-name="T15"> </text:span><text:span text:style-name="T72">común</text:span></text:p>
          </table:table-cell>
          <table:table-cell table:style-name="ce6" office:value-type="string">
            <text:p>Mediterráneo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Globicephala</text:span><text:span text:style-name="T14"> </text:span><text:span text:style-name="T13">melas</text:span></text:p>
          </table:table-cell>
          <table:table-cell office:value-type="string">
            <text:p><text:span text:style-name="T9">Calderón</text:span><text:span text:style-name="T15"> </text:span><text:span text:style-name="T72">común</text:span></text:p>
          </table:table-cell>
          <table:table-cell table:style-name="ce6" office:value-type="string">
            <text:p>Atlántico</text:p>
          </table:table-cell>
          <table:table-cell/>
        </table:table-row>
        <table:table-row table:style-name="ro2">
          <table:table-cell office:value-type="string">
            <text:p><text:span text:style-name="T4">Grampus</text:span><text:span text:style-name="T33"> </text:span><text:span text:style-name="T6">griseus</text:span></text:p>
          </table:table-cell>
          <table:table-cell office:value-type="string">
            <text:p><text:span text:style-name="T9">Calderón</text:span><text:span text:style-name="T15"> </text:span><text:span text:style-name="T58">gri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Lagenodelphis</text:span><text:span text:style-name="T63"> </text:span><text:span text:style-name="T13">hosei</text:span></text:p>
          </table:table-cell>
          <table:table-cell office:value-type="string">
            <text:p><text:span text:style-name="T9">Delfín</text:span><text:span text:style-name="T39"> </text:span><text:span text:style-name="T9">de</text:span><text:span text:style-name="T39"> </text:span><text:span text:style-name="T22">Fraser</text:span></text:p>
          </table:table-cell>
          <table:table-cell table:number-columns-repeated="2"/>
        </table:table-row>
        <table:table-row table:style-name="ro3">
          <table:table-cell office:value-type="string">
            <text:p><text:span text:style-name="T4">Orcinus</text:span><text:span text:style-name="T8"> </text:span><text:span text:style-name="T26">orca</text:span></text:p>
          </table:table-cell>
          <table:table-cell office:value-type="string">
            <text:p>Orca</text:p>
          </table:table-cell>
          <table:table-cell table:style-name="ce6" office:value-type="string">
            <text:p><text:span text:style-name="T9">Excepto</text:span><text:span text:style-name="T16"> </text:span><text:span text:style-name="T9">Estrecho</text:span><text:span text:style-name="T16"> </text:span><text:span text:style-name="T9">de</text:span><text:span text:style-name="T16"> </text:span><text:span text:style-name="T9">Gibraltar</text:span><text:span text:style-name="T42"> </text:span><text:span text:style-name="T80">y</text:span></text:p>
            <text:p><text:span text:style-name="T9">Golfo</text:span><text:span text:style-name="T39"> </text:span><text:span text:style-name="T9">de</text:span><text:span text:style-name="T39"> </text:span><text:span text:style-name="T22">Cádiz</text:span></text:p>
          </table:table-cell>
          <table:table-cell/>
        </table:table-row>
        <table:table-row table:style-name="ro3">
          <table:table-cell office:value-type="string">
            <text:p><text:span text:style-name="T4">Orcinus</text:span><text:span text:style-name="T8"> </text:span><text:span text:style-name="T26">orca</text:span></text:p>
          </table:table-cell>
          <table:table-cell office:value-type="string">
            <text:p>Orca</text:p>
          </table:table-cell>
          <table:table-cell table:style-name="ce6" office:value-type="string">
            <text:p><text:span text:style-name="T9">Estrecho</text:span><text:span text:style-name="T39"> </text:span><text:span text:style-name="T9">de</text:span><text:span text:style-name="T15"> </text:span><text:span text:style-name="T9">Gibraltar</text:span><text:span text:style-name="T15"> </text:span><text:span text:style-name="T9">y</text:span><text:span text:style-name="T15"> </text:span><text:span text:style-name="T9">Golfo</text:span><text:span text:style-name="T16"> </text:span><text:span text:style-name="T43">de</text:span></text:p>
            <text:p>Cádiz</text:p>
          </table:table-cell>
          <table:table-cell table:style-name="ce15" office:value-type="string">
            <text:p>Vulnerable</text:p>
          </table:table-cell>
        </table:table-row>
        <table:table-row table:style-name="ro2">
          <table:table-cell office:value-type="string">
            <text:p><text:span text:style-name="T4">Pseudorca</text:span><text:span text:style-name="T14"> </text:span><text:span text:style-name="T13">crassidens</text:span></text:p>
          </table:table-cell>
          <table:table-cell office:value-type="string">
            <text:p><text:span text:style-name="T9">Falsa</text:span><text:span text:style-name="T68"> </text:span><text:span text:style-name="T58">orca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nella</text:span><text:span text:style-name="T18"> </text:span><text:span text:style-name="T13">coeruleoalba</text:span></text:p>
          </table:table-cell>
          <table:table-cell office:value-type="string">
            <text:p><text:span text:style-name="T9">Delfín</text:span><text:span text:style-name="T68"> </text:span><text:span text:style-name="T37">listad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nella</text:span><text:span text:style-name="T18"> </text:span><text:span text:style-name="T13">frontalis</text:span></text:p>
          </table:table-cell>
          <table:table-cell office:value-type="string">
            <text:p><text:span text:style-name="T9">Delfín</text:span><text:span text:style-name="T39"> </text:span><text:span text:style-name="T9">moteado</text:span><text:span text:style-name="T38"> </text:span><text:span text:style-name="T9">del</text:span><text:span text:style-name="T38"> </text:span><text:span text:style-name="T22">Atlántico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Steno</text:span><text:span text:style-name="T18"> </text:span><text:span text:style-name="T13">bredanensis</text:span></text:p>
          </table:table-cell>
          <table:table-cell office:value-type="string">
            <text:p><text:span text:style-name="T9">Delfín</text:span><text:span text:style-name="T15"> </text:span><text:span text:style-name="T9">de</text:span><text:span text:style-name="T15"> </text:span><text:span text:style-name="T9">dientes</text:span><text:span text:style-name="T16"> </text:span><text:span text:style-name="T22">rugoso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Tursiops</text:span><text:span text:style-name="T64"> </text:span><text:span text:style-name="T13">truncatus</text:span></text:p>
          </table:table-cell>
          <table:table-cell office:value-type="string">
            <text:p><text:span text:style-name="T9">Delfín</text:span><text:span text:style-name="T39"> </text:span><text:span text:style-name="T67">mular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6"/>
          <table:table-cell table:style-name="ce20"/>
          <table:table-cell table:number-columns-repeated="2"/>
        </table:table-row>
        <table:table-row table:style-name="ro2">
          <table:table-cell table:style-name="ce7" office:value-type="string">
            <text:p><text:span text:style-name="T4">Phocoena</text:span><text:span text:style-name="T24"> </text:span><text:span text:style-name="T4">phocoena</text:span><text:span text:style-name="T24"> </text:span><text:span text:style-name="T9">(Linnaeus,</text:span><text:span text:style-name="T21"> </text:span><text:span text:style-name="T22">1758)</text:span></text:p>
          </table:table-cell>
          <table:table-cell office:value-type="string">
            <text:p><text:span text:style-name="T9">Marsopa</text:span><text:span text:style-name="T15"> </text:span><text:span text:style-name="T58">común</text:span></text:p>
          </table:table-cell>
          <table:table-cell/>
          <table:table-cell table:style-name="ce15" office:value-type="string">
            <text:p><text:span text:style-name="T9">En</text:span><text:span text:style-name="T39"> </text:span><text:span text:style-name="T9">peligro</text:span><text:span text:style-name="T39"> </text:span><text:span text:style-name="T9">de</text:span><text:span text:style-name="T39"> </text:span><text:span text:style-name="T22">extinción</text:span></text:p>
          </table:table-cell>
        </table:table-row>
        <table:table-row table:style-name="ro5">
          <table:table-cell table:style-name="ce6"/>
          <table:table-cell table:style-name="ce20"/>
          <table:table-cell table:number-columns-repeated="2"/>
        </table:table-row>
        <table:table-row table:style-name="ro2">
          <table:table-cell office:value-type="string">
            <text:p><text:span text:style-name="T4">Hyperoodon</text:span><text:span text:style-name="T7"> </text:span><text:span text:style-name="T13">ampulatus</text:span></text:p>
          </table:table-cell>
          <table:table-cell office:value-type="string">
            <text:p><text:span text:style-name="T9">Zifio</text:span><text:span text:style-name="T39"> </text:span><text:span text:style-name="T9">calderón</text:span><text:span text:style-name="T38"> </text:span><text:span text:style-name="T22">septentrional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plodon</text:span><text:span text:style-name="T7"> </text:span><text:span text:style-name="T13">densirostris</text:span></text:p>
          </table:table-cell>
          <table:table-cell office:value-type="string">
            <text:p><text:span text:style-name="T9">Zifio</text:span><text:span text:style-name="T66"> </text:span><text:span text:style-name="T9">de</text:span><text:span text:style-name="T39"> </text:span><text:span text:style-name="T22">Blainville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plodon</text:span><text:span text:style-name="T7"> </text:span><text:span text:style-name="T13">europaeus</text:span></text:p>
          </table:table-cell>
          <table:table-cell office:value-type="string">
            <text:p><text:span text:style-name="T9">Zifio</text:span><text:span text:style-name="T66"> </text:span><text:span text:style-name="T9">de</text:span><text:span text:style-name="T39"> </text:span><text:span text:style-name="T22">Gervais</text:span>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4">Mesoplodon</text:span><text:span text:style-name="T7"> </text:span><text:span text:style-name="T13">mirus</text:span></text:p>
          </table:table-cell>
          <table:table-cell office:value-type="string">
            <text:p><text:span text:style-name="T9">Zifio</text:span><text:span text:style-name="T66"> </text:span><text:span text:style-name="T9">de</text:span><text:span text:style-name="T39"> </text:span><text:span text:style-name="T17">True</text:span></text:p>
          </table:table-cell>
          <table:table-cell table:number-columns-repeated="2"/>
        </table:table-row>
        <table:table-row table:style-name="ro2">
          <table:table-cell table:style-name="ce7" office:value-type="string">
            <text:p><text:span text:style-name="T4">Ziphius</text:span><text:span text:style-name="T20"> </text:span><text:span text:style-name="T4">cavirostris</text:span><text:span text:style-name="T24"> </text:span><text:span text:style-name="T9">Cuvier,</text:span><text:span text:style-name="T28"> </text:span><text:span text:style-name="T22">1823.</text:span></text:p>
          </table:table-cell>
          <table:table-cell office:value-type="string">
            <text:p><text:span text:style-name="T9">Zifio</text:span><text:span text:style-name="T66"> </text:span><text:span text:style-name="T9">de</text:span><text:span text:style-name="T39"> </text:span><text:span text:style-name="T9">Cuvier,</text:span><text:span text:style-name="T66"> </text:span><text:span text:style-name="T9">Zifio</text:span><text:span text:style-name="T39"> </text:span><text:span text:style-name="T22">común.</text:span></text:p>
          </table:table-cell>
          <table:table-cell/>
          <table:table-cell table:style-name="ce15" office:value-type="string">
            <text:p>Vulnerable</text:p>
          </table:table-cell>
        </table:table-row>
        <table:table-row table:style-name="ro2">
          <table:table-cell table:style-name="ce1"/>
          <table:table-cell table:style-name="Default" table:number-columns-repeated="3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"/>
          <table:table-cell table:style-name="Default" table:number-columns-repeated="3"/>
        </table:table-row>
        <table:table-row table:style-name="ro2">
          <table:table-cell table:style-name="ce16"/>
          <table:table-cell table:style-name="Default" table:number-columns-repeated="3"/>
        </table:table-row>
        <table:table-row table:style-name="ro2">
          <table:table-cell table:style-name="ce22"/>
          <table:table-cell table:style-name="Default" table:number-columns-repeated="3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Arial" svg:font-family="Arial" style:font-family-generic="swiss" style:font-pitch="variable"/>
    <style:font-face style:name="Arial MT1" svg:font-family="'Arial M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22">22/10/2025</text:date>, <text:time>10:59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2T10:21:44.30</meta:creation-date>
    <dc:date>2025-10-22T10:59:22.71</dc:date>
    <meta:editing-duration>PT22M24S</meta:editing-duration>
    <meta:editing-cycles>2</meta:editing-cycles>
    <meta:generator>OpenOffice/4.1.5$Win32 OpenOffice.org_project/415m1$Build-9789</meta:generator>
    <meta:document-statistic meta:table-count="3" meta:cell-count="1636" meta:object-count="0"/>
  </office:meta>
</office:document-meta>
</file>